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42cm"/>
    </style:style>
    <style:style style:name="co6" style:family="table-column">
      <style:table-column-properties fo:break-before="auto" style:column-width="0.199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3.93cm"/>
    </style:style>
    <style:style style:name="co10" style:family="table-column">
      <style:table-column-properties fo:break-before="auto" style:column-width="2.745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1.752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1.969cm"/>
    </style:style>
    <style:style style:name="co15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0.661cm"/>
    </style:style>
    <style:style style:name="co17" style:family="table-column">
      <style:table-column-properties fo:break-before="auto" style:column-width="0.48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4" number:language="en" number:country="US">
      <number:month number:style="long" number:textual="true"/>
    </number:date-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9" style:family="table-cell" style:parent-style-name="Default" style:data-style-name="N10034">
      <style:table-cell-properties style:text-align-source="fix" style:repeat-content="false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0.26pt solid #000000"/>
      <style:paragraph-properties fo:text-align="justify" fo:margin-left="0cm"/>
      <style:text-properties fo:font-size="8pt" style:font-size-asian="8pt" style:font-size-complex="8pt"/>
    </style:style>
    <style:style style:name="ce12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 style:data-style-name="N107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 style:data-style-name="N107">
      <style:table-cell-properties style:text-align-source="fix" style:repeat-content="false"/>
      <style:paragraph-properties fo:text-align="justify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" style:family="table-cell" style:parent-style-name="Default" style:data-style-name="N107">
      <style:table-cell-properties fo:border-bottom="none" style:text-align-source="fix" style:repeat-content="false" fo:border-left="none" fo:border-right="none" fo:border-top="0.26pt solid #000000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107">
      <style:table-cell-properties fo:border-bottom="0.2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 style:data-style-name="N107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0.74pt dotte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" style:family="table-cell" style:parent-style-name="Default" style:data-style-name="N107">
      <style:table-cell-properties fo:border-bottom="none" style:text-align-source="fix" style:repeat-content="false" fo:border-left="none" fo:border-right="0.26pt solid #000000" fo:border-top="0.2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 style:data-style-name="N107">
      <style:table-cell-properties fo:border-bottom="none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7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7" style:family="table-cell" style:parent-style-name="Default">
      <style:text-properties fo:font-size="8pt" style:font-size-asian="8pt" style:font-size-complex="8pt"/>
    </style:style>
    <style:style style:name="ce42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0.26pt solid #000000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6" style:family="table-cell" style:parent-style-name="Default" style:data-style-name="N37"/>
    <style:style style:name="ce67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Calendar" table:style-name="ta1">
        <table:table-column table:style-name="co1" table:number-columns-repeated="7" table:default-cell-style-name="ce9"/>
        <table:table-column table:style-name="co2" table:default-cell-style-name="ce57"/>
        <table:table-column table:style-name="co1" table:number-columns-repeated="7" table:default-cell-style-name="ce57"/>
        <table:table-column table:style-name="co2" table:default-cell-style-name="ce57"/>
        <table:table-column table:style-name="co1" table:number-columns-repeated="7" table:default-cell-style-name="ce57"/>
        <table:table-column table:style-name="co3" table:number-columns-repeated="14" table:default-cell-style-name="Default"/>
        <table:table-column table:style-name="co3" table:number-columns-repeated="975" table:default-cell-style-name="ce57"/>
        <table:table-column table:style-name="co3" table:default-cell-style-name="Default"/>
        <table:table-row table:style-name="ro1">
          <table:table-cell table:style-name="ce17"/>
          <table:table-cell table:style-name="ce30" table:number-columns-repeated="4"/>
          <table:table-cell table:style-name="ce50" table:number-columns-spanned="13" table:number-rows-spanned="1"/>
          <table:covered-table-cell table:number-columns-repeated="10" table:style-name="ce30"/>
          <table:covered-table-cell table:style-name="ce47"/>
          <table:covered-table-cell table:style-name="ce30"/>
          <table:table-cell table:style-name="ce30" table:number-columns-repeated="995"/>
        </table:table-row>
        <table:table-row table:style-name="ro2">
          <table:table-cell table:style-name="ce17"/>
          <table:table-cell table:style-name="ce30" table:number-columns-repeated="15"/>
          <table:table-cell table:style-name="ce47"/>
          <table:table-cell table:style-name="ce30" table:number-columns-repeated="996"/>
        </table:table-row>
        <table:table-row table:style-name="ro1">
          <table:table-cell table:style-name="ce2" table:formula="of:=[$'Shadow calendar'.A1]" office:value-type="float" office:value="2021" calcext:value-type="float" table:number-columns-spanned="23" table:number-rows-spanned="1">
            <text:p>2021</text:p>
          </table:table-cell>
          <table:covered-table-cell table:number-columns-repeated="15" table:style-name="ce30"/>
          <table:covered-table-cell table:style-name="ce47"/>
          <table:covered-table-cell table:number-columns-repeated="6" table:style-name="ce30"/>
          <table:table-cell table:style-name="ce30" table:number-columns-repeated="990"/>
        </table:table-row>
        <table:table-row table:style-name="ro3">
          <table:table-cell table:style-name="ce29" table:formula="of:=[$Settings.C3]" office:value-type="date" office:date-value="2021-01-01" calcext:value-type="date" table:number-columns-spanned="7" table:number-rows-spanned="1">
            <text:p>January</text:p>
          </table:table-cell>
          <table:covered-table-cell table:number-columns-repeated="6"/>
          <table:table-cell/>
          <table:table-cell table:style-name="ce29" table:formula="of:=[$Settings.C4]" office:value-type="date" office:date-value="2021-02-01" calcext:value-type="date" table:number-columns-spanned="7" table:number-rows-spanned="1">
            <text:p>February</text:p>
          </table:table-cell>
          <table:covered-table-cell table:number-columns-repeated="6" table:style-name="ce9"/>
          <table:table-cell/>
          <table:table-cell table:style-name="ce29" table:formula="of:=[$Settings.C5]" office:value-type="date" office:date-value="2021-03-01" calcext:value-type="date" table:number-columns-spanned="7" table:number-rows-spanned="1">
            <text:p>March</text:p>
          </table:table-cell>
          <table:covered-table-cell table:number-columns-repeated="6" table:style-name="ce9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11" table:formula="of:=IF([$'Shadow calendar'.A4]&gt;=[$Settings.$C$3];IF( [$'Shadow calendar'.A4]&lt;=[$Settings.$C$4];[$'Shadow calendar'.A4];&quot;&quot;);&quot;&quot;)">
            <text:p/>
          </table:table-cell>
          <table:table-cell table:style-name="ce19" table:formula="of:=IF([$'Shadow calendar'.B4]&gt;=[$Settings.$C$3];[$'Shadow calendar'.B4];&quot;&quot;)">
            <text:p/>
          </table:table-cell>
          <table:table-cell table:style-name="ce19" table:formula="of:=IF([$'Shadow calendar'.C4]&gt;=[$Settings.$C$3];[$'Shadow calendar'.C4];&quot;&quot;)">
            <text:p/>
          </table:table-cell>
          <table:table-cell table:style-name="ce19" table:formula="of:=IF([$'Shadow calendar'.D4]&gt;=[$Settings.$C$3];[$'Shadow calendar'.D4];&quot;&quot;)">
            <text:p/>
          </table:table-cell>
          <table:table-cell table:style-name="ce19" table:formula="of:=IF([$'Shadow calendar'.E4]&gt;=[$Settings.$C$3];[$'Shadow calendar'.E4];&quot;&quot;)" office:value-type="date" office:date-value="2021-01-01" calcext:value-type="date">
            <text:p>1</text:p>
          </table:table-cell>
          <table:table-cell table:style-name="ce19" table:formula="of:=IF([$'Shadow calendar'.F4]&gt;=[$Settings.$C$3];[$'Shadow calendar'.F4];&quot;&quot;)" office:value-type="date" office:date-value="2021-01-02" calcext:value-type="date">
            <text:p>2</text:p>
          </table:table-cell>
          <table:table-cell table:style-name="ce25" table:formula="of:=IF([$'Shadow calendar'.G4]&gt;=[$Settings.$C$3];[$'Shadow calendar'.G4];&quot;&quot;)" office:value-type="date" office:date-value="2021-01-03" calcext:value-type="date">
            <text:p>3</text:p>
          </table:table-cell>
          <table:table-cell/>
          <table:table-cell table:style-name="ce11" table:formula="of:=IF([$'Shadow calendar'.I4]&gt;=[$Settings.$C$4];IF( [$'Shadow calendar'.I4]&lt;=[$Settings.$D$4];[$'Shadow calendar'.I4];&quot;&quot;);&quot;&quot;)" office:value-type="date" office:date-value="2021-02-01" calcext:value-type="date">
            <text:p>1</text:p>
          </table:table-cell>
          <table:table-cell table:style-name="ce19" table:formula="of:=IF([$'Shadow calendar'.J4]&gt;=[$Settings.$C$4];IF( [$'Shadow calendar'.J4]&lt;=[$Settings.$D$4];[$'Shadow calendar'.J4];&quot;&quot;);&quot;&quot;)" office:value-type="date" office:date-value="2021-02-02" calcext:value-type="date">
            <text:p>2</text:p>
          </table:table-cell>
          <table:table-cell table:style-name="ce19" table:formula="of:=IF([$'Shadow calendar'.K4]&gt;=[$Settings.$C$4];IF( [$'Shadow calendar'.K4]&lt;=[$Settings.$D$4];[$'Shadow calendar'.K4];&quot;&quot;);&quot;&quot;)" office:value-type="date" office:date-value="2021-02-03" calcext:value-type="date">
            <text:p>3</text:p>
          </table:table-cell>
          <table:table-cell table:style-name="ce19" table:formula="of:=IF([$'Shadow calendar'.L4]&gt;=[$Settings.$C$4];IF( [$'Shadow calendar'.L4]&lt;=[$Settings.$D$4];[$'Shadow calendar'.L4];&quot;&quot;);&quot;&quot;)" office:value-type="date" office:date-value="2021-02-04" calcext:value-type="date">
            <text:p>4</text:p>
          </table:table-cell>
          <table:table-cell table:style-name="ce19" table:formula="of:=IF([$'Shadow calendar'.M4]&gt;=[$Settings.$C$4];IF( [$'Shadow calendar'.M4]&lt;=[$Settings.$D$4];[$'Shadow calendar'.M4];&quot;&quot;);&quot;&quot;)" office:value-type="date" office:date-value="2021-02-05" calcext:value-type="date">
            <text:p>5</text:p>
          </table:table-cell>
          <table:table-cell table:style-name="ce19" table:formula="of:=IF([$'Shadow calendar'.N4]&gt;=[$Settings.$C$4];IF( [$'Shadow calendar'.N4]&lt;=[$Settings.$D$4];[$'Shadow calendar'.N4];&quot;&quot;);&quot;&quot;)" office:value-type="date" office:date-value="2021-02-06" calcext:value-type="date">
            <text:p>6</text:p>
          </table:table-cell>
          <table:table-cell table:style-name="ce25" table:formula="of:=IF([$'Shadow calendar'.O4]&gt;=[$Settings.$C$4];IF( [$'Shadow calendar'.O4]&lt;=[$Settings.$D$4];[$'Shadow calendar'.O4];&quot;&quot;);&quot;&quot;)" office:value-type="date" office:date-value="2021-02-07" calcext:value-type="date">
            <text:p>7</text:p>
          </table:table-cell>
          <table:table-cell/>
          <table:table-cell table:style-name="ce11" table:formula="of:=IF([$'Shadow calendar'.Q4]&gt;=[$Settings.$C$5];IF( [$'Shadow calendar'.Q4]&lt;=[$Settings.$D$5];[$'Shadow calendar'.Q4];&quot;&quot;);&quot;&quot;)" office:value-type="date" office:date-value="2021-03-01" calcext:value-type="date">
            <text:p>1</text:p>
          </table:table-cell>
          <table:table-cell table:style-name="ce19" table:formula="of:=IF([$'Shadow calendar'.R4]&gt;=[$Settings.$C$5];IF( [$'Shadow calendar'.R4]&lt;=[$Settings.$D$5];[$'Shadow calendar'.R4];&quot;&quot;);&quot;&quot;)" office:value-type="date" office:date-value="2021-03-02" calcext:value-type="date">
            <text:p>2</text:p>
          </table:table-cell>
          <table:table-cell table:style-name="ce19" table:formula="of:=IF([$'Shadow calendar'.S4]&gt;=[$Settings.$C$5];IF( [$'Shadow calendar'.S4]&lt;=[$Settings.$D$5];[$'Shadow calendar'.S4];&quot;&quot;);&quot;&quot;)" office:value-type="date" office:date-value="2021-03-03" calcext:value-type="date">
            <text:p>3</text:p>
          </table:table-cell>
          <table:table-cell table:style-name="ce19" table:formula="of:=IF([$'Shadow calendar'.T4]&gt;=[$Settings.$C$5];IF( [$'Shadow calendar'.T4]&lt;=[$Settings.$D$5];[$'Shadow calendar'.T4];&quot;&quot;);&quot;&quot;)" office:value-type="date" office:date-value="2021-03-04" calcext:value-type="date">
            <text:p>4</text:p>
          </table:table-cell>
          <table:table-cell table:style-name="ce19" table:formula="of:=IF([$'Shadow calendar'.U4]&gt;=[$Settings.$C$5];IF( [$'Shadow calendar'.U4]&lt;=[$Settings.$D$5];[$'Shadow calendar'.U4];&quot;&quot;);&quot;&quot;)" office:value-type="date" office:date-value="2021-03-05" calcext:value-type="date">
            <text:p>5</text:p>
          </table:table-cell>
          <table:table-cell table:style-name="ce19" table:formula="of:=IF([$'Shadow calendar'.V4]&gt;=[$Settings.$C$5];IF( [$'Shadow calendar'.V4]&lt;=[$Settings.$D$5];[$'Shadow calendar'.V4];&quot;&quot;);&quot;&quot;)" office:value-type="date" office:date-value="2021-03-06" calcext:value-type="date">
            <text:p>6</text:p>
          </table:table-cell>
          <table:table-cell table:style-name="ce25" table:formula="of:=IF([$'Shadow calendar'.W4]&gt;=[$Settings.$C$5];IF( [$'Shadow calendar'.W4]&lt;=[$Settings.$D$5];[$'Shadow calendar'.W4];&quot;&quot;);&quot;&quot;)" office:value-type="date" office:date-value="2021-03-07" calcext:value-type="date">
            <text:p>7</text:p>
          </table:table-cell>
          <table:table-cell table:number-columns-repeated="990"/>
        </table:table-row>
        <table:table-row table:style-name="ro3">
          <table:table-cell table:style-name="ce12" table:formula="of:=[$'Shadow calendar'.A5]" office:value-type="date" office:date-value="2021-01-04" calcext:value-type="date">
            <text:p>4</text:p>
          </table:table-cell>
          <table:table-cell table:style-name="ce41" table:formula="of:=[$'Shadow calendar'.B5]" office:value-type="date" office:date-value="2021-01-05" calcext:value-type="date">
            <text:p>5</text:p>
          </table:table-cell>
          <table:table-cell table:style-name="ce41" table:formula="of:=[$'Shadow calendar'.C5]" office:value-type="date" office:date-value="2021-01-06" calcext:value-type="date">
            <text:p>6</text:p>
          </table:table-cell>
          <table:table-cell table:style-name="ce41" table:formula="of:=[$'Shadow calendar'.D5]" office:value-type="date" office:date-value="2021-01-07" calcext:value-type="date">
            <text:p>7</text:p>
          </table:table-cell>
          <table:table-cell table:style-name="ce41" table:formula="of:=[$'Shadow calendar'.E5]" office:value-type="date" office:date-value="2021-01-08" calcext:value-type="date">
            <text:p>8</text:p>
          </table:table-cell>
          <table:table-cell table:style-name="ce41" table:formula="of:=[$'Shadow calendar'.F5]" office:value-type="date" office:date-value="2021-01-09" calcext:value-type="date">
            <text:p>9</text:p>
          </table:table-cell>
          <table:table-cell table:style-name="ce26" table:formula="of:=[$'Shadow calendar'.G5]" office:value-type="date" office:date-value="2021-01-10" calcext:value-type="date">
            <text:p>10</text:p>
          </table:table-cell>
          <table:table-cell/>
          <table:table-cell table:style-name="ce12" table:formula="of:=IF([$'Shadow calendar'.I5]&gt;=[$Settings.$C$4];IF( [$'Shadow calendar'.I5]&lt;=[$Settings.$D$4];[$'Shadow calendar'.I5];&quot;&quot;);&quot;&quot;)" office:value-type="date" office:date-value="2021-02-08" calcext:value-type="date">
            <text:p>8</text:p>
          </table:table-cell>
          <table:table-cell table:style-name="ce41" table:formula="of:=IF([$'Shadow calendar'.J5]&gt;=[$Settings.$C$4];IF( [$'Shadow calendar'.J5]&lt;=[$Settings.$D$4];[$'Shadow calendar'.J5];&quot;&quot;);&quot;&quot;)" office:value-type="date" office:date-value="2021-02-09" calcext:value-type="date">
            <text:p>9</text:p>
          </table:table-cell>
          <table:table-cell table:style-name="ce41" table:formula="of:=IF([$'Shadow calendar'.K5]&gt;=[$Settings.$C$4];IF( [$'Shadow calendar'.K5]&lt;=[$Settings.$D$4];[$'Shadow calendar'.K5];&quot;&quot;);&quot;&quot;)" office:value-type="date" office:date-value="2021-02-10" calcext:value-type="date">
            <text:p>10</text:p>
          </table:table-cell>
          <table:table-cell table:style-name="ce41" table:formula="of:=IF([$'Shadow calendar'.L5]&gt;=[$Settings.$C$4];IF( [$'Shadow calendar'.L5]&lt;=[$Settings.$D$4];[$'Shadow calendar'.L5];&quot;&quot;);&quot;&quot;)" office:value-type="date" office:date-value="2021-02-11" calcext:value-type="date">
            <text:p>11</text:p>
          </table:table-cell>
          <table:table-cell table:style-name="ce41" table:formula="of:=IF([$'Shadow calendar'.M5]&gt;=[$Settings.$C$4];IF( [$'Shadow calendar'.M5]&lt;=[$Settings.$D$4];[$'Shadow calendar'.M5];&quot;&quot;);&quot;&quot;)" office:value-type="date" office:date-value="2021-02-12" calcext:value-type="date">
            <text:p>12</text:p>
          </table:table-cell>
          <table:table-cell table:style-name="ce41" table:formula="of:=IF([$'Shadow calendar'.N5]&gt;=[$Settings.$C$4];IF( [$'Shadow calendar'.N5]&lt;=[$Settings.$D$4];[$'Shadow calendar'.N5];&quot;&quot;);&quot;&quot;)" office:value-type="date" office:date-value="2021-02-13" calcext:value-type="date">
            <text:p>13</text:p>
          </table:table-cell>
          <table:table-cell table:style-name="ce26" table:formula="of:=IF([$'Shadow calendar'.O5]&gt;=[$Settings.$C$4];IF( [$'Shadow calendar'.O5]&lt;=[$Settings.$D$4];[$'Shadow calendar'.O5];&quot;&quot;);&quot;&quot;)" office:value-type="date" office:date-value="2021-02-14" calcext:value-type="date">
            <text:p>14</text:p>
          </table:table-cell>
          <table:table-cell/>
          <table:table-cell table:style-name="ce12" table:formula="of:=IF([$'Shadow calendar'.Q5]&gt;=[$Settings.$C$5];IF( [$'Shadow calendar'.Q5]&lt;=[$Settings.$D$5];[$'Shadow calendar'.Q5];&quot;&quot;);&quot;&quot;)" office:value-type="date" office:date-value="2021-03-08" calcext:value-type="date">
            <text:p>8</text:p>
          </table:table-cell>
          <table:table-cell table:style-name="ce41" table:formula="of:=IF([$'Shadow calendar'.R5]&gt;=[$Settings.$C$5];IF( [$'Shadow calendar'.R5]&lt;=[$Settings.$D$5];[$'Shadow calendar'.R5];&quot;&quot;);&quot;&quot;)" office:value-type="date" office:date-value="2021-03-09" calcext:value-type="date">
            <text:p>9</text:p>
          </table:table-cell>
          <table:table-cell table:style-name="ce41" table:formula="of:=IF([$'Shadow calendar'.S5]&gt;=[$Settings.$C$5];IF( [$'Shadow calendar'.S5]&lt;=[$Settings.$D$5];[$'Shadow calendar'.S5];&quot;&quot;);&quot;&quot;)" office:value-type="date" office:date-value="2021-03-10" calcext:value-type="date">
            <text:p>10</text:p>
          </table:table-cell>
          <table:table-cell table:style-name="ce41" table:formula="of:=IF([$'Shadow calendar'.T5]&gt;=[$Settings.$C$5];IF( [$'Shadow calendar'.T5]&lt;=[$Settings.$D$5];[$'Shadow calendar'.T5];&quot;&quot;);&quot;&quot;)" office:value-type="date" office:date-value="2021-03-11" calcext:value-type="date">
            <text:p>11</text:p>
          </table:table-cell>
          <table:table-cell table:style-name="ce41" table:formula="of:=IF([$'Shadow calendar'.U5]&gt;=[$Settings.$C$5];IF( [$'Shadow calendar'.U5]&lt;=[$Settings.$D$5];[$'Shadow calendar'.U5];&quot;&quot;);&quot;&quot;)" office:value-type="date" office:date-value="2021-03-12" calcext:value-type="date">
            <text:p>12</text:p>
          </table:table-cell>
          <table:table-cell table:style-name="ce41" table:formula="of:=IF([$'Shadow calendar'.V5]&gt;=[$Settings.$C$5];IF( [$'Shadow calendar'.V5]&lt;=[$Settings.$D$5];[$'Shadow calendar'.V5];&quot;&quot;);&quot;&quot;)" office:value-type="date" office:date-value="2021-03-13" calcext:value-type="date">
            <text:p>13</text:p>
          </table:table-cell>
          <table:table-cell table:style-name="ce26" table:formula="of:=IF([$'Shadow calendar'.W5]&gt;=[$Settings.$C$5];IF( [$'Shadow calendar'.W5]&lt;=[$Settings.$D$5];[$'Shadow calendar'.W5];&quot;&quot;);&quot;&quot;)" office:value-type="date" office:date-value="2021-03-14" calcext:value-type="date">
            <text:p>14</text:p>
          </table:table-cell>
          <table:table-cell table:number-columns-repeated="990"/>
        </table:table-row>
        <table:table-row table:style-name="ro3">
          <table:table-cell table:style-name="ce12" table:formula="of:=[$'Shadow calendar'.A6]" office:value-type="date" office:date-value="2021-01-11" calcext:value-type="date">
            <text:p>11</text:p>
          </table:table-cell>
          <table:table-cell table:style-name="ce41" table:formula="of:=[$'Shadow calendar'.B6]" office:value-type="date" office:date-value="2021-01-12" calcext:value-type="date">
            <text:p>12</text:p>
          </table:table-cell>
          <table:table-cell table:style-name="ce41" table:formula="of:=[$'Shadow calendar'.C6]" office:value-type="date" office:date-value="2021-01-13" calcext:value-type="date">
            <text:p>13</text:p>
          </table:table-cell>
          <table:table-cell table:style-name="ce41" table:formula="of:=[$'Shadow calendar'.D6]" office:value-type="date" office:date-value="2021-01-14" calcext:value-type="date">
            <text:p>14</text:p>
          </table:table-cell>
          <table:table-cell table:style-name="ce41" table:formula="of:=[$'Shadow calendar'.E6]" office:value-type="date" office:date-value="2021-01-15" calcext:value-type="date">
            <text:p>15</text:p>
          </table:table-cell>
          <table:table-cell table:style-name="ce41" table:formula="of:=[$'Shadow calendar'.F6]" office:value-type="date" office:date-value="2021-01-16" calcext:value-type="date">
            <text:p>16</text:p>
          </table:table-cell>
          <table:table-cell table:style-name="ce26" table:formula="of:=[$'Shadow calendar'.G6]" office:value-type="date" office:date-value="2021-01-17" calcext:value-type="date">
            <text:p>17</text:p>
          </table:table-cell>
          <table:table-cell/>
          <table:table-cell table:style-name="ce12" table:formula="of:=IF([$'Shadow calendar'.I6]&gt;=[$Settings.$C$4];IF( [$'Shadow calendar'.I6]&lt;=[$Settings.$D$4];[$'Shadow calendar'.I6];&quot;&quot;);&quot;&quot;)" office:value-type="date" office:date-value="2021-02-15" calcext:value-type="date">
            <text:p>15</text:p>
          </table:table-cell>
          <table:table-cell table:style-name="ce41" table:formula="of:=IF([$'Shadow calendar'.J6]&gt;=[$Settings.$C$4];IF( [$'Shadow calendar'.J6]&lt;=[$Settings.$D$4];[$'Shadow calendar'.J6];&quot;&quot;);&quot;&quot;)" office:value-type="date" office:date-value="2021-02-16" calcext:value-type="date">
            <text:p>16</text:p>
          </table:table-cell>
          <table:table-cell table:style-name="ce41" table:formula="of:=IF([$'Shadow calendar'.K6]&gt;=[$Settings.$C$4];IF( [$'Shadow calendar'.K6]&lt;=[$Settings.$D$4];[$'Shadow calendar'.K6];&quot;&quot;);&quot;&quot;)" office:value-type="date" office:date-value="2021-02-17" calcext:value-type="date">
            <text:p>17</text:p>
          </table:table-cell>
          <table:table-cell table:style-name="ce41" table:formula="of:=IF([$'Shadow calendar'.L6]&gt;=[$Settings.$C$4];IF( [$'Shadow calendar'.L6]&lt;=[$Settings.$D$4];[$'Shadow calendar'.L6];&quot;&quot;);&quot;&quot;)" office:value-type="date" office:date-value="2021-02-18" calcext:value-type="date">
            <text:p>18</text:p>
          </table:table-cell>
          <table:table-cell table:style-name="ce41" table:formula="of:=IF([$'Shadow calendar'.M6]&gt;=[$Settings.$C$4];IF( [$'Shadow calendar'.M6]&lt;=[$Settings.$D$4];[$'Shadow calendar'.M6];&quot;&quot;);&quot;&quot;)" office:value-type="date" office:date-value="2021-02-19" calcext:value-type="date">
            <text:p>19</text:p>
          </table:table-cell>
          <table:table-cell table:style-name="ce41" table:formula="of:=IF([$'Shadow calendar'.N6]&gt;=[$Settings.$C$4];IF( [$'Shadow calendar'.N6]&lt;=[$Settings.$D$4];[$'Shadow calendar'.N6];&quot;&quot;);&quot;&quot;)" office:value-type="date" office:date-value="2021-02-20" calcext:value-type="date">
            <text:p>20</text:p>
          </table:table-cell>
          <table:table-cell table:style-name="ce26" table:formula="of:=IF([$'Shadow calendar'.O6]&gt;=[$Settings.$C$4];IF( [$'Shadow calendar'.O6]&lt;=[$Settings.$D$4];[$'Shadow calendar'.O6];&quot;&quot;);&quot;&quot;)" office:value-type="date" office:date-value="2021-02-21" calcext:value-type="date">
            <text:p>21</text:p>
          </table:table-cell>
          <table:table-cell/>
          <table:table-cell table:style-name="ce12" table:formula="of:=IF([$'Shadow calendar'.Q6]&gt;=[$Settings.$C$5];IF( [$'Shadow calendar'.Q6]&lt;=[$Settings.$D$5];[$'Shadow calendar'.Q6];&quot;&quot;);&quot;&quot;)" office:value-type="date" office:date-value="2021-03-15" calcext:value-type="date">
            <text:p>15</text:p>
          </table:table-cell>
          <table:table-cell table:style-name="ce41" table:formula="of:=IF([$'Shadow calendar'.R6]&gt;=[$Settings.$C$5];IF( [$'Shadow calendar'.R6]&lt;=[$Settings.$D$5];[$'Shadow calendar'.R6];&quot;&quot;);&quot;&quot;)" office:value-type="date" office:date-value="2021-03-16" calcext:value-type="date">
            <text:p>16</text:p>
          </table:table-cell>
          <table:table-cell table:style-name="ce41" table:formula="of:=IF([$'Shadow calendar'.S6]&gt;=[$Settings.$C$5];IF( [$'Shadow calendar'.S6]&lt;=[$Settings.$D$5];[$'Shadow calendar'.S6];&quot;&quot;);&quot;&quot;)" office:value-type="date" office:date-value="2021-03-17" calcext:value-type="date">
            <text:p>17</text:p>
          </table:table-cell>
          <table:table-cell table:style-name="ce41" table:formula="of:=IF([$'Shadow calendar'.T6]&gt;=[$Settings.$C$5];IF( [$'Shadow calendar'.T6]&lt;=[$Settings.$D$5];[$'Shadow calendar'.T6];&quot;&quot;);&quot;&quot;)" office:value-type="date" office:date-value="2021-03-18" calcext:value-type="date">
            <text:p>18</text:p>
          </table:table-cell>
          <table:table-cell table:style-name="ce41" table:formula="of:=IF([$'Shadow calendar'.U6]&gt;=[$Settings.$C$5];IF( [$'Shadow calendar'.U6]&lt;=[$Settings.$D$5];[$'Shadow calendar'.U6];&quot;&quot;);&quot;&quot;)" office:value-type="date" office:date-value="2021-03-19" calcext:value-type="date">
            <text:p>19</text:p>
          </table:table-cell>
          <table:table-cell table:style-name="ce41" table:formula="of:=IF([$'Shadow calendar'.V6]&gt;=[$Settings.$C$5];IF( [$'Shadow calendar'.V6]&lt;=[$Settings.$D$5];[$'Shadow calendar'.V6];&quot;&quot;);&quot;&quot;)" office:value-type="date" office:date-value="2021-03-20" calcext:value-type="date">
            <text:p>20</text:p>
          </table:table-cell>
          <table:table-cell table:style-name="ce26" table:formula="of:=IF([$'Shadow calendar'.W6]&gt;=[$Settings.$C$5];IF( [$'Shadow calendar'.W6]&lt;=[$Settings.$D$5];[$'Shadow calendar'.W6];&quot;&quot;);&quot;&quot;)" office:value-type="date" office:date-value="2021-03-21" calcext:value-type="date">
            <text:p>21</text:p>
          </table:table-cell>
          <table:table-cell table:number-columns-repeated="990"/>
        </table:table-row>
        <table:table-row table:style-name="ro3">
          <table:table-cell table:style-name="ce12" table:formula="of:=[$'Shadow calendar'.A7]" office:value-type="date" office:date-value="2021-01-18" calcext:value-type="date">
            <text:p>18</text:p>
          </table:table-cell>
          <table:table-cell table:style-name="ce41" table:formula="of:=[$'Shadow calendar'.B7]" office:value-type="date" office:date-value="2021-01-19" calcext:value-type="date">
            <text:p>19</text:p>
          </table:table-cell>
          <table:table-cell table:style-name="ce41" table:formula="of:=[$'Shadow calendar'.C7]" office:value-type="date" office:date-value="2021-01-20" calcext:value-type="date">
            <text:p>20</text:p>
          </table:table-cell>
          <table:table-cell table:style-name="ce41" table:formula="of:=[$'Shadow calendar'.D7]" office:value-type="date" office:date-value="2021-01-21" calcext:value-type="date">
            <text:p>21</text:p>
          </table:table-cell>
          <table:table-cell table:style-name="ce41" table:formula="of:=[$'Shadow calendar'.E7]" office:value-type="date" office:date-value="2021-01-22" calcext:value-type="date">
            <text:p>22</text:p>
          </table:table-cell>
          <table:table-cell table:style-name="ce41" table:formula="of:=[$'Shadow calendar'.F7]" office:value-type="date" office:date-value="2021-01-23" calcext:value-type="date">
            <text:p>23</text:p>
          </table:table-cell>
          <table:table-cell table:style-name="ce26" table:formula="of:=[$'Shadow calendar'.G7]" office:value-type="date" office:date-value="2021-01-24" calcext:value-type="date">
            <text:p>24</text:p>
          </table:table-cell>
          <table:table-cell/>
          <table:table-cell table:style-name="ce12" table:formula="of:=IF([$'Shadow calendar'.I7]&gt;=[$Settings.$D$3];IF( [$'Shadow calendar'.I7]&lt;=[$Settings.$D$4];[$'Shadow calendar'.I7];&quot;&quot;);&quot;&quot;)" office:value-type="date" office:date-value="2021-02-22" calcext:value-type="date">
            <text:p>22</text:p>
          </table:table-cell>
          <table:table-cell table:style-name="ce41" table:formula="of:=IF([$'Shadow calendar'.J7]&gt;=[$Settings.$D$3];IF( [$'Shadow calendar'.J7]&lt;=[$Settings.$D$4];[$'Shadow calendar'.J7];&quot;&quot;);&quot;&quot;)" office:value-type="date" office:date-value="2021-02-23" calcext:value-type="date">
            <text:p>23</text:p>
          </table:table-cell>
          <table:table-cell table:style-name="ce41" table:formula="of:=IF([$'Shadow calendar'.K7]&gt;=[$Settings.$D$3];IF( [$'Shadow calendar'.K7]&lt;=[$Settings.$D$4];[$'Shadow calendar'.K7];&quot;&quot;);&quot;&quot;)" office:value-type="date" office:date-value="2021-02-24" calcext:value-type="date">
            <text:p>24</text:p>
          </table:table-cell>
          <table:table-cell table:style-name="ce41" table:formula="of:=IF([$'Shadow calendar'.L7]&gt;=[$Settings.$D$3];IF( [$'Shadow calendar'.L7]&lt;=[$Settings.$D$4];[$'Shadow calendar'.L7];&quot;&quot;);&quot;&quot;)" office:value-type="date" office:date-value="2021-02-25" calcext:value-type="date">
            <text:p>25</text:p>
          </table:table-cell>
          <table:table-cell table:style-name="ce41" table:formula="of:=IF([$'Shadow calendar'.M7]&gt;=[$Settings.$D$3];IF( [$'Shadow calendar'.M7]&lt;=[$Settings.$D$4];[$'Shadow calendar'.M7];&quot;&quot;);&quot;&quot;)" office:value-type="date" office:date-value="2021-02-26" calcext:value-type="date">
            <text:p>26</text:p>
          </table:table-cell>
          <table:table-cell table:style-name="ce41" table:formula="of:=IF([$'Shadow calendar'.N7]&gt;=[$Settings.$D$3];IF( [$'Shadow calendar'.N7]&lt;=[$Settings.$D$4];[$'Shadow calendar'.N7];&quot;&quot;);&quot;&quot;)" office:value-type="date" office:date-value="2021-02-27" calcext:value-type="date">
            <text:p>27</text:p>
          </table:table-cell>
          <table:table-cell table:style-name="ce26" table:formula="of:=IF([$'Shadow calendar'.O7]&gt;=[$Settings.$D$3];IF( [$'Shadow calendar'.O7]&lt;=[$Settings.$D$4];[$'Shadow calendar'.O7];&quot;&quot;);&quot;&quot;)" office:value-type="date" office:date-value="2021-02-28" calcext:value-type="date">
            <text:p>28</text:p>
          </table:table-cell>
          <table:table-cell/>
          <table:table-cell table:style-name="ce12" table:formula="of:=IF([$'Shadow calendar'.Q7]&gt;=[$Settings.$C$5];IF( [$'Shadow calendar'.Q7]&lt;=[$Settings.$D$5];[$'Shadow calendar'.Q7];&quot;&quot;);&quot;&quot;)" office:value-type="date" office:date-value="2021-03-22" calcext:value-type="date">
            <text:p>22</text:p>
          </table:table-cell>
          <table:table-cell table:style-name="ce41" table:formula="of:=IF([$'Shadow calendar'.R7]&gt;=[$Settings.$C$5];IF( [$'Shadow calendar'.R7]&lt;=[$Settings.$D$5];[$'Shadow calendar'.R7];&quot;&quot;);&quot;&quot;)" office:value-type="date" office:date-value="2021-03-23" calcext:value-type="date">
            <text:p>23</text:p>
          </table:table-cell>
          <table:table-cell table:style-name="ce41" table:formula="of:=IF([$'Shadow calendar'.S7]&gt;=[$Settings.$C$5];IF( [$'Shadow calendar'.S7]&lt;=[$Settings.$D$5];[$'Shadow calendar'.S7];&quot;&quot;);&quot;&quot;)" office:value-type="date" office:date-value="2021-03-24" calcext:value-type="date">
            <text:p>24</text:p>
          </table:table-cell>
          <table:table-cell table:style-name="ce41" table:formula="of:=IF([$'Shadow calendar'.T7]&gt;=[$Settings.$C$5];IF( [$'Shadow calendar'.T7]&lt;=[$Settings.$D$5];[$'Shadow calendar'.T7];&quot;&quot;);&quot;&quot;)" office:value-type="date" office:date-value="2021-03-25" calcext:value-type="date">
            <text:p>25</text:p>
          </table:table-cell>
          <table:table-cell table:style-name="ce41" table:formula="of:=IF([$'Shadow calendar'.U7]&gt;=[$Settings.$C$5];IF( [$'Shadow calendar'.U7]&lt;=[$Settings.$D$5];[$'Shadow calendar'.U7];&quot;&quot;);&quot;&quot;)" office:value-type="date" office:date-value="2021-03-26" calcext:value-type="date">
            <text:p>26</text:p>
          </table:table-cell>
          <table:table-cell table:style-name="ce41" table:formula="of:=IF([$'Shadow calendar'.V7]&gt;=[$Settings.$C$5];IF( [$'Shadow calendar'.V7]&lt;=[$Settings.$D$5];[$'Shadow calendar'.V7];&quot;&quot;);&quot;&quot;)" office:value-type="date" office:date-value="2021-03-27" calcext:value-type="date">
            <text:p>27</text:p>
          </table:table-cell>
          <table:table-cell table:style-name="ce26" table:formula="of:=IF([$'Shadow calendar'.W7]&gt;=[$Settings.$C$5];IF( [$'Shadow calendar'.W7]&lt;=[$Settings.$D$5];[$'Shadow calendar'.W7];&quot;&quot;);&quot;&quot;)" office:value-type="date" office:date-value="2021-03-28" calcext:value-type="date">
            <text:p>28</text:p>
          </table:table-cell>
          <table:table-cell table:number-columns-repeated="990"/>
        </table:table-row>
        <table:table-row table:style-name="ro3">
          <table:table-cell table:style-name="ce12" table:formula="of:=[$'Shadow calendar'.A8]" office:value-type="date" office:date-value="2021-01-25" calcext:value-type="date">
            <text:p>25</text:p>
          </table:table-cell>
          <table:table-cell table:style-name="ce41" table:formula="of:=[$'Shadow calendar'.B8]" office:value-type="date" office:date-value="2021-01-26" calcext:value-type="date">
            <text:p>26</text:p>
          </table:table-cell>
          <table:table-cell table:style-name="ce41" table:formula="of:=[$'Shadow calendar'.C8]" office:value-type="date" office:date-value="2021-01-27" calcext:value-type="date">
            <text:p>27</text:p>
          </table:table-cell>
          <table:table-cell table:style-name="ce41" table:formula="of:=[$'Shadow calendar'.D8]" office:value-type="date" office:date-value="2021-01-28" calcext:value-type="date">
            <text:p>28</text:p>
          </table:table-cell>
          <table:table-cell table:style-name="ce41" table:formula="of:=[$'Shadow calendar'.E8]" office:value-type="date" office:date-value="2021-01-29" calcext:value-type="date">
            <text:p>29</text:p>
          </table:table-cell>
          <table:table-cell table:style-name="ce41" table:formula="of:=[$'Shadow calendar'.F8]" office:value-type="date" office:date-value="2021-01-30" calcext:value-type="date">
            <text:p>30</text:p>
          </table:table-cell>
          <table:table-cell table:style-name="ce26" table:formula="of:=[$'Shadow calendar'.G8]" office:value-type="date" office:date-value="2021-01-31" calcext:value-type="date">
            <text:p>31</text:p>
          </table:table-cell>
          <table:table-cell/>
          <table:table-cell table:style-name="ce12" table:formula="of:=IF([$'Shadow calendar'.I8]&gt;=[$Settings.$C$4];IF( [$'Shadow calendar'.I8]&lt;=[$Settings.$D$4];[$'Shadow calendar'.I8];&quot;&quot;);&quot;&quot;)">
            <text:p/>
          </table:table-cell>
          <table:table-cell table:style-name="ce41" table:formula="of:=IF([$'Shadow calendar'.J8]&gt;=[$Settings.$C$4];IF( [$'Shadow calendar'.J8]&lt;=[$Settings.$D$4];[$'Shadow calendar'.J8];&quot;&quot;);&quot;&quot;)">
            <text:p/>
          </table:table-cell>
          <table:table-cell table:style-name="ce41" table:formula="of:=IF([$'Shadow calendar'.K8]&gt;=[$Settings.$C$4];IF( [$'Shadow calendar'.K8]&lt;=[$Settings.$D$4];[$'Shadow calendar'.K8];&quot;&quot;);&quot;&quot;)">
            <text:p/>
          </table:table-cell>
          <table:table-cell table:style-name="ce41" table:formula="of:=IF([$'Shadow calendar'.L8]&gt;=[$Settings.$C$4];IF( [$'Shadow calendar'.L8]&lt;=[$Settings.$D$4];[$'Shadow calendar'.L8];&quot;&quot;);&quot;&quot;)">
            <text:p/>
          </table:table-cell>
          <table:table-cell table:style-name="ce41" table:formula="of:=IF([$'Shadow calendar'.M8]&gt;=[$Settings.$C$4];IF( [$'Shadow calendar'.M8]&lt;=[$Settings.$D$4];[$'Shadow calendar'.M8];&quot;&quot;);&quot;&quot;)">
            <text:p/>
          </table:table-cell>
          <table:table-cell table:style-name="ce41" table:formula="of:=IF([$'Shadow calendar'.N8]&gt;=[$Settings.$C$4];IF( [$'Shadow calendar'.N8]&lt;=[$Settings.$D$4];[$'Shadow calendar'.N8];&quot;&quot;);&quot;&quot;)">
            <text:p/>
          </table:table-cell>
          <table:table-cell table:style-name="ce26" table:formula="of:=IF([$'Shadow calendar'.O8]&gt;=[$Settings.$C$4];IF( [$'Shadow calendar'.O8]&lt;=[$Settings.$D$4];[$'Shadow calendar'.O8];&quot;&quot;);&quot;&quot;)">
            <text:p/>
          </table:table-cell>
          <table:table-cell/>
          <table:table-cell table:style-name="ce12" table:formula="of:=IF([$'Shadow calendar'.Q8]&gt;=[$Settings.$C$5];IF( [$'Shadow calendar'.Q8]&lt;=[$Settings.$D$5];[$'Shadow calendar'.Q8];&quot;&quot;);&quot;&quot;)" office:value-type="date" office:date-value="2021-03-29" calcext:value-type="date">
            <text:p>29</text:p>
          </table:table-cell>
          <table:table-cell table:style-name="ce41" table:formula="of:=IF([$'Shadow calendar'.R8]&gt;=[$Settings.$C$5];IF( [$'Shadow calendar'.R8]&lt;=[$Settings.$D$5];[$'Shadow calendar'.R8];&quot;&quot;);&quot;&quot;)" office:value-type="date" office:date-value="2021-03-30" calcext:value-type="date">
            <text:p>30</text:p>
          </table:table-cell>
          <table:table-cell table:style-name="ce41" table:formula="of:=IF([$'Shadow calendar'.S8]&gt;=[$Settings.$C$5];IF( [$'Shadow calendar'.S8]&lt;=[$Settings.$D$5];[$'Shadow calendar'.S8];&quot;&quot;);&quot;&quot;)" office:value-type="date" office:date-value="2021-03-31" calcext:value-type="date">
            <text:p>31</text:p>
          </table:table-cell>
          <table:table-cell table:style-name="ce41" table:formula="of:=IF([$'Shadow calendar'.T8]&gt;=[$Settings.$C$5];IF( [$'Shadow calendar'.T8]&lt;=[$Settings.$D$5];[$'Shadow calendar'.T8];&quot;&quot;);&quot;&quot;)">
            <text:p/>
          </table:table-cell>
          <table:table-cell table:style-name="ce41" table:formula="of:=IF([$'Shadow calendar'.U8]&gt;=[$Settings.$C$5];IF( [$'Shadow calendar'.U8]&lt;=[$Settings.$D$5];[$'Shadow calendar'.U8];&quot;&quot;);&quot;&quot;)">
            <text:p/>
          </table:table-cell>
          <table:table-cell table:style-name="ce41" table:formula="of:=IF([$'Shadow calendar'.V8]&gt;=[$Settings.$C$5];IF( [$'Shadow calendar'.V8]&lt;=[$Settings.$D$5];[$'Shadow calendar'.V8];&quot;&quot;);&quot;&quot;)">
            <text:p/>
          </table:table-cell>
          <table:table-cell table:style-name="ce26" table:formula="of:=IF([$'Shadow calendar'.W8]&gt;=[$Settings.$C$5];IF( [$'Shadow calendar'.W8]&lt;=[$Settings.$D$5];[$'Shadow calendar'.W8];&quot;&quot;);&quot;&quot;)">
            <text:p/>
          </table:table-cell>
          <table:table-cell table:number-columns-repeated="990"/>
        </table:table-row>
        <table:table-row table:style-name="ro3"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 table:number-columns-repeated="990"/>
        </table:table-row>
        <table:table-row table:style-name="ro4">
          <table:table-cell table:number-columns-repeated="1013"/>
        </table:table-row>
        <table:table-row table:style-name="ro3">
          <table:table-cell table:style-name="ce29" table:formula="of:=[$Settings.C6]" office:value-type="date" office:date-value="2021-04-01" calcext:value-type="date" table:number-columns-spanned="7" table:number-rows-spanned="1">
            <text:p>April</text:p>
          </table:table-cell>
          <table:covered-table-cell table:number-columns-repeated="6"/>
          <table:table-cell/>
          <table:table-cell table:style-name="ce29" table:formula="of:=[$Settings.C7]" office:value-type="date" office:date-value="2021-05-01" calcext:value-type="date" table:number-columns-spanned="7" table:number-rows-spanned="1">
            <text:p>May</text:p>
          </table:table-cell>
          <table:covered-table-cell table:number-columns-repeated="6" table:style-name="ce9"/>
          <table:table-cell/>
          <table:table-cell table:style-name="ce29" table:formula="of:=[$Settings.C8]" office:value-type="date" office:date-value="2021-06-01" calcext:value-type="date" table:number-columns-spanned="7" table:number-rows-spanned="1">
            <text:p>June</text:p>
          </table:table-cell>
          <table:covered-table-cell table:number-columns-repeated="6" table:style-name="ce9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11" table:formula="of:=IF([$'Shadow calendar'.A13]&gt;=[$Settings.$C$6];IF( [$'Shadow calendar'.A13]&lt;=[$Settings.$D$6];[$'Shadow calendar'.A13];&quot;&quot;);&quot;&quot;)">
            <text:p/>
          </table:table-cell>
          <table:table-cell table:style-name="ce19" table:formula="of:=IF([$'Shadow calendar'.B13]&gt;=[$Settings.$C$6];IF( [$'Shadow calendar'.B13]&lt;=[$Settings.$D$6];[$'Shadow calendar'.B13];&quot;&quot;);&quot;&quot;)">
            <text:p/>
          </table:table-cell>
          <table:table-cell table:style-name="ce19" table:formula="of:=IF([$'Shadow calendar'.C13]&gt;=[$Settings.$C$6];IF( [$'Shadow calendar'.C13]&lt;=[$Settings.$D$6];[$'Shadow calendar'.C13];&quot;&quot;);&quot;&quot;)">
            <text:p/>
          </table:table-cell>
          <table:table-cell table:style-name="ce19" table:formula="of:=IF([$'Shadow calendar'.D13]&gt;=[$Settings.$C$6];IF( [$'Shadow calendar'.D13]&lt;=[$Settings.$D$6];[$'Shadow calendar'.D13];&quot;&quot;);&quot;&quot;)" office:value-type="date" office:date-value="2021-04-01" calcext:value-type="date">
            <text:p>1</text:p>
          </table:table-cell>
          <table:table-cell table:style-name="ce19" table:formula="of:=IF([$'Shadow calendar'.E13]&gt;=[$Settings.$C$6];IF( [$'Shadow calendar'.E13]&lt;=[$Settings.$D$6];[$'Shadow calendar'.E13];&quot;&quot;);&quot;&quot;)" office:value-type="date" office:date-value="2021-04-02" calcext:value-type="date">
            <text:p>2</text:p>
          </table:table-cell>
          <table:table-cell table:style-name="ce19" table:formula="of:=IF([$'Shadow calendar'.F13]&gt;=[$Settings.$C$6];IF( [$'Shadow calendar'.F13]&lt;=[$Settings.$D$6];[$'Shadow calendar'.F13];&quot;&quot;);&quot;&quot;)" office:value-type="date" office:date-value="2021-04-03" calcext:value-type="date">
            <text:p>3</text:p>
          </table:table-cell>
          <table:table-cell table:style-name="ce25" table:formula="of:=IF([$'Shadow calendar'.G13]&gt;=[$Settings.$C$6];IF( [$'Shadow calendar'.G13]&lt;=[$Settings.$D$6];[$'Shadow calendar'.G13];&quot;&quot;);&quot;&quot;)" office:value-type="date" office:date-value="2021-04-04" calcext:value-type="date">
            <text:p>4</text:p>
          </table:table-cell>
          <table:table-cell/>
          <table:table-cell table:style-name="ce11" table:formula="of:=IF([$'Shadow calendar'.I13]&gt;=[$Settings.$C$7];IF( [$'Shadow calendar'.I13]&lt;=[$Settings.$D$7];[$'Shadow calendar'.I13];&quot;&quot;);&quot;&quot;)">
            <text:p/>
          </table:table-cell>
          <table:table-cell table:style-name="ce19" table:formula="of:=IF([$'Shadow calendar'.J13]&gt;=[$Settings.$C$7];IF( [$'Shadow calendar'.J13]&lt;=[$Settings.$D$7];[$'Shadow calendar'.J13];&quot;&quot;);&quot;&quot;)">
            <text:p/>
          </table:table-cell>
          <table:table-cell table:style-name="ce19" table:formula="of:=IF([$'Shadow calendar'.K13]&gt;=[$Settings.$C$7];IF( [$'Shadow calendar'.K13]&lt;=[$Settings.$D$7];[$'Shadow calendar'.K13];&quot;&quot;);&quot;&quot;)">
            <text:p/>
          </table:table-cell>
          <table:table-cell table:style-name="ce19" table:formula="of:=IF([$'Shadow calendar'.L13]&gt;=[$Settings.$C$7];IF( [$'Shadow calendar'.L13]&lt;=[$Settings.$D$7];[$'Shadow calendar'.L13];&quot;&quot;);&quot;&quot;)">
            <text:p/>
          </table:table-cell>
          <table:table-cell table:style-name="ce19" table:formula="of:=IF([$'Shadow calendar'.M13]&gt;=[$Settings.$C$7];IF( [$'Shadow calendar'.M13]&lt;=[$Settings.$D$7];[$'Shadow calendar'.M13];&quot;&quot;);&quot;&quot;)">
            <text:p/>
          </table:table-cell>
          <table:table-cell table:style-name="ce19" table:formula="of:=IF([$'Shadow calendar'.N13]&gt;=[$Settings.$C$7];IF( [$'Shadow calendar'.N13]&lt;=[$Settings.$D$7];[$'Shadow calendar'.N13];&quot;&quot;);&quot;&quot;)" office:value-type="date" office:date-value="2021-05-01" calcext:value-type="date">
            <text:p>1</text:p>
          </table:table-cell>
          <table:table-cell table:style-name="ce25" table:formula="of:=IF([$'Shadow calendar'.O13]&gt;=[$Settings.$C$7];IF( [$'Shadow calendar'.O13]&lt;=[$Settings.$D$7];[$'Shadow calendar'.O13];&quot;&quot;);&quot;&quot;)" office:value-type="date" office:date-value="2021-05-02" calcext:value-type="date">
            <text:p>2</text:p>
          </table:table-cell>
          <table:table-cell/>
          <table:table-cell table:style-name="ce11" table:formula="of:=IF([$'Shadow calendar'.Q13]&gt;=[$Settings.$C$8];IF( [$'Shadow calendar'.Q13]&lt;=[$Settings.$D$8];[$'Shadow calendar'.Q13];&quot;&quot;);&quot;&quot;)">
            <text:p/>
          </table:table-cell>
          <table:table-cell table:style-name="ce19" table:formula="of:=IF([$'Shadow calendar'.R13]&gt;=[$Settings.$C$8];IF( [$'Shadow calendar'.R13]&lt;=[$Settings.$D$8];[$'Shadow calendar'.R13];&quot;&quot;);&quot;&quot;)" office:value-type="date" office:date-value="2021-06-01" calcext:value-type="date">
            <text:p>1</text:p>
          </table:table-cell>
          <table:table-cell table:style-name="ce19" table:formula="of:=IF([$'Shadow calendar'.S13]&gt;=[$Settings.$C$8];IF( [$'Shadow calendar'.S13]&lt;=[$Settings.$D$8];[$'Shadow calendar'.S13];&quot;&quot;);&quot;&quot;)" office:value-type="date" office:date-value="2021-06-02" calcext:value-type="date">
            <text:p>2</text:p>
          </table:table-cell>
          <table:table-cell table:style-name="ce19" table:formula="of:=IF([$'Shadow calendar'.T13]&gt;=[$Settings.$C$8];IF( [$'Shadow calendar'.T13]&lt;=[$Settings.$D$8];[$'Shadow calendar'.T13];&quot;&quot;);&quot;&quot;)" office:value-type="date" office:date-value="2021-06-03" calcext:value-type="date">
            <text:p>3</text:p>
          </table:table-cell>
          <table:table-cell table:style-name="ce19" table:formula="of:=IF([$'Shadow calendar'.U13]&gt;=[$Settings.$C$8];IF( [$'Shadow calendar'.U13]&lt;=[$Settings.$D$8];[$'Shadow calendar'.U13];&quot;&quot;);&quot;&quot;)" office:value-type="date" office:date-value="2021-06-04" calcext:value-type="date">
            <text:p>4</text:p>
          </table:table-cell>
          <table:table-cell table:style-name="ce19" table:formula="of:=IF([$'Shadow calendar'.V13]&gt;=[$Settings.$C$8];IF( [$'Shadow calendar'.V13]&lt;=[$Settings.$D$8];[$'Shadow calendar'.V13];&quot;&quot;);&quot;&quot;)" office:value-type="date" office:date-value="2021-06-05" calcext:value-type="date">
            <text:p>5</text:p>
          </table:table-cell>
          <table:table-cell table:style-name="ce25" table:formula="of:=IF([$'Shadow calendar'.W13]&gt;=[$Settings.$C$8];IF( [$'Shadow calendar'.W13]&lt;=[$Settings.$D$8];[$'Shadow calendar'.W13];&quot;&quot;);&quot;&quot;)" office:value-type="date" office:date-value="2021-06-06" calcext:value-type="date">
            <text:p>6</text:p>
          </table:table-cell>
          <table:table-cell table:number-columns-repeated="990"/>
        </table:table-row>
        <table:table-row table:style-name="ro3">
          <table:table-cell table:style-name="ce12" table:formula="of:=IF([$'Shadow calendar'.A14]&gt;=[$Settings.$C$6];IF( [$'Shadow calendar'.A14]&lt;=[$Settings.$D$6];[$'Shadow calendar'.A14];&quot;&quot;);&quot;&quot;)" office:value-type="date" office:date-value="2021-04-05" calcext:value-type="date">
            <text:p>5</text:p>
          </table:table-cell>
          <table:table-cell table:style-name="ce41" table:formula="of:=IF([$'Shadow calendar'.B14]&gt;=[$Settings.$C$6];IF( [$'Shadow calendar'.B14]&lt;=[$Settings.$D$6];[$'Shadow calendar'.B14];&quot;&quot;);&quot;&quot;)" office:value-type="date" office:date-value="2021-04-06" calcext:value-type="date">
            <text:p>6</text:p>
          </table:table-cell>
          <table:table-cell table:style-name="ce41" table:formula="of:=IF([$'Shadow calendar'.C14]&gt;=[$Settings.$C$6];IF( [$'Shadow calendar'.C14]&lt;=[$Settings.$D$6];[$'Shadow calendar'.C14];&quot;&quot;);&quot;&quot;)" office:value-type="date" office:date-value="2021-04-07" calcext:value-type="date">
            <text:p>7</text:p>
          </table:table-cell>
          <table:table-cell table:style-name="ce41" table:formula="of:=IF([$'Shadow calendar'.D14]&gt;=[$Settings.$C$6];IF( [$'Shadow calendar'.D14]&lt;=[$Settings.$D$6];[$'Shadow calendar'.D14];&quot;&quot;);&quot;&quot;)" office:value-type="date" office:date-value="2021-04-08" calcext:value-type="date">
            <text:p>8</text:p>
          </table:table-cell>
          <table:table-cell table:style-name="ce41" table:formula="of:=IF([$'Shadow calendar'.E14]&gt;=[$Settings.$C$6];IF( [$'Shadow calendar'.E14]&lt;=[$Settings.$D$6];[$'Shadow calendar'.E14];&quot;&quot;);&quot;&quot;)" office:value-type="date" office:date-value="2021-04-09" calcext:value-type="date">
            <text:p>9</text:p>
          </table:table-cell>
          <table:table-cell table:style-name="ce41" table:formula="of:=IF([$'Shadow calendar'.F14]&gt;=[$Settings.$C$6];IF( [$'Shadow calendar'.F14]&lt;=[$Settings.$D$6];[$'Shadow calendar'.F14];&quot;&quot;);&quot;&quot;)" office:value-type="date" office:date-value="2021-04-10" calcext:value-type="date">
            <text:p>10</text:p>
          </table:table-cell>
          <table:table-cell table:style-name="ce26" table:formula="of:=IF([$'Shadow calendar'.G14]&gt;=[$Settings.$C$6];IF( [$'Shadow calendar'.G14]&lt;=[$Settings.$D$6];[$'Shadow calendar'.G14];&quot;&quot;);&quot;&quot;)" office:value-type="date" office:date-value="2021-04-11" calcext:value-type="date">
            <text:p>11</text:p>
          </table:table-cell>
          <table:table-cell/>
          <table:table-cell table:style-name="ce12" table:formula="of:=IF([$'Shadow calendar'.I14]&gt;=[$Settings.$C$7];IF( [$'Shadow calendar'.I14]&lt;=[$Settings.$D$7];[$'Shadow calendar'.I14];&quot;&quot;);&quot;&quot;)" office:value-type="date" office:date-value="2021-05-03" calcext:value-type="date">
            <text:p>3</text:p>
          </table:table-cell>
          <table:table-cell table:style-name="ce41" table:formula="of:=IF([$'Shadow calendar'.J14]&gt;=[$Settings.$C$7];IF( [$'Shadow calendar'.J14]&lt;=[$Settings.$D$7];[$'Shadow calendar'.J14];&quot;&quot;);&quot;&quot;)" office:value-type="date" office:date-value="2021-05-04" calcext:value-type="date">
            <text:p>4</text:p>
          </table:table-cell>
          <table:table-cell table:style-name="ce41" table:formula="of:=IF([$'Shadow calendar'.K14]&gt;=[$Settings.$C$7];IF( [$'Shadow calendar'.K14]&lt;=[$Settings.$D$7];[$'Shadow calendar'.K14];&quot;&quot;);&quot;&quot;)" office:value-type="date" office:date-value="2021-05-05" calcext:value-type="date">
            <text:p>5</text:p>
          </table:table-cell>
          <table:table-cell table:style-name="ce41" table:formula="of:=IF([$'Shadow calendar'.L14]&gt;=[$Settings.$C$7];IF( [$'Shadow calendar'.L14]&lt;=[$Settings.$D$7];[$'Shadow calendar'.L14];&quot;&quot;);&quot;&quot;)" office:value-type="date" office:date-value="2021-05-06" calcext:value-type="date">
            <text:p>6</text:p>
          </table:table-cell>
          <table:table-cell table:style-name="ce41" table:formula="of:=IF([$'Shadow calendar'.M14]&gt;=[$Settings.$C$7];IF( [$'Shadow calendar'.M14]&lt;=[$Settings.$D$7];[$'Shadow calendar'.M14];&quot;&quot;);&quot;&quot;)" office:value-type="date" office:date-value="2021-05-07" calcext:value-type="date">
            <text:p>7</text:p>
          </table:table-cell>
          <table:table-cell table:style-name="ce41" table:formula="of:=IF([$'Shadow calendar'.N14]&gt;=[$Settings.$C$7];IF( [$'Shadow calendar'.N14]&lt;=[$Settings.$D$7];[$'Shadow calendar'.N14];&quot;&quot;);&quot;&quot;)" office:value-type="date" office:date-value="2021-05-08" calcext:value-type="date">
            <text:p>8</text:p>
          </table:table-cell>
          <table:table-cell table:style-name="ce26" table:formula="of:=IF([$'Shadow calendar'.O14]&gt;=[$Settings.$C$7];IF( [$'Shadow calendar'.O14]&lt;=[$Settings.$D$7];[$'Shadow calendar'.O14];&quot;&quot;);&quot;&quot;)" office:value-type="date" office:date-value="2021-05-09" calcext:value-type="date">
            <text:p>9</text:p>
          </table:table-cell>
          <table:table-cell/>
          <table:table-cell table:style-name="ce12" table:formula="of:=IF([$'Shadow calendar'.Q14]&gt;=[$Settings.$C$8];IF( [$'Shadow calendar'.Q14]&lt;=[$Settings.$D$8];[$'Shadow calendar'.Q14];&quot;&quot;);&quot;&quot;)" office:value-type="date" office:date-value="2021-06-07" calcext:value-type="date">
            <text:p>7</text:p>
          </table:table-cell>
          <table:table-cell table:style-name="ce41" table:formula="of:=IF([$'Shadow calendar'.R14]&gt;=[$Settings.$C$8];IF( [$'Shadow calendar'.R14]&lt;=[$Settings.$D$8];[$'Shadow calendar'.R14];&quot;&quot;);&quot;&quot;)" office:value-type="date" office:date-value="2021-06-08" calcext:value-type="date">
            <text:p>8</text:p>
          </table:table-cell>
          <table:table-cell table:style-name="ce41" table:formula="of:=IF([$'Shadow calendar'.S14]&gt;=[$Settings.$C$8];IF( [$'Shadow calendar'.S14]&lt;=[$Settings.$D$8];[$'Shadow calendar'.S14];&quot;&quot;);&quot;&quot;)" office:value-type="date" office:date-value="2021-06-09" calcext:value-type="date">
            <text:p>9</text:p>
          </table:table-cell>
          <table:table-cell table:style-name="ce41" table:formula="of:=IF([$'Shadow calendar'.T14]&gt;=[$Settings.$C$8];IF( [$'Shadow calendar'.T14]&lt;=[$Settings.$D$8];[$'Shadow calendar'.T14];&quot;&quot;);&quot;&quot;)" office:value-type="date" office:date-value="2021-06-10" calcext:value-type="date">
            <text:p>10</text:p>
          </table:table-cell>
          <table:table-cell table:style-name="ce41" table:formula="of:=IF([$'Shadow calendar'.U14]&gt;=[$Settings.$C$8];IF( [$'Shadow calendar'.U14]&lt;=[$Settings.$D$8];[$'Shadow calendar'.U14];&quot;&quot;);&quot;&quot;)" office:value-type="date" office:date-value="2021-06-11" calcext:value-type="date">
            <text:p>11</text:p>
          </table:table-cell>
          <table:table-cell table:style-name="ce41" table:formula="of:=IF([$'Shadow calendar'.V14]&gt;=[$Settings.$C$8];IF( [$'Shadow calendar'.V14]&lt;=[$Settings.$D$8];[$'Shadow calendar'.V14];&quot;&quot;);&quot;&quot;)" office:value-type="date" office:date-value="2021-06-12" calcext:value-type="date">
            <text:p>12</text:p>
          </table:table-cell>
          <table:table-cell table:style-name="ce26" table:formula="of:=IF([$'Shadow calendar'.W14]&gt;=[$Settings.$C$8];IF( [$'Shadow calendar'.W14]&lt;=[$Settings.$D$8];[$'Shadow calendar'.W14];&quot;&quot;);&quot;&quot;)" office:value-type="date" office:date-value="2021-06-13" calcext:value-type="date">
            <text:p>13</text:p>
          </table:table-cell>
          <table:table-cell table:number-columns-repeated="990"/>
        </table:table-row>
        <table:table-row table:style-name="ro3">
          <table:table-cell table:style-name="ce12" table:formula="of:=IF([$'Shadow calendar'.A15]&gt;=[$Settings.$C$6];IF( [$'Shadow calendar'.A15]&lt;=[$Settings.$D$6];[$'Shadow calendar'.A15];&quot;&quot;);&quot;&quot;)" office:value-type="date" office:date-value="2021-04-12" calcext:value-type="date">
            <text:p>12</text:p>
          </table:table-cell>
          <table:table-cell table:style-name="ce41" table:formula="of:=IF([$'Shadow calendar'.B15]&gt;=[$Settings.$C$6];IF( [$'Shadow calendar'.B15]&lt;=[$Settings.$D$6];[$'Shadow calendar'.B15];&quot;&quot;);&quot;&quot;)" office:value-type="date" office:date-value="2021-04-13" calcext:value-type="date">
            <text:p>13</text:p>
          </table:table-cell>
          <table:table-cell table:style-name="ce41" table:formula="of:=IF([$'Shadow calendar'.C15]&gt;=[$Settings.$C$6];IF( [$'Shadow calendar'.C15]&lt;=[$Settings.$D$6];[$'Shadow calendar'.C15];&quot;&quot;);&quot;&quot;)" office:value-type="date" office:date-value="2021-04-14" calcext:value-type="date">
            <text:p>14</text:p>
          </table:table-cell>
          <table:table-cell table:style-name="ce41" table:formula="of:=IF([$'Shadow calendar'.D15]&gt;=[$Settings.$C$6];IF( [$'Shadow calendar'.D15]&lt;=[$Settings.$D$6];[$'Shadow calendar'.D15];&quot;&quot;);&quot;&quot;)" office:value-type="date" office:date-value="2021-04-15" calcext:value-type="date">
            <text:p>15</text:p>
          </table:table-cell>
          <table:table-cell table:style-name="ce41" table:formula="of:=IF([$'Shadow calendar'.E15]&gt;=[$Settings.$C$6];IF( [$'Shadow calendar'.E15]&lt;=[$Settings.$D$6];[$'Shadow calendar'.E15];&quot;&quot;);&quot;&quot;)" office:value-type="date" office:date-value="2021-04-16" calcext:value-type="date">
            <text:p>16</text:p>
          </table:table-cell>
          <table:table-cell table:style-name="ce41" table:formula="of:=IF([$'Shadow calendar'.F15]&gt;=[$Settings.$C$6];IF( [$'Shadow calendar'.F15]&lt;=[$Settings.$D$6];[$'Shadow calendar'.F15];&quot;&quot;);&quot;&quot;)" office:value-type="date" office:date-value="2021-04-17" calcext:value-type="date">
            <text:p>17</text:p>
          </table:table-cell>
          <table:table-cell table:style-name="ce26" table:formula="of:=IF([$'Shadow calendar'.G15]&gt;=[$Settings.$C$6];IF( [$'Shadow calendar'.G15]&lt;=[$Settings.$D$6];[$'Shadow calendar'.G15];&quot;&quot;);&quot;&quot;)" office:value-type="date" office:date-value="2021-04-18" calcext:value-type="date">
            <text:p>18</text:p>
          </table:table-cell>
          <table:table-cell/>
          <table:table-cell table:style-name="ce12" table:formula="of:=IF([$'Shadow calendar'.I15]&gt;=[$Settings.$C$7];IF( [$'Shadow calendar'.I15]&lt;=[$Settings.$D$7];[$'Shadow calendar'.I15];&quot;&quot;);&quot;&quot;)" office:value-type="date" office:date-value="2021-05-10" calcext:value-type="date">
            <text:p>10</text:p>
          </table:table-cell>
          <table:table-cell table:style-name="ce41" table:formula="of:=IF([$'Shadow calendar'.J15]&gt;=[$Settings.$C$7];IF( [$'Shadow calendar'.J15]&lt;=[$Settings.$D$7];[$'Shadow calendar'.J15];&quot;&quot;);&quot;&quot;)" office:value-type="date" office:date-value="2021-05-11" calcext:value-type="date">
            <text:p>11</text:p>
          </table:table-cell>
          <table:table-cell table:style-name="ce41" table:formula="of:=IF([$'Shadow calendar'.K15]&gt;=[$Settings.$C$7];IF( [$'Shadow calendar'.K15]&lt;=[$Settings.$D$7];[$'Shadow calendar'.K15];&quot;&quot;);&quot;&quot;)" office:value-type="date" office:date-value="2021-05-12" calcext:value-type="date">
            <text:p>12</text:p>
          </table:table-cell>
          <table:table-cell table:style-name="ce41" table:formula="of:=IF([$'Shadow calendar'.L15]&gt;=[$Settings.$C$7];IF( [$'Shadow calendar'.L15]&lt;=[$Settings.$D$7];[$'Shadow calendar'.L15];&quot;&quot;);&quot;&quot;)" office:value-type="date" office:date-value="2021-05-13" calcext:value-type="date">
            <text:p>13</text:p>
          </table:table-cell>
          <table:table-cell table:style-name="ce41" table:formula="of:=IF([$'Shadow calendar'.M15]&gt;=[$Settings.$C$7];IF( [$'Shadow calendar'.M15]&lt;=[$Settings.$D$7];[$'Shadow calendar'.M15];&quot;&quot;);&quot;&quot;)" office:value-type="date" office:date-value="2021-05-14" calcext:value-type="date">
            <text:p>14</text:p>
          </table:table-cell>
          <table:table-cell table:style-name="ce41" table:formula="of:=IF([$'Shadow calendar'.N15]&gt;=[$Settings.$C$7];IF( [$'Shadow calendar'.N15]&lt;=[$Settings.$D$7];[$'Shadow calendar'.N15];&quot;&quot;);&quot;&quot;)" office:value-type="date" office:date-value="2021-05-15" calcext:value-type="date">
            <text:p>15</text:p>
          </table:table-cell>
          <table:table-cell table:style-name="ce26" table:formula="of:=IF([$'Shadow calendar'.O15]&gt;=[$Settings.$C$7];IF( [$'Shadow calendar'.O15]&lt;=[$Settings.$D$7];[$'Shadow calendar'.O15];&quot;&quot;);&quot;&quot;)" office:value-type="date" office:date-value="2021-05-16" calcext:value-type="date">
            <text:p>16</text:p>
          </table:table-cell>
          <table:table-cell/>
          <table:table-cell table:style-name="ce12" table:formula="of:=IF([$'Shadow calendar'.Q15]&gt;=[$Settings.$C$8];IF( [$'Shadow calendar'.Q15]&lt;=[$Settings.$D$8];[$'Shadow calendar'.Q15];&quot;&quot;);&quot;&quot;)" office:value-type="date" office:date-value="2021-06-14" calcext:value-type="date">
            <text:p>14</text:p>
          </table:table-cell>
          <table:table-cell table:style-name="ce41" table:formula="of:=IF([$'Shadow calendar'.R15]&gt;=[$Settings.$C$8];IF( [$'Shadow calendar'.R15]&lt;=[$Settings.$D$8];[$'Shadow calendar'.R15];&quot;&quot;);&quot;&quot;)" office:value-type="date" office:date-value="2021-06-15" calcext:value-type="date">
            <text:p>15</text:p>
          </table:table-cell>
          <table:table-cell table:style-name="ce41" table:formula="of:=IF([$'Shadow calendar'.S15]&gt;=[$Settings.$C$8];IF( [$'Shadow calendar'.S15]&lt;=[$Settings.$D$8];[$'Shadow calendar'.S15];&quot;&quot;);&quot;&quot;)" office:value-type="date" office:date-value="2021-06-16" calcext:value-type="date">
            <text:p>16</text:p>
          </table:table-cell>
          <table:table-cell table:style-name="ce41" table:formula="of:=IF([$'Shadow calendar'.T15]&gt;=[$Settings.$C$8];IF( [$'Shadow calendar'.T15]&lt;=[$Settings.$D$8];[$'Shadow calendar'.T15];&quot;&quot;);&quot;&quot;)" office:value-type="date" office:date-value="2021-06-17" calcext:value-type="date">
            <text:p>17</text:p>
          </table:table-cell>
          <table:table-cell table:style-name="ce41" table:formula="of:=IF([$'Shadow calendar'.U15]&gt;=[$Settings.$C$8];IF( [$'Shadow calendar'.U15]&lt;=[$Settings.$D$8];[$'Shadow calendar'.U15];&quot;&quot;);&quot;&quot;)" office:value-type="date" office:date-value="2021-06-18" calcext:value-type="date">
            <text:p>18</text:p>
          </table:table-cell>
          <table:table-cell table:style-name="ce41" table:formula="of:=IF([$'Shadow calendar'.V15]&gt;=[$Settings.$C$8];IF( [$'Shadow calendar'.V15]&lt;=[$Settings.$D$8];[$'Shadow calendar'.V15];&quot;&quot;);&quot;&quot;)" office:value-type="date" office:date-value="2021-06-19" calcext:value-type="date">
            <text:p>19</text:p>
          </table:table-cell>
          <table:table-cell table:style-name="ce26" table:formula="of:=IF([$'Shadow calendar'.W15]&gt;=[$Settings.$C$8];IF( [$'Shadow calendar'.W15]&lt;=[$Settings.$D$8];[$'Shadow calendar'.W15];&quot;&quot;);&quot;&quot;)" office:value-type="date" office:date-value="2021-06-20" calcext:value-type="date">
            <text:p>20</text:p>
          </table:table-cell>
          <table:table-cell table:number-columns-repeated="990"/>
        </table:table-row>
        <table:table-row table:style-name="ro3">
          <table:table-cell table:style-name="ce12" table:formula="of:=IF([$'Shadow calendar'.A16]&gt;=[$Settings.$C$6];IF( [$'Shadow calendar'.A16]&lt;=[$Settings.$D$6];[$'Shadow calendar'.A16];&quot;&quot;);&quot;&quot;)" office:value-type="date" office:date-value="2021-04-19" calcext:value-type="date">
            <text:p>19</text:p>
          </table:table-cell>
          <table:table-cell table:style-name="ce41" table:formula="of:=IF([$'Shadow calendar'.B16]&gt;=[$Settings.$C$6];IF( [$'Shadow calendar'.B16]&lt;=[$Settings.$D$6];[$'Shadow calendar'.B16];&quot;&quot;);&quot;&quot;)" office:value-type="date" office:date-value="2021-04-20" calcext:value-type="date">
            <text:p>20</text:p>
          </table:table-cell>
          <table:table-cell table:style-name="ce41" table:formula="of:=IF([$'Shadow calendar'.C16]&gt;=[$Settings.$C$6];IF( [$'Shadow calendar'.C16]&lt;=[$Settings.$D$6];[$'Shadow calendar'.C16];&quot;&quot;);&quot;&quot;)" office:value-type="date" office:date-value="2021-04-21" calcext:value-type="date">
            <text:p>21</text:p>
          </table:table-cell>
          <table:table-cell table:style-name="ce41" table:formula="of:=IF([$'Shadow calendar'.D16]&gt;=[$Settings.$C$6];IF( [$'Shadow calendar'.D16]&lt;=[$Settings.$D$6];[$'Shadow calendar'.D16];&quot;&quot;);&quot;&quot;)" office:value-type="date" office:date-value="2021-04-22" calcext:value-type="date">
            <text:p>22</text:p>
          </table:table-cell>
          <table:table-cell table:style-name="ce41" table:formula="of:=IF([$'Shadow calendar'.E16]&gt;=[$Settings.$C$6];IF( [$'Shadow calendar'.E16]&lt;=[$Settings.$D$6];[$'Shadow calendar'.E16];&quot;&quot;);&quot;&quot;)" office:value-type="date" office:date-value="2021-04-23" calcext:value-type="date">
            <text:p>23</text:p>
          </table:table-cell>
          <table:table-cell table:style-name="ce41" table:formula="of:=IF([$'Shadow calendar'.F16]&gt;=[$Settings.$C$6];IF( [$'Shadow calendar'.F16]&lt;=[$Settings.$D$6];[$'Shadow calendar'.F16];&quot;&quot;);&quot;&quot;)" office:value-type="date" office:date-value="2021-04-24" calcext:value-type="date">
            <text:p>24</text:p>
          </table:table-cell>
          <table:table-cell table:style-name="ce26" table:formula="of:=IF([$'Shadow calendar'.G16]&gt;=[$Settings.$C$6];IF( [$'Shadow calendar'.G16]&lt;=[$Settings.$D$6];[$'Shadow calendar'.G16];&quot;&quot;);&quot;&quot;)" office:value-type="date" office:date-value="2021-04-25" calcext:value-type="date">
            <text:p>25</text:p>
          </table:table-cell>
          <table:table-cell/>
          <table:table-cell table:style-name="ce12" table:formula="of:=IF([$'Shadow calendar'.I16]&gt;=[$Settings.$C$7];IF( [$'Shadow calendar'.I16]&lt;=[$Settings.$D$7];[$'Shadow calendar'.I16];&quot;&quot;);&quot;&quot;)" office:value-type="date" office:date-value="2021-05-17" calcext:value-type="date">
            <text:p>17</text:p>
          </table:table-cell>
          <table:table-cell table:style-name="ce41" table:formula="of:=IF([$'Shadow calendar'.J16]&gt;=[$Settings.$C$7];IF( [$'Shadow calendar'.J16]&lt;=[$Settings.$D$7];[$'Shadow calendar'.J16];&quot;&quot;);&quot;&quot;)" office:value-type="date" office:date-value="2021-05-18" calcext:value-type="date">
            <text:p>18</text:p>
          </table:table-cell>
          <table:table-cell table:style-name="ce41" table:formula="of:=IF([$'Shadow calendar'.K16]&gt;=[$Settings.$C$7];IF( [$'Shadow calendar'.K16]&lt;=[$Settings.$D$7];[$'Shadow calendar'.K16];&quot;&quot;);&quot;&quot;)" office:value-type="date" office:date-value="2021-05-19" calcext:value-type="date">
            <text:p>19</text:p>
          </table:table-cell>
          <table:table-cell table:style-name="ce41" table:formula="of:=IF([$'Shadow calendar'.L16]&gt;=[$Settings.$C$7];IF( [$'Shadow calendar'.L16]&lt;=[$Settings.$D$7];[$'Shadow calendar'.L16];&quot;&quot;);&quot;&quot;)" office:value-type="date" office:date-value="2021-05-20" calcext:value-type="date">
            <text:p>20</text:p>
          </table:table-cell>
          <table:table-cell table:style-name="ce41" table:formula="of:=IF([$'Shadow calendar'.M16]&gt;=[$Settings.$C$7];IF( [$'Shadow calendar'.M16]&lt;=[$Settings.$D$7];[$'Shadow calendar'.M16];&quot;&quot;);&quot;&quot;)" office:value-type="date" office:date-value="2021-05-21" calcext:value-type="date">
            <text:p>21</text:p>
          </table:table-cell>
          <table:table-cell table:style-name="ce41" table:formula="of:=IF([$'Shadow calendar'.N16]&gt;=[$Settings.$C$7];IF( [$'Shadow calendar'.N16]&lt;=[$Settings.$D$7];[$'Shadow calendar'.N16];&quot;&quot;);&quot;&quot;)" office:value-type="date" office:date-value="2021-05-22" calcext:value-type="date">
            <text:p>22</text:p>
          </table:table-cell>
          <table:table-cell table:style-name="ce26" table:formula="of:=IF([$'Shadow calendar'.O16]&gt;=[$Settings.$C$7];IF( [$'Shadow calendar'.O16]&lt;=[$Settings.$D$7];[$'Shadow calendar'.O16];&quot;&quot;);&quot;&quot;)" office:value-type="date" office:date-value="2021-05-23" calcext:value-type="date">
            <text:p>23</text:p>
          </table:table-cell>
          <table:table-cell/>
          <table:table-cell table:style-name="ce12" table:formula="of:=IF([$'Shadow calendar'.Q16]&gt;=[$Settings.$C$8];IF( [$'Shadow calendar'.Q16]&lt;=[$Settings.$D$8];[$'Shadow calendar'.Q16];&quot;&quot;);&quot;&quot;)" office:value-type="date" office:date-value="2021-06-21" calcext:value-type="date">
            <text:p>21</text:p>
          </table:table-cell>
          <table:table-cell table:style-name="ce41" table:formula="of:=IF([$'Shadow calendar'.R16]&gt;=[$Settings.$C$8];IF( [$'Shadow calendar'.R16]&lt;=[$Settings.$D$8];[$'Shadow calendar'.R16];&quot;&quot;);&quot;&quot;)" office:value-type="date" office:date-value="2021-06-22" calcext:value-type="date">
            <text:p>22</text:p>
          </table:table-cell>
          <table:table-cell table:style-name="ce41" table:formula="of:=IF([$'Shadow calendar'.S16]&gt;=[$Settings.$C$8];IF( [$'Shadow calendar'.S16]&lt;=[$Settings.$D$8];[$'Shadow calendar'.S16];&quot;&quot;);&quot;&quot;)" office:value-type="date" office:date-value="2021-06-23" calcext:value-type="date">
            <text:p>23</text:p>
          </table:table-cell>
          <table:table-cell table:style-name="ce41" table:formula="of:=IF([$'Shadow calendar'.T16]&gt;=[$Settings.$C$8];IF( [$'Shadow calendar'.T16]&lt;=[$Settings.$D$8];[$'Shadow calendar'.T16];&quot;&quot;);&quot;&quot;)" office:value-type="date" office:date-value="2021-06-24" calcext:value-type="date">
            <text:p>24</text:p>
          </table:table-cell>
          <table:table-cell table:style-name="ce41" table:formula="of:=IF([$'Shadow calendar'.U16]&gt;=[$Settings.$C$8];IF( [$'Shadow calendar'.U16]&lt;=[$Settings.$D$8];[$'Shadow calendar'.U16];&quot;&quot;);&quot;&quot;)" office:value-type="date" office:date-value="2021-06-25" calcext:value-type="date">
            <text:p>25</text:p>
          </table:table-cell>
          <table:table-cell table:style-name="ce41" table:formula="of:=IF([$'Shadow calendar'.V16]&gt;=[$Settings.$C$8];IF( [$'Shadow calendar'.V16]&lt;=[$Settings.$D$8];[$'Shadow calendar'.V16];&quot;&quot;);&quot;&quot;)" office:value-type="date" office:date-value="2021-06-26" calcext:value-type="date">
            <text:p>26</text:p>
          </table:table-cell>
          <table:table-cell table:style-name="ce26" table:formula="of:=IF([$'Shadow calendar'.W16]&gt;=[$Settings.$C$8];IF( [$'Shadow calendar'.W16]&lt;=[$Settings.$D$8];[$'Shadow calendar'.W16];&quot;&quot;);&quot;&quot;)" office:value-type="date" office:date-value="2021-06-27" calcext:value-type="date">
            <text:p>27</text:p>
          </table:table-cell>
          <table:table-cell table:number-columns-repeated="990"/>
        </table:table-row>
        <table:table-row table:style-name="ro3">
          <table:table-cell table:style-name="ce12" table:formula="of:=IF([$'Shadow calendar'.A17]&gt;=[$Settings.$C$6];IF( [$'Shadow calendar'.A17]&lt;=[$Settings.$D$6];[$'Shadow calendar'.A17];&quot;&quot;);&quot;&quot;)" office:value-type="date" office:date-value="2021-04-26" calcext:value-type="date">
            <text:p>26</text:p>
          </table:table-cell>
          <table:table-cell table:style-name="ce41" table:formula="of:=IF([$'Shadow calendar'.B17]&gt;=[$Settings.$C$6];IF( [$'Shadow calendar'.B17]&lt;=[$Settings.$D$6];[$'Shadow calendar'.B17];&quot;&quot;);&quot;&quot;)" office:value-type="date" office:date-value="2021-04-27" calcext:value-type="date">
            <text:p>27</text:p>
          </table:table-cell>
          <table:table-cell table:style-name="ce41" table:formula="of:=IF([$'Shadow calendar'.C17]&gt;=[$Settings.$C$6];IF( [$'Shadow calendar'.C17]&lt;=[$Settings.$D$6];[$'Shadow calendar'.C17];&quot;&quot;);&quot;&quot;)" office:value-type="date" office:date-value="2021-04-28" calcext:value-type="date">
            <text:p>28</text:p>
          </table:table-cell>
          <table:table-cell table:style-name="ce41" table:formula="of:=IF([$'Shadow calendar'.D17]&gt;=[$Settings.$C$6];IF( [$'Shadow calendar'.D17]&lt;=[$Settings.$D$6];[$'Shadow calendar'.D17];&quot;&quot;);&quot;&quot;)" office:value-type="date" office:date-value="2021-04-29" calcext:value-type="date">
            <text:p>29</text:p>
          </table:table-cell>
          <table:table-cell table:style-name="ce41" table:formula="of:=IF([$'Shadow calendar'.E17]&gt;=[$Settings.$C$6];IF( [$'Shadow calendar'.E17]&lt;=[$Settings.$D$6];[$'Shadow calendar'.E17];&quot;&quot;);&quot;&quot;)" office:value-type="date" office:date-value="2021-04-30" calcext:value-type="date">
            <text:p>30</text:p>
          </table:table-cell>
          <table:table-cell table:style-name="ce41" table:formula="of:=IF([$'Shadow calendar'.F17]&gt;=[$Settings.$C$6];IF( [$'Shadow calendar'.F17]&lt;=[$Settings.$D$6];[$'Shadow calendar'.F17];&quot;&quot;);&quot;&quot;)">
            <text:p/>
          </table:table-cell>
          <table:table-cell table:style-name="ce26" table:formula="of:=IF([$'Shadow calendar'.G17]&gt;=[$Settings.$C$6];IF( [$'Shadow calendar'.G17]&lt;=[$Settings.$D$6];[$'Shadow calendar'.G17];&quot;&quot;);&quot;&quot;)">
            <text:p/>
          </table:table-cell>
          <table:table-cell/>
          <table:table-cell table:style-name="ce12" table:formula="of:=IF([$'Shadow calendar'.I17]&gt;=[$Settings.$C$7];IF( [$'Shadow calendar'.I17]&lt;=[$Settings.$D$7];[$'Shadow calendar'.I17];&quot;&quot;);&quot;&quot;)" office:value-type="date" office:date-value="2021-05-24" calcext:value-type="date">
            <text:p>24</text:p>
          </table:table-cell>
          <table:table-cell table:style-name="ce41" table:formula="of:=IF([$'Shadow calendar'.J17]&gt;=[$Settings.$C$7];IF( [$'Shadow calendar'.J17]&lt;=[$Settings.$D$7];[$'Shadow calendar'.J17];&quot;&quot;);&quot;&quot;)" office:value-type="date" office:date-value="2021-05-25" calcext:value-type="date">
            <text:p>25</text:p>
          </table:table-cell>
          <table:table-cell table:style-name="ce41" table:formula="of:=IF([$'Shadow calendar'.K17]&gt;=[$Settings.$C$7];IF( [$'Shadow calendar'.K17]&lt;=[$Settings.$D$7];[$'Shadow calendar'.K17];&quot;&quot;);&quot;&quot;)" office:value-type="date" office:date-value="2021-05-26" calcext:value-type="date">
            <text:p>26</text:p>
          </table:table-cell>
          <table:table-cell table:style-name="ce41" table:formula="of:=IF([$'Shadow calendar'.L17]&gt;=[$Settings.$C$7];IF( [$'Shadow calendar'.L17]&lt;=[$Settings.$D$7];[$'Shadow calendar'.L17];&quot;&quot;);&quot;&quot;)" office:value-type="date" office:date-value="2021-05-27" calcext:value-type="date">
            <text:p>27</text:p>
          </table:table-cell>
          <table:table-cell table:style-name="ce41" table:formula="of:=IF([$'Shadow calendar'.M17]&gt;=[$Settings.$C$7];IF( [$'Shadow calendar'.M17]&lt;=[$Settings.$D$7];[$'Shadow calendar'.M17];&quot;&quot;);&quot;&quot;)" office:value-type="date" office:date-value="2021-05-28" calcext:value-type="date">
            <text:p>28</text:p>
          </table:table-cell>
          <table:table-cell table:style-name="ce41" table:formula="of:=IF([$'Shadow calendar'.N17]&gt;=[$Settings.$C$7];IF( [$'Shadow calendar'.N17]&lt;=[$Settings.$D$7];[$'Shadow calendar'.N17];&quot;&quot;);&quot;&quot;)" office:value-type="date" office:date-value="2021-05-29" calcext:value-type="date">
            <text:p>29</text:p>
          </table:table-cell>
          <table:table-cell table:style-name="ce26" table:formula="of:=IF([$'Shadow calendar'.O17]&gt;=[$Settings.$C$7];IF( [$'Shadow calendar'.O17]&lt;=[$Settings.$D$7];[$'Shadow calendar'.O17];&quot;&quot;);&quot;&quot;)" office:value-type="date" office:date-value="2021-05-30" calcext:value-type="date">
            <text:p>30</text:p>
          </table:table-cell>
          <table:table-cell/>
          <table:table-cell table:style-name="ce12" table:formula="of:=IF([$'Shadow calendar'.Q17]&gt;=[$Settings.$C$8];IF( [$'Shadow calendar'.Q17]&lt;=[$Settings.$D$8];[$'Shadow calendar'.Q17];&quot;&quot;);&quot;&quot;)" office:value-type="date" office:date-value="2021-06-28" calcext:value-type="date">
            <text:p>28</text:p>
          </table:table-cell>
          <table:table-cell table:style-name="ce41" table:formula="of:=IF([$'Shadow calendar'.R17]&gt;=[$Settings.$C$8];IF( [$'Shadow calendar'.R17]&lt;=[$Settings.$D$8];[$'Shadow calendar'.R17];&quot;&quot;);&quot;&quot;)" office:value-type="date" office:date-value="2021-06-29" calcext:value-type="date">
            <text:p>29</text:p>
          </table:table-cell>
          <table:table-cell table:style-name="ce41" table:formula="of:=IF([$'Shadow calendar'.S17]&gt;=[$Settings.$C$8];IF( [$'Shadow calendar'.S17]&lt;=[$Settings.$D$8];[$'Shadow calendar'.S17];&quot;&quot;);&quot;&quot;)" office:value-type="date" office:date-value="2021-06-30" calcext:value-type="date">
            <text:p>30</text:p>
          </table:table-cell>
          <table:table-cell table:style-name="ce41" table:formula="of:=IF([$'Shadow calendar'.T17]&gt;=[$Settings.$C$8];IF( [$'Shadow calendar'.T17]&lt;=[$Settings.$D$8];[$'Shadow calendar'.T17];&quot;&quot;);&quot;&quot;)">
            <text:p/>
          </table:table-cell>
          <table:table-cell table:style-name="ce41" table:formula="of:=IF([$'Shadow calendar'.U17]&gt;=[$Settings.$C$8];IF( [$'Shadow calendar'.U17]&lt;=[$Settings.$D$8];[$'Shadow calendar'.U17];&quot;&quot;);&quot;&quot;)">
            <text:p/>
          </table:table-cell>
          <table:table-cell table:style-name="ce41" table:formula="of:=IF([$'Shadow calendar'.V17]&gt;=[$Settings.$C$8];IF( [$'Shadow calendar'.V17]&lt;=[$Settings.$D$8];[$'Shadow calendar'.V17];&quot;&quot;);&quot;&quot;)">
            <text:p/>
          </table:table-cell>
          <table:table-cell table:style-name="ce26" table:formula="of:=IF([$'Shadow calendar'.W17]&gt;=[$Settings.$C$8];IF( [$'Shadow calendar'.W17]&lt;=[$Settings.$D$8];[$'Shadow calendar'.W17];&quot;&quot;);&quot;&quot;)">
            <text:p/>
          </table:table-cell>
          <table:table-cell table:number-columns-repeated="990"/>
        </table:table-row>
        <table:table-row table:style-name="ro3">
          <table:table-cell table:style-name="ce15" table:formula="of:=IF([$'Shadow calendar'.A18]&gt;=[$Settings.$C$6];IF( [$'Shadow calendar'.A18]&lt;=[$Settings.$D$6];[$'Shadow calendar'.A18];&quot;&quot;);&quot;&quot;)">
            <text:p/>
          </table:table-cell>
          <table:table-cell table:style-name="ce22" table:formula="of:=IF([$'Shadow calendar'.B18]&gt;=[$Settings.$C$6];IF( [$'Shadow calendar'.B18]&lt;=[$Settings.$D$6];[$'Shadow calendar'.B18];&quot;&quot;);&quot;&quot;)">
            <text:p/>
          </table:table-cell>
          <table:table-cell table:style-name="ce22" table:formula="of:=IF([$'Shadow calendar'.C18]&gt;=[$Settings.$C$6];IF( [$'Shadow calendar'.C18]&lt;=[$Settings.$D$6];[$'Shadow calendar'.C18];&quot;&quot;);&quot;&quot;)">
            <text:p/>
          </table:table-cell>
          <table:table-cell table:style-name="ce22" table:formula="of:=IF([$'Shadow calendar'.D18]&gt;=[$Settings.$C$6];IF( [$'Shadow calendar'.D18]&lt;=[$Settings.$D$6];[$'Shadow calendar'.D18];&quot;&quot;);&quot;&quot;)">
            <text:p/>
          </table:table-cell>
          <table:table-cell table:style-name="ce22" table:formula="of:=IF([$'Shadow calendar'.E18]&gt;=[$Settings.$C$6];IF( [$'Shadow calendar'.E18]&lt;=[$Settings.$D$6];[$'Shadow calendar'.E18];&quot;&quot;);&quot;&quot;)">
            <text:p/>
          </table:table-cell>
          <table:table-cell table:style-name="ce22" table:formula="of:=IF([$'Shadow calendar'.F18]&gt;=[$Settings.$C$6];IF( [$'Shadow calendar'.F18]&lt;=[$Settings.$D$6];[$'Shadow calendar'.F18];&quot;&quot;);&quot;&quot;)">
            <text:p/>
          </table:table-cell>
          <table:table-cell table:style-name="ce28" table:formula="of:=IF([$'Shadow calendar'.G18]&gt;=[$Settings.$C$6];IF( [$'Shadow calendar'.G18]&lt;=[$Settings.$D$6];[$'Shadow calendar'.G18];&quot;&quot;);&quot;&quot;)">
            <text:p/>
          </table:table-cell>
          <table:table-cell/>
          <table:table-cell table:style-name="ce15" table:formula="of:=IF([$'Shadow calendar'.I18]&gt;=[$Settings.$C$7];IF( [$'Shadow calendar'.I18]&lt;=[$Settings.$D$7];[$'Shadow calendar'.I18];&quot;&quot;);&quot;&quot;)" office:value-type="date" office:date-value="2021-05-31" calcext:value-type="date">
            <text:p>31</text:p>
          </table:table-cell>
          <table:table-cell table:style-name="ce22" table:formula="of:=IF([$'Shadow calendar'.J18]&gt;=[$Settings.$C$7];IF( [$'Shadow calendar'.J18]&lt;=[$Settings.$D$7];[$'Shadow calendar'.J18];&quot;&quot;);&quot;&quot;)">
            <text:p/>
          </table:table-cell>
          <table:table-cell table:style-name="ce22" table:formula="of:=IF([$'Shadow calendar'.K18]&gt;=[$Settings.$C$7];IF( [$'Shadow calendar'.K18]&lt;=[$Settings.$D$7];[$'Shadow calendar'.K18];&quot;&quot;);&quot;&quot;)">
            <text:p/>
          </table:table-cell>
          <table:table-cell table:style-name="ce22" table:formula="of:=IF([$'Shadow calendar'.L18]&gt;=[$Settings.$C$7];IF( [$'Shadow calendar'.L18]&lt;=[$Settings.$D$7];[$'Shadow calendar'.L18];&quot;&quot;);&quot;&quot;)">
            <text:p/>
          </table:table-cell>
          <table:table-cell table:style-name="ce22" table:formula="of:=IF([$'Shadow calendar'.M18]&gt;=[$Settings.$C$7];IF( [$'Shadow calendar'.M18]&lt;=[$Settings.$D$7];[$'Shadow calendar'.M18];&quot;&quot;);&quot;&quot;)">
            <text:p/>
          </table:table-cell>
          <table:table-cell table:style-name="ce22" table:formula="of:=IF([$'Shadow calendar'.N18]&gt;=[$Settings.$C$7];IF( [$'Shadow calendar'.N18]&lt;=[$Settings.$D$7];[$'Shadow calendar'.N18];&quot;&quot;);&quot;&quot;)">
            <text:p/>
          </table:table-cell>
          <table:table-cell table:style-name="ce28" table:formula="of:=IF([$'Shadow calendar'.O18]&gt;=[$Settings.$C$7];IF( [$'Shadow calendar'.O18]&lt;=[$Settings.$D$7];[$'Shadow calendar'.O18];&quot;&quot;);&quot;&quot;)">
            <text:p/>
          </table:table-cell>
          <table:table-cell/>
          <table:table-cell table:style-name="ce15" table:formula="of:=IF([$'Shadow calendar'.Q18]&gt;=[$Settings.$C$8];IF( [$'Shadow calendar'.Q18]&lt;=[$Settings.$D$8];[$'Shadow calendar'.Q18];&quot;&quot;);&quot;&quot;)">
            <text:p/>
          </table:table-cell>
          <table:table-cell table:style-name="ce22" table:formula="of:=IF([$'Shadow calendar'.R18]&gt;=[$Settings.$C$8];IF( [$'Shadow calendar'.R18]&lt;=[$Settings.$D$8];[$'Shadow calendar'.R18];&quot;&quot;);&quot;&quot;)">
            <text:p/>
          </table:table-cell>
          <table:table-cell table:style-name="ce22" table:formula="of:=IF([$'Shadow calendar'.S18]&gt;=[$Settings.$C$8];IF( [$'Shadow calendar'.S18]&lt;=[$Settings.$D$8];[$'Shadow calendar'.S18];&quot;&quot;);&quot;&quot;)">
            <text:p/>
          </table:table-cell>
          <table:table-cell table:style-name="ce22" table:formula="of:=IF([$'Shadow calendar'.T18]&gt;=[$Settings.$C$8];IF( [$'Shadow calendar'.T18]&lt;=[$Settings.$D$8];[$'Shadow calendar'.T18];&quot;&quot;);&quot;&quot;)">
            <text:p/>
          </table:table-cell>
          <table:table-cell table:style-name="ce22" table:formula="of:=IF([$'Shadow calendar'.U18]&gt;=[$Settings.$C$8];IF( [$'Shadow calendar'.U18]&lt;=[$Settings.$D$8];[$'Shadow calendar'.U18];&quot;&quot;);&quot;&quot;)">
            <text:p/>
          </table:table-cell>
          <table:table-cell table:style-name="ce22" table:formula="of:=IF([$'Shadow calendar'.V18]&gt;=[$Settings.$C$8];IF( [$'Shadow calendar'.V18]&lt;=[$Settings.$D$8];[$'Shadow calendar'.V18];&quot;&quot;);&quot;&quot;)">
            <text:p/>
          </table:table-cell>
          <table:table-cell table:style-name="ce28" table:formula="of:=IF([$'Shadow calendar'.W18]&gt;=[$Settings.$C$8];IF( [$'Shadow calendar'.W18]&lt;=[$Settings.$D$8];[$'Shadow calendar'.W18];&quot;&quot;);&quot;&quot;)">
            <text:p/>
          </table:table-cell>
          <table:table-cell table:number-columns-repeated="990"/>
        </table:table-row>
        <table:table-row table:style-name="ro4" table:number-rows-repeated="2">
          <table:table-cell table:style-name="ce16"/>
          <table:table-cell table:style-name="ce23"/>
          <table:table-cell table:style-name="ce16" table:number-columns-repeated="5"/>
          <table:table-cell/>
          <table:table-cell table:style-name="ce16" table:number-columns-repeated="7"/>
          <table:table-cell/>
          <table:table-cell table:style-name="ce16" table:number-columns-repeated="7"/>
          <table:table-cell table:number-columns-repeated="990"/>
        </table:table-row>
        <table:table-row table:style-name="ro3">
          <table:table-cell table:style-name="ce29" table:formula="of:=[$Settings.C9]" office:value-type="date" office:date-value="2021-07-01" calcext:value-type="date" table:number-columns-spanned="7" table:number-rows-spanned="1">
            <text:p>July</text:p>
          </table:table-cell>
          <table:covered-table-cell table:number-columns-repeated="6"/>
          <table:table-cell/>
          <table:table-cell table:style-name="ce29" table:formula="of:=[$Settings.C10]" office:value-type="date" office:date-value="2021-08-01" calcext:value-type="date" table:number-columns-spanned="7" table:number-rows-spanned="1">
            <text:p>August</text:p>
          </table:table-cell>
          <table:covered-table-cell table:number-columns-repeated="6" table:style-name="ce9"/>
          <table:table-cell/>
          <table:table-cell table:style-name="ce29" table:formula="of:=[$Settings.C11]" office:value-type="date" office:date-value="2021-09-01" calcext:value-type="date" table:number-columns-spanned="7" table:number-rows-spanned="1">
            <text:p>September</text:p>
          </table:table-cell>
          <table:covered-table-cell table:number-columns-repeated="6" table:style-name="ce9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11" table:formula="of:=IF([$'Shadow calendar'.A22]&gt;=[$Settings.$C$9];IF( [$'Shadow calendar'.A22]&lt;=[$Settings.$D$9];[$'Shadow calendar'.A22];&quot;&quot;);&quot;&quot;)">
            <text:p/>
          </table:table-cell>
          <table:table-cell table:style-name="ce19" table:formula="of:=IF([$'Shadow calendar'.B22]&gt;=[$Settings.$C$9];IF( [$'Shadow calendar'.B22]&lt;=[$Settings.$D$9];[$'Shadow calendar'.B22];&quot;&quot;);&quot;&quot;)">
            <text:p/>
          </table:table-cell>
          <table:table-cell table:style-name="ce19" table:formula="of:=IF([$'Shadow calendar'.C22]&gt;=[$Settings.$C$9];IF( [$'Shadow calendar'.C22]&lt;=[$Settings.$D$9];[$'Shadow calendar'.C22];&quot;&quot;);&quot;&quot;)">
            <text:p/>
          </table:table-cell>
          <table:table-cell table:style-name="ce19" table:formula="of:=IF([$'Shadow calendar'.D22]&gt;=[$Settings.$C$9];IF( [$'Shadow calendar'.D22]&lt;=[$Settings.$D$9];[$'Shadow calendar'.D22];&quot;&quot;);&quot;&quot;)" office:value-type="date" office:date-value="2021-07-01" calcext:value-type="date">
            <text:p>1</text:p>
          </table:table-cell>
          <table:table-cell table:style-name="ce19" table:formula="of:=IF([$'Shadow calendar'.E22]&gt;=[$Settings.$C$9];IF( [$'Shadow calendar'.E22]&lt;=[$Settings.$D$9];[$'Shadow calendar'.E22];&quot;&quot;);&quot;&quot;)" office:value-type="date" office:date-value="2021-07-02" calcext:value-type="date">
            <text:p>2</text:p>
          </table:table-cell>
          <table:table-cell table:style-name="ce19" table:formula="of:=IF([$'Shadow calendar'.F22]&gt;=[$Settings.$C$9];IF( [$'Shadow calendar'.F22]&lt;=[$Settings.$D$9];[$'Shadow calendar'.F22];&quot;&quot;);&quot;&quot;)" office:value-type="date" office:date-value="2021-07-03" calcext:value-type="date">
            <text:p>3</text:p>
          </table:table-cell>
          <table:table-cell table:style-name="ce25" table:formula="of:=IF([$'Shadow calendar'.G22]&gt;=[$Settings.$C$9];IF( [$'Shadow calendar'.G22]&lt;=[$Settings.$D$9];[$'Shadow calendar'.G22];&quot;&quot;);&quot;&quot;)" office:value-type="date" office:date-value="2021-07-04" calcext:value-type="date">
            <text:p>4</text:p>
          </table:table-cell>
          <table:table-cell/>
          <table:table-cell table:style-name="ce11" table:formula="of:=IF([$'Shadow calendar'.I22]&gt;=[$Settings.$C$10];IF( [$'Shadow calendar'.I22]&lt;=[$Settings.$D$10];[$'Shadow calendar'.I22];&quot;&quot;);&quot;&quot;)">
            <text:p/>
          </table:table-cell>
          <table:table-cell table:style-name="ce19" table:formula="of:=IF([$'Shadow calendar'.J22]&gt;=[$Settings.$C$10];IF( [$'Shadow calendar'.J22]&lt;=[$Settings.$D$10];[$'Shadow calendar'.J22];&quot;&quot;);&quot;&quot;)">
            <text:p/>
          </table:table-cell>
          <table:table-cell table:style-name="ce19" table:formula="of:=IF([$'Shadow calendar'.K22]&gt;=[$Settings.$C$10];IF( [$'Shadow calendar'.K22]&lt;=[$Settings.$D$10];[$'Shadow calendar'.K22];&quot;&quot;);&quot;&quot;)">
            <text:p/>
          </table:table-cell>
          <table:table-cell table:style-name="ce19" table:formula="of:=IF([$'Shadow calendar'.L22]&gt;=[$Settings.$C$10];IF( [$'Shadow calendar'.L22]&lt;=[$Settings.$D$10];[$'Shadow calendar'.L22];&quot;&quot;);&quot;&quot;)">
            <text:p/>
          </table:table-cell>
          <table:table-cell table:style-name="ce19" table:formula="of:=IF([$'Shadow calendar'.M22]&gt;=[$Settings.$C$10];IF( [$'Shadow calendar'.M22]&lt;=[$Settings.$D$10];[$'Shadow calendar'.M22];&quot;&quot;);&quot;&quot;)">
            <text:p/>
          </table:table-cell>
          <table:table-cell table:style-name="ce19" table:formula="of:=IF([$'Shadow calendar'.N22]&gt;=[$Settings.$C$10];IF( [$'Shadow calendar'.N22]&lt;=[$Settings.$D$10];[$'Shadow calendar'.N22];&quot;&quot;);&quot;&quot;)">
            <text:p/>
          </table:table-cell>
          <table:table-cell table:style-name="ce25" table:formula="of:=IF([$'Shadow calendar'.O22]&gt;=[$Settings.$C$10];IF( [$'Shadow calendar'.O22]&lt;=[$Settings.$D$10];[$'Shadow calendar'.O22];&quot;&quot;);&quot;&quot;)" office:value-type="date" office:date-value="2021-08-01" calcext:value-type="date">
            <text:p>1</text:p>
          </table:table-cell>
          <table:table-cell/>
          <table:table-cell table:style-name="ce11" table:formula="of:=IF([$'Shadow calendar'.Q22]&gt;=[$Settings.$C$11];IF( [$'Shadow calendar'.Q22]&lt;=[$Settings.$D$11];[$'Shadow calendar'.Q22];&quot;&quot;);&quot;&quot;)">
            <text:p/>
          </table:table-cell>
          <table:table-cell table:style-name="ce19" table:formula="of:=IF([$'Shadow calendar'.R22]&gt;=[$Settings.$C$11];IF( [$'Shadow calendar'.R22]&lt;=[$Settings.$D$11];[$'Shadow calendar'.R22];&quot;&quot;);&quot;&quot;)">
            <text:p/>
          </table:table-cell>
          <table:table-cell table:style-name="ce19" table:formula="of:=IF([$'Shadow calendar'.S22]&gt;=[$Settings.$C$11];IF( [$'Shadow calendar'.S22]&lt;=[$Settings.$D$11];[$'Shadow calendar'.S22];&quot;&quot;);&quot;&quot;)" office:value-type="date" office:date-value="2021-09-01" calcext:value-type="date">
            <text:p>1</text:p>
          </table:table-cell>
          <table:table-cell table:style-name="ce19" table:formula="of:=IF([$'Shadow calendar'.T22]&gt;=[$Settings.$C$11];IF( [$'Shadow calendar'.T22]&lt;=[$Settings.$D$11];[$'Shadow calendar'.T22];&quot;&quot;);&quot;&quot;)" office:value-type="date" office:date-value="2021-09-02" calcext:value-type="date">
            <text:p>2</text:p>
          </table:table-cell>
          <table:table-cell table:style-name="ce19" table:formula="of:=IF([$'Shadow calendar'.U22]&gt;=[$Settings.$C$11];IF( [$'Shadow calendar'.U22]&lt;=[$Settings.$D$11];[$'Shadow calendar'.U22];&quot;&quot;);&quot;&quot;)" office:value-type="date" office:date-value="2021-09-03" calcext:value-type="date">
            <text:p>3</text:p>
          </table:table-cell>
          <table:table-cell table:style-name="ce19" table:formula="of:=IF([$'Shadow calendar'.V22]&gt;=[$Settings.$C$11];IF( [$'Shadow calendar'.V22]&lt;=[$Settings.$D$11];[$'Shadow calendar'.V22];&quot;&quot;);&quot;&quot;)" office:value-type="date" office:date-value="2021-09-04" calcext:value-type="date">
            <text:p>4</text:p>
          </table:table-cell>
          <table:table-cell table:style-name="ce25" table:formula="of:=IF([$'Shadow calendar'.W22]&gt;=[$Settings.$C$11];IF( [$'Shadow calendar'.W22]&lt;=[$Settings.$D$11];[$'Shadow calendar'.W22];&quot;&quot;);&quot;&quot;)" office:value-type="date" office:date-value="2021-09-05" calcext:value-type="date">
            <text:p>5</text:p>
          </table:table-cell>
          <table:table-cell table:number-columns-repeated="990"/>
        </table:table-row>
        <table:table-row table:style-name="ro3">
          <table:table-cell table:style-name="ce12" table:formula="of:=IF([$'Shadow calendar'.A23]&gt;=[$Settings.$C$9];IF( [$'Shadow calendar'.A23]&lt;=[$Settings.$D$9];[$'Shadow calendar'.A23];&quot;&quot;);&quot;&quot;)" office:value-type="date" office:date-value="2021-07-05" calcext:value-type="date">
            <text:p>5</text:p>
          </table:table-cell>
          <table:table-cell table:style-name="ce41" table:formula="of:=IF([$'Shadow calendar'.B23]&gt;=[$Settings.$C$9];IF( [$'Shadow calendar'.B23]&lt;=[$Settings.$D$9];[$'Shadow calendar'.B23];&quot;&quot;);&quot;&quot;)" office:value-type="date" office:date-value="2021-07-06" calcext:value-type="date">
            <text:p>6</text:p>
          </table:table-cell>
          <table:table-cell table:style-name="ce41" table:formula="of:=IF([$'Shadow calendar'.C23]&gt;=[$Settings.$C$9];IF( [$'Shadow calendar'.C23]&lt;=[$Settings.$D$9];[$'Shadow calendar'.C23];&quot;&quot;);&quot;&quot;)" office:value-type="date" office:date-value="2021-07-07" calcext:value-type="date">
            <text:p>7</text:p>
          </table:table-cell>
          <table:table-cell table:style-name="ce41" table:formula="of:=IF([$'Shadow calendar'.D23]&gt;=[$Settings.$C$9];IF( [$'Shadow calendar'.D23]&lt;=[$Settings.$D$9];[$'Shadow calendar'.D23];&quot;&quot;);&quot;&quot;)" office:value-type="date" office:date-value="2021-07-08" calcext:value-type="date">
            <text:p>8</text:p>
          </table:table-cell>
          <table:table-cell table:style-name="ce41" table:formula="of:=IF([$'Shadow calendar'.E23]&gt;=[$Settings.$C$9];IF( [$'Shadow calendar'.E23]&lt;=[$Settings.$D$9];[$'Shadow calendar'.E23];&quot;&quot;);&quot;&quot;)" office:value-type="date" office:date-value="2021-07-09" calcext:value-type="date">
            <text:p>9</text:p>
          </table:table-cell>
          <table:table-cell table:style-name="ce41" table:formula="of:=IF([$'Shadow calendar'.F23]&gt;=[$Settings.$C$9];IF( [$'Shadow calendar'.F23]&lt;=[$Settings.$D$9];[$'Shadow calendar'.F23];&quot;&quot;);&quot;&quot;)" office:value-type="date" office:date-value="2021-07-10" calcext:value-type="date">
            <text:p>10</text:p>
          </table:table-cell>
          <table:table-cell table:style-name="ce26" table:formula="of:=IF([$'Shadow calendar'.G23]&gt;=[$Settings.$C$9];IF( [$'Shadow calendar'.G23]&lt;=[$Settings.$D$9];[$'Shadow calendar'.G23];&quot;&quot;);&quot;&quot;)" office:value-type="date" office:date-value="2021-07-11" calcext:value-type="date">
            <text:p>11</text:p>
          </table:table-cell>
          <table:table-cell/>
          <table:table-cell table:style-name="ce12" table:formula="of:=IF([$'Shadow calendar'.I23]&gt;=[$Settings.$C$10];IF( [$'Shadow calendar'.I23]&lt;=[$Settings.$D$10];[$'Shadow calendar'.I23];&quot;&quot;);&quot;&quot;)" office:value-type="date" office:date-value="2021-08-02" calcext:value-type="date">
            <text:p>2</text:p>
          </table:table-cell>
          <table:table-cell table:style-name="ce41" table:formula="of:=IF([$'Shadow calendar'.J23]&gt;=[$Settings.$C$10];IF( [$'Shadow calendar'.J23]&lt;=[$Settings.$D$10];[$'Shadow calendar'.J23];&quot;&quot;);&quot;&quot;)" office:value-type="date" office:date-value="2021-08-03" calcext:value-type="date">
            <text:p>3</text:p>
          </table:table-cell>
          <table:table-cell table:style-name="ce41" table:formula="of:=IF([$'Shadow calendar'.K23]&gt;=[$Settings.$C$10];IF( [$'Shadow calendar'.K23]&lt;=[$Settings.$D$10];[$'Shadow calendar'.K23];&quot;&quot;);&quot;&quot;)" office:value-type="date" office:date-value="2021-08-04" calcext:value-type="date">
            <text:p>4</text:p>
          </table:table-cell>
          <table:table-cell table:style-name="ce41" table:formula="of:=IF([$'Shadow calendar'.L23]&gt;=[$Settings.$C$10];IF( [$'Shadow calendar'.L23]&lt;=[$Settings.$D$10];[$'Shadow calendar'.L23];&quot;&quot;);&quot;&quot;)" office:value-type="date" office:date-value="2021-08-05" calcext:value-type="date">
            <text:p>5</text:p>
          </table:table-cell>
          <table:table-cell table:style-name="ce41" table:formula="of:=IF([$'Shadow calendar'.M23]&gt;=[$Settings.$C$10];IF( [$'Shadow calendar'.M23]&lt;=[$Settings.$D$10];[$'Shadow calendar'.M23];&quot;&quot;);&quot;&quot;)" office:value-type="date" office:date-value="2021-08-06" calcext:value-type="date">
            <text:p>6</text:p>
          </table:table-cell>
          <table:table-cell table:style-name="ce41" table:formula="of:=IF([$'Shadow calendar'.N23]&gt;=[$Settings.$C$10];IF( [$'Shadow calendar'.N23]&lt;=[$Settings.$D$10];[$'Shadow calendar'.N23];&quot;&quot;);&quot;&quot;)" office:value-type="date" office:date-value="2021-08-07" calcext:value-type="date">
            <text:p>7</text:p>
          </table:table-cell>
          <table:table-cell table:style-name="ce26" table:formula="of:=IF([$'Shadow calendar'.O23]&gt;=[$Settings.$C$10];IF( [$'Shadow calendar'.O23]&lt;=[$Settings.$D$10];[$'Shadow calendar'.O23];&quot;&quot;);&quot;&quot;)" office:value-type="date" office:date-value="2021-08-08" calcext:value-type="date">
            <text:p>8</text:p>
          </table:table-cell>
          <table:table-cell/>
          <table:table-cell table:style-name="ce12" table:formula="of:=IF([$'Shadow calendar'.Q23]&gt;=[$Settings.$C$11];IF( [$'Shadow calendar'.Q23]&lt;=[$Settings.$D$11];[$'Shadow calendar'.Q23];&quot;&quot;);&quot;&quot;)" office:value-type="date" office:date-value="2021-09-06" calcext:value-type="date">
            <text:p>6</text:p>
          </table:table-cell>
          <table:table-cell table:style-name="ce41" table:formula="of:=IF([$'Shadow calendar'.R23]&gt;=[$Settings.$C$11];IF( [$'Shadow calendar'.R23]&lt;=[$Settings.$D$11];[$'Shadow calendar'.R23];&quot;&quot;);&quot;&quot;)" office:value-type="date" office:date-value="2021-09-07" calcext:value-type="date">
            <text:p>7</text:p>
          </table:table-cell>
          <table:table-cell table:style-name="ce41" table:formula="of:=IF([$'Shadow calendar'.S23]&gt;=[$Settings.$C$11];IF( [$'Shadow calendar'.S23]&lt;=[$Settings.$D$11];[$'Shadow calendar'.S23];&quot;&quot;);&quot;&quot;)" office:value-type="date" office:date-value="2021-09-08" calcext:value-type="date">
            <text:p>8</text:p>
          </table:table-cell>
          <table:table-cell table:style-name="ce41" table:formula="of:=IF([$'Shadow calendar'.T23]&gt;=[$Settings.$C$11];IF( [$'Shadow calendar'.T23]&lt;=[$Settings.$D$11];[$'Shadow calendar'.T23];&quot;&quot;);&quot;&quot;)" office:value-type="date" office:date-value="2021-09-09" calcext:value-type="date">
            <text:p>9</text:p>
          </table:table-cell>
          <table:table-cell table:style-name="ce41" table:formula="of:=IF([$'Shadow calendar'.U23]&gt;=[$Settings.$C$11];IF( [$'Shadow calendar'.U23]&lt;=[$Settings.$D$11];[$'Shadow calendar'.U23];&quot;&quot;);&quot;&quot;)" office:value-type="date" office:date-value="2021-09-10" calcext:value-type="date">
            <text:p>10</text:p>
          </table:table-cell>
          <table:table-cell table:style-name="ce41" table:formula="of:=IF([$'Shadow calendar'.V23]&gt;=[$Settings.$C$11];IF( [$'Shadow calendar'.V23]&lt;=[$Settings.$D$11];[$'Shadow calendar'.V23];&quot;&quot;);&quot;&quot;)" office:value-type="date" office:date-value="2021-09-11" calcext:value-type="date">
            <text:p>11</text:p>
          </table:table-cell>
          <table:table-cell table:style-name="ce26" table:formula="of:=IF([$'Shadow calendar'.W23]&gt;=[$Settings.$C$11];IF( [$'Shadow calendar'.W23]&lt;=[$Settings.$D$11];[$'Shadow calendar'.W23];&quot;&quot;);&quot;&quot;)" office:value-type="date" office:date-value="2021-09-12" calcext:value-type="date">
            <text:p>12</text:p>
          </table:table-cell>
          <table:table-cell table:number-columns-repeated="990"/>
        </table:table-row>
        <table:table-row table:style-name="ro3">
          <table:table-cell table:style-name="ce12" table:formula="of:=IF([$'Shadow calendar'.A24]&gt;=[$Settings.$C$9];IF( [$'Shadow calendar'.A24]&lt;=[$Settings.$D$9];[$'Shadow calendar'.A24];&quot;&quot;);&quot;&quot;)" office:value-type="date" office:date-value="2021-07-12" calcext:value-type="date">
            <text:p>12</text:p>
          </table:table-cell>
          <table:table-cell table:style-name="ce41" table:formula="of:=IF([$'Shadow calendar'.B24]&gt;=[$Settings.$C$9];IF( [$'Shadow calendar'.B24]&lt;=[$Settings.$D$9];[$'Shadow calendar'.B24];&quot;&quot;);&quot;&quot;)" office:value-type="date" office:date-value="2021-07-13" calcext:value-type="date">
            <text:p>13</text:p>
          </table:table-cell>
          <table:table-cell table:style-name="ce41" table:formula="of:=IF([$'Shadow calendar'.C24]&gt;=[$Settings.$C$9];IF( [$'Shadow calendar'.C24]&lt;=[$Settings.$D$9];[$'Shadow calendar'.C24];&quot;&quot;);&quot;&quot;)" office:value-type="date" office:date-value="2021-07-14" calcext:value-type="date">
            <text:p>14</text:p>
          </table:table-cell>
          <table:table-cell table:style-name="ce41" table:formula="of:=IF([$'Shadow calendar'.D24]&gt;=[$Settings.$C$9];IF( [$'Shadow calendar'.D24]&lt;=[$Settings.$D$9];[$'Shadow calendar'.D24];&quot;&quot;);&quot;&quot;)" office:value-type="date" office:date-value="2021-07-15" calcext:value-type="date">
            <text:p>15</text:p>
          </table:table-cell>
          <table:table-cell table:style-name="ce41" table:formula="of:=IF([$'Shadow calendar'.E24]&gt;=[$Settings.$C$9];IF( [$'Shadow calendar'.E24]&lt;=[$Settings.$D$9];[$'Shadow calendar'.E24];&quot;&quot;);&quot;&quot;)" office:value-type="date" office:date-value="2021-07-16" calcext:value-type="date">
            <text:p>16</text:p>
          </table:table-cell>
          <table:table-cell table:style-name="ce41" table:formula="of:=IF([$'Shadow calendar'.F24]&gt;=[$Settings.$C$9];IF( [$'Shadow calendar'.F24]&lt;=[$Settings.$D$9];[$'Shadow calendar'.F24];&quot;&quot;);&quot;&quot;)" office:value-type="date" office:date-value="2021-07-17" calcext:value-type="date">
            <text:p>17</text:p>
          </table:table-cell>
          <table:table-cell table:style-name="ce26" table:formula="of:=IF([$'Shadow calendar'.G24]&gt;=[$Settings.$C$9];IF( [$'Shadow calendar'.G24]&lt;=[$Settings.$D$9];[$'Shadow calendar'.G24];&quot;&quot;);&quot;&quot;)" office:value-type="date" office:date-value="2021-07-18" calcext:value-type="date">
            <text:p>18</text:p>
          </table:table-cell>
          <table:table-cell/>
          <table:table-cell table:style-name="ce12" table:formula="of:=IF([$'Shadow calendar'.I24]&gt;=[$Settings.$C$10];IF( [$'Shadow calendar'.I24]&lt;=[$Settings.$D$10];[$'Shadow calendar'.I24];&quot;&quot;);&quot;&quot;)" office:value-type="date" office:date-value="2021-08-09" calcext:value-type="date">
            <text:p>9</text:p>
          </table:table-cell>
          <table:table-cell table:style-name="ce41" table:formula="of:=IF([$'Shadow calendar'.J24]&gt;=[$Settings.$C$10];IF( [$'Shadow calendar'.J24]&lt;=[$Settings.$D$10];[$'Shadow calendar'.J24];&quot;&quot;);&quot;&quot;)" office:value-type="date" office:date-value="2021-08-10" calcext:value-type="date">
            <text:p>10</text:p>
          </table:table-cell>
          <table:table-cell table:style-name="ce41" table:formula="of:=IF([$'Shadow calendar'.K24]&gt;=[$Settings.$C$10];IF( [$'Shadow calendar'.K24]&lt;=[$Settings.$D$10];[$'Shadow calendar'.K24];&quot;&quot;);&quot;&quot;)" office:value-type="date" office:date-value="2021-08-11" calcext:value-type="date">
            <text:p>11</text:p>
          </table:table-cell>
          <table:table-cell table:style-name="ce41" table:formula="of:=IF([$'Shadow calendar'.L24]&gt;=[$Settings.$C$10];IF( [$'Shadow calendar'.L24]&lt;=[$Settings.$D$10];[$'Shadow calendar'.L24];&quot;&quot;);&quot;&quot;)" office:value-type="date" office:date-value="2021-08-12" calcext:value-type="date">
            <text:p>12</text:p>
          </table:table-cell>
          <table:table-cell table:style-name="ce41" table:formula="of:=IF([$'Shadow calendar'.M24]&gt;=[$Settings.$C$10];IF( [$'Shadow calendar'.M24]&lt;=[$Settings.$D$10];[$'Shadow calendar'.M24];&quot;&quot;);&quot;&quot;)" office:value-type="date" office:date-value="2021-08-13" calcext:value-type="date">
            <text:p>13</text:p>
          </table:table-cell>
          <table:table-cell table:style-name="ce41" table:formula="of:=IF([$'Shadow calendar'.N24]&gt;=[$Settings.$C$10];IF( [$'Shadow calendar'.N24]&lt;=[$Settings.$D$10];[$'Shadow calendar'.N24];&quot;&quot;);&quot;&quot;)" office:value-type="date" office:date-value="2021-08-14" calcext:value-type="date">
            <text:p>14</text:p>
          </table:table-cell>
          <table:table-cell table:style-name="ce26" table:formula="of:=IF([$'Shadow calendar'.O24]&gt;=[$Settings.$C$10];IF( [$'Shadow calendar'.O24]&lt;=[$Settings.$D$10];[$'Shadow calendar'.O24];&quot;&quot;);&quot;&quot;)" office:value-type="date" office:date-value="2021-08-15" calcext:value-type="date">
            <text:p>15</text:p>
          </table:table-cell>
          <table:table-cell/>
          <table:table-cell table:style-name="ce12" table:formula="of:=IF([$'Shadow calendar'.Q24]&gt;=[$Settings.$C$11];IF( [$'Shadow calendar'.Q24]&lt;=[$Settings.$D$11];[$'Shadow calendar'.Q24];&quot;&quot;);&quot;&quot;)" office:value-type="date" office:date-value="2021-09-13" calcext:value-type="date">
            <text:p>13</text:p>
          </table:table-cell>
          <table:table-cell table:style-name="ce41" table:formula="of:=IF([$'Shadow calendar'.R24]&gt;=[$Settings.$C$11];IF( [$'Shadow calendar'.R24]&lt;=[$Settings.$D$11];[$'Shadow calendar'.R24];&quot;&quot;);&quot;&quot;)" office:value-type="date" office:date-value="2021-09-14" calcext:value-type="date">
            <text:p>14</text:p>
          </table:table-cell>
          <table:table-cell table:style-name="ce41" table:formula="of:=IF([$'Shadow calendar'.S24]&gt;=[$Settings.$C$11];IF( [$'Shadow calendar'.S24]&lt;=[$Settings.$D$11];[$'Shadow calendar'.S24];&quot;&quot;);&quot;&quot;)" office:value-type="date" office:date-value="2021-09-15" calcext:value-type="date">
            <text:p>15</text:p>
          </table:table-cell>
          <table:table-cell table:style-name="ce41" table:formula="of:=IF([$'Shadow calendar'.T24]&gt;=[$Settings.$C$11];IF( [$'Shadow calendar'.T24]&lt;=[$Settings.$D$11];[$'Shadow calendar'.T24];&quot;&quot;);&quot;&quot;)" office:value-type="date" office:date-value="2021-09-16" calcext:value-type="date">
            <text:p>16</text:p>
          </table:table-cell>
          <table:table-cell table:style-name="ce41" table:formula="of:=IF([$'Shadow calendar'.U24]&gt;=[$Settings.$C$11];IF( [$'Shadow calendar'.U24]&lt;=[$Settings.$D$11];[$'Shadow calendar'.U24];&quot;&quot;);&quot;&quot;)" office:value-type="date" office:date-value="2021-09-17" calcext:value-type="date">
            <text:p>17</text:p>
          </table:table-cell>
          <table:table-cell table:style-name="ce41" table:formula="of:=IF([$'Shadow calendar'.V24]&gt;=[$Settings.$C$11];IF( [$'Shadow calendar'.V24]&lt;=[$Settings.$D$11];[$'Shadow calendar'.V24];&quot;&quot;);&quot;&quot;)" office:value-type="date" office:date-value="2021-09-18" calcext:value-type="date">
            <text:p>18</text:p>
          </table:table-cell>
          <table:table-cell table:style-name="ce26" table:formula="of:=IF([$'Shadow calendar'.W24]&gt;=[$Settings.$C$11];IF( [$'Shadow calendar'.W24]&lt;=[$Settings.$D$11];[$'Shadow calendar'.W24];&quot;&quot;);&quot;&quot;)" office:value-type="date" office:date-value="2021-09-19" calcext:value-type="date">
            <text:p>19</text:p>
          </table:table-cell>
          <table:table-cell table:number-columns-repeated="990"/>
        </table:table-row>
        <table:table-row table:style-name="ro3">
          <table:table-cell table:style-name="ce12" table:formula="of:=IF([$'Shadow calendar'.A25]&gt;=[$Settings.$C$9];IF( [$'Shadow calendar'.A25]&lt;=[$Settings.$D$9];[$'Shadow calendar'.A25];&quot;&quot;);&quot;&quot;)" office:value-type="date" office:date-value="2021-07-19" calcext:value-type="date">
            <text:p>19</text:p>
          </table:table-cell>
          <table:table-cell table:style-name="ce41" table:formula="of:=IF([$'Shadow calendar'.B25]&gt;=[$Settings.$C$9];IF( [$'Shadow calendar'.B25]&lt;=[$Settings.$D$9];[$'Shadow calendar'.B25];&quot;&quot;);&quot;&quot;)" office:value-type="date" office:date-value="2021-07-20" calcext:value-type="date">
            <text:p>20</text:p>
          </table:table-cell>
          <table:table-cell table:style-name="ce41" table:formula="of:=IF([$'Shadow calendar'.C25]&gt;=[$Settings.$C$9];IF( [$'Shadow calendar'.C25]&lt;=[$Settings.$D$9];[$'Shadow calendar'.C25];&quot;&quot;);&quot;&quot;)" office:value-type="date" office:date-value="2021-07-21" calcext:value-type="date">
            <text:p>21</text:p>
          </table:table-cell>
          <table:table-cell table:style-name="ce41" table:formula="of:=IF([$'Shadow calendar'.D25]&gt;=[$Settings.$C$9];IF( [$'Shadow calendar'.D25]&lt;=[$Settings.$D$9];[$'Shadow calendar'.D25];&quot;&quot;);&quot;&quot;)" office:value-type="date" office:date-value="2021-07-22" calcext:value-type="date">
            <text:p>22</text:p>
          </table:table-cell>
          <table:table-cell table:style-name="ce41" table:formula="of:=IF([$'Shadow calendar'.E25]&gt;=[$Settings.$C$9];IF( [$'Shadow calendar'.E25]&lt;=[$Settings.$D$9];[$'Shadow calendar'.E25];&quot;&quot;);&quot;&quot;)" office:value-type="date" office:date-value="2021-07-23" calcext:value-type="date">
            <text:p>23</text:p>
          </table:table-cell>
          <table:table-cell table:style-name="ce41" table:formula="of:=IF([$'Shadow calendar'.F25]&gt;=[$Settings.$C$9];IF( [$'Shadow calendar'.F25]&lt;=[$Settings.$D$9];[$'Shadow calendar'.F25];&quot;&quot;);&quot;&quot;)" office:value-type="date" office:date-value="2021-07-24" calcext:value-type="date">
            <text:p>24</text:p>
          </table:table-cell>
          <table:table-cell table:style-name="ce26" table:formula="of:=IF([$'Shadow calendar'.G25]&gt;=[$Settings.$C$9];IF( [$'Shadow calendar'.G25]&lt;=[$Settings.$D$9];[$'Shadow calendar'.G25];&quot;&quot;);&quot;&quot;)" office:value-type="date" office:date-value="2021-07-25" calcext:value-type="date">
            <text:p>25</text:p>
          </table:table-cell>
          <table:table-cell/>
          <table:table-cell table:style-name="ce12" table:formula="of:=IF([$'Shadow calendar'.I25]&gt;=[$Settings.$C$10];IF( [$'Shadow calendar'.I25]&lt;=[$Settings.$D$10];[$'Shadow calendar'.I25];&quot;&quot;);&quot;&quot;)" office:value-type="date" office:date-value="2021-08-16" calcext:value-type="date">
            <text:p>16</text:p>
          </table:table-cell>
          <table:table-cell table:style-name="ce41" table:formula="of:=IF([$'Shadow calendar'.J25]&gt;=[$Settings.$C$10];IF( [$'Shadow calendar'.J25]&lt;=[$Settings.$D$10];[$'Shadow calendar'.J25];&quot;&quot;);&quot;&quot;)" office:value-type="date" office:date-value="2021-08-17" calcext:value-type="date">
            <text:p>17</text:p>
          </table:table-cell>
          <table:table-cell table:style-name="ce41" table:formula="of:=IF([$'Shadow calendar'.K25]&gt;=[$Settings.$C$10];IF( [$'Shadow calendar'.K25]&lt;=[$Settings.$D$10];[$'Shadow calendar'.K25];&quot;&quot;);&quot;&quot;)" office:value-type="date" office:date-value="2021-08-18" calcext:value-type="date">
            <text:p>18</text:p>
          </table:table-cell>
          <table:table-cell table:style-name="ce41" table:formula="of:=IF([$'Shadow calendar'.L25]&gt;=[$Settings.$C$10];IF( [$'Shadow calendar'.L25]&lt;=[$Settings.$D$10];[$'Shadow calendar'.L25];&quot;&quot;);&quot;&quot;)" office:value-type="date" office:date-value="2021-08-19" calcext:value-type="date">
            <text:p>19</text:p>
          </table:table-cell>
          <table:table-cell table:style-name="ce41" table:formula="of:=IF([$'Shadow calendar'.M25]&gt;=[$Settings.$C$10];IF( [$'Shadow calendar'.M25]&lt;=[$Settings.$D$10];[$'Shadow calendar'.M25];&quot;&quot;);&quot;&quot;)" office:value-type="date" office:date-value="2021-08-20" calcext:value-type="date">
            <text:p>20</text:p>
          </table:table-cell>
          <table:table-cell table:style-name="ce41" table:formula="of:=IF([$'Shadow calendar'.N25]&gt;=[$Settings.$C$10];IF( [$'Shadow calendar'.N25]&lt;=[$Settings.$D$10];[$'Shadow calendar'.N25];&quot;&quot;);&quot;&quot;)" office:value-type="date" office:date-value="2021-08-21" calcext:value-type="date">
            <text:p>21</text:p>
          </table:table-cell>
          <table:table-cell table:style-name="ce26" table:formula="of:=IF([$'Shadow calendar'.O25]&gt;=[$Settings.$C$10];IF( [$'Shadow calendar'.O25]&lt;=[$Settings.$D$10];[$'Shadow calendar'.O25];&quot;&quot;);&quot;&quot;)" office:value-type="date" office:date-value="2021-08-22" calcext:value-type="date">
            <text:p>22</text:p>
          </table:table-cell>
          <table:table-cell/>
          <table:table-cell table:style-name="ce12" table:formula="of:=IF([$'Shadow calendar'.Q25]&gt;=[$Settings.$C$11];IF( [$'Shadow calendar'.Q25]&lt;=[$Settings.$D$11];[$'Shadow calendar'.Q25];&quot;&quot;);&quot;&quot;)" office:value-type="date" office:date-value="2021-09-20" calcext:value-type="date">
            <text:p>20</text:p>
          </table:table-cell>
          <table:table-cell table:style-name="ce41" table:formula="of:=IF([$'Shadow calendar'.R25]&gt;=[$Settings.$C$11];IF( [$'Shadow calendar'.R25]&lt;=[$Settings.$D$11];[$'Shadow calendar'.R25];&quot;&quot;);&quot;&quot;)" office:value-type="date" office:date-value="2021-09-21" calcext:value-type="date">
            <text:p>21</text:p>
          </table:table-cell>
          <table:table-cell table:style-name="ce41" table:formula="of:=IF([$'Shadow calendar'.S25]&gt;=[$Settings.$C$11];IF( [$'Shadow calendar'.S25]&lt;=[$Settings.$D$11];[$'Shadow calendar'.S25];&quot;&quot;);&quot;&quot;)" office:value-type="date" office:date-value="2021-09-22" calcext:value-type="date">
            <text:p>22</text:p>
          </table:table-cell>
          <table:table-cell table:style-name="ce41" table:formula="of:=IF([$'Shadow calendar'.T25]&gt;=[$Settings.$C$11];IF( [$'Shadow calendar'.T25]&lt;=[$Settings.$D$11];[$'Shadow calendar'.T25];&quot;&quot;);&quot;&quot;)" office:value-type="date" office:date-value="2021-09-23" calcext:value-type="date">
            <text:p>23</text:p>
          </table:table-cell>
          <table:table-cell table:style-name="ce41" table:formula="of:=IF([$'Shadow calendar'.U25]&gt;=[$Settings.$C$11];IF( [$'Shadow calendar'.U25]&lt;=[$Settings.$D$11];[$'Shadow calendar'.U25];&quot;&quot;);&quot;&quot;)" office:value-type="date" office:date-value="2021-09-24" calcext:value-type="date">
            <text:p>24</text:p>
          </table:table-cell>
          <table:table-cell table:style-name="ce41" table:formula="of:=IF([$'Shadow calendar'.V25]&gt;=[$Settings.$C$11];IF( [$'Shadow calendar'.V25]&lt;=[$Settings.$D$11];[$'Shadow calendar'.V25];&quot;&quot;);&quot;&quot;)" office:value-type="date" office:date-value="2021-09-25" calcext:value-type="date">
            <text:p>25</text:p>
          </table:table-cell>
          <table:table-cell table:style-name="ce26" table:formula="of:=IF([$'Shadow calendar'.W25]&gt;=[$Settings.$C$11];IF( [$'Shadow calendar'.W25]&lt;=[$Settings.$D$11];[$'Shadow calendar'.W25];&quot;&quot;);&quot;&quot;)" office:value-type="date" office:date-value="2021-09-26" calcext:value-type="date">
            <text:p>26</text:p>
          </table:table-cell>
          <table:table-cell table:number-columns-repeated="990"/>
        </table:table-row>
        <table:table-row table:style-name="ro3">
          <table:table-cell table:style-name="ce12" table:formula="of:=IF([$'Shadow calendar'.A26]&gt;=[$Settings.$C$9];IF( [$'Shadow calendar'.A26]&lt;=[$Settings.$D$9];[$'Shadow calendar'.A26];&quot;&quot;);&quot;&quot;)" office:value-type="date" office:date-value="2021-07-26" calcext:value-type="date">
            <text:p>26</text:p>
          </table:table-cell>
          <table:table-cell table:style-name="ce41" table:formula="of:=IF([$'Shadow calendar'.B26]&gt;=[$Settings.$C$9];IF( [$'Shadow calendar'.B26]&lt;=[$Settings.$D$9];[$'Shadow calendar'.B26];&quot;&quot;);&quot;&quot;)" office:value-type="date" office:date-value="2021-07-27" calcext:value-type="date">
            <text:p>27</text:p>
          </table:table-cell>
          <table:table-cell table:style-name="ce41" table:formula="of:=IF([$'Shadow calendar'.C26]&gt;=[$Settings.$C$9];IF( [$'Shadow calendar'.C26]&lt;=[$Settings.$D$9];[$'Shadow calendar'.C26];&quot;&quot;);&quot;&quot;)" office:value-type="date" office:date-value="2021-07-28" calcext:value-type="date">
            <text:p>28</text:p>
          </table:table-cell>
          <table:table-cell table:style-name="ce41" table:formula="of:=IF([$'Shadow calendar'.D26]&gt;=[$Settings.$C$9];IF( [$'Shadow calendar'.D26]&lt;=[$Settings.$D$9];[$'Shadow calendar'.D26];&quot;&quot;);&quot;&quot;)" office:value-type="date" office:date-value="2021-07-29" calcext:value-type="date">
            <text:p>29</text:p>
          </table:table-cell>
          <table:table-cell table:style-name="ce41" table:formula="of:=IF([$'Shadow calendar'.E26]&gt;=[$Settings.$C$9];IF( [$'Shadow calendar'.E26]&lt;=[$Settings.$D$9];[$'Shadow calendar'.E26];&quot;&quot;);&quot;&quot;)" office:value-type="date" office:date-value="2021-07-30" calcext:value-type="date">
            <text:p>30</text:p>
          </table:table-cell>
          <table:table-cell table:style-name="ce41" table:formula="of:=IF([$'Shadow calendar'.F26]&gt;=[$Settings.$C$9];IF( [$'Shadow calendar'.F26]&lt;=[$Settings.$D$9];[$'Shadow calendar'.F26];&quot;&quot;);&quot;&quot;)" office:value-type="date" office:date-value="2021-07-31" calcext:value-type="date">
            <text:p>31</text:p>
          </table:table-cell>
          <table:table-cell table:style-name="ce26" table:formula="of:=IF([$'Shadow calendar'.G26]&gt;=[$Settings.$C$9];IF( [$'Shadow calendar'.G26]&lt;=[$Settings.$D$9];[$'Shadow calendar'.G26];&quot;&quot;);&quot;&quot;)">
            <text:p/>
          </table:table-cell>
          <table:table-cell/>
          <table:table-cell table:style-name="ce12" table:formula="of:=IF([$'Shadow calendar'.I26]&gt;=[$Settings.$C$10];IF( [$'Shadow calendar'.I26]&lt;=[$Settings.$D$10];[$'Shadow calendar'.I26];&quot;&quot;);&quot;&quot;)" office:value-type="date" office:date-value="2021-08-23" calcext:value-type="date">
            <text:p>23</text:p>
          </table:table-cell>
          <table:table-cell table:style-name="ce41" table:formula="of:=IF([$'Shadow calendar'.J26]&gt;=[$Settings.$C$10];IF( [$'Shadow calendar'.J26]&lt;=[$Settings.$D$10];[$'Shadow calendar'.J26];&quot;&quot;);&quot;&quot;)" office:value-type="date" office:date-value="2021-08-24" calcext:value-type="date">
            <text:p>24</text:p>
          </table:table-cell>
          <table:table-cell table:style-name="ce41" table:formula="of:=IF([$'Shadow calendar'.K26]&gt;=[$Settings.$C$10];IF( [$'Shadow calendar'.K26]&lt;=[$Settings.$D$10];[$'Shadow calendar'.K26];&quot;&quot;);&quot;&quot;)" office:value-type="date" office:date-value="2021-08-25" calcext:value-type="date">
            <text:p>25</text:p>
          </table:table-cell>
          <table:table-cell table:style-name="ce41" table:formula="of:=IF([$'Shadow calendar'.L26]&gt;=[$Settings.$C$10];IF( [$'Shadow calendar'.L26]&lt;=[$Settings.$D$10];[$'Shadow calendar'.L26];&quot;&quot;);&quot;&quot;)" office:value-type="date" office:date-value="2021-08-26" calcext:value-type="date">
            <text:p>26</text:p>
          </table:table-cell>
          <table:table-cell table:style-name="ce41" table:formula="of:=IF([$'Shadow calendar'.M26]&gt;=[$Settings.$C$10];IF( [$'Shadow calendar'.M26]&lt;=[$Settings.$D$10];[$'Shadow calendar'.M26];&quot;&quot;);&quot;&quot;)" office:value-type="date" office:date-value="2021-08-27" calcext:value-type="date">
            <text:p>27</text:p>
          </table:table-cell>
          <table:table-cell table:style-name="ce41" table:formula="of:=IF([$'Shadow calendar'.N26]&gt;=[$Settings.$C$10];IF( [$'Shadow calendar'.N26]&lt;=[$Settings.$D$10];[$'Shadow calendar'.N26];&quot;&quot;);&quot;&quot;)" office:value-type="date" office:date-value="2021-08-28" calcext:value-type="date">
            <text:p>28</text:p>
          </table:table-cell>
          <table:table-cell table:style-name="ce26" table:formula="of:=IF([$'Shadow calendar'.O26]&gt;=[$Settings.$C$10];IF( [$'Shadow calendar'.O26]&lt;=[$Settings.$D$10];[$'Shadow calendar'.O26];&quot;&quot;);&quot;&quot;)" office:value-type="date" office:date-value="2021-08-29" calcext:value-type="date">
            <text:p>29</text:p>
          </table:table-cell>
          <table:table-cell/>
          <table:table-cell table:style-name="ce12" table:formula="of:=IF([$'Shadow calendar'.Q26]&gt;=[$Settings.$C$11];IF( [$'Shadow calendar'.Q26]&lt;=[$Settings.$D$11];[$'Shadow calendar'.Q26];&quot;&quot;);&quot;&quot;)" office:value-type="date" office:date-value="2021-09-27" calcext:value-type="date">
            <text:p>27</text:p>
          </table:table-cell>
          <table:table-cell table:style-name="ce41" table:formula="of:=IF([$'Shadow calendar'.R26]&gt;=[$Settings.$C$11];IF( [$'Shadow calendar'.R26]&lt;=[$Settings.$D$11];[$'Shadow calendar'.R26];&quot;&quot;);&quot;&quot;)" office:value-type="date" office:date-value="2021-09-28" calcext:value-type="date">
            <text:p>28</text:p>
          </table:table-cell>
          <table:table-cell table:style-name="ce41" table:formula="of:=IF([$'Shadow calendar'.S26]&gt;=[$Settings.$C$11];IF( [$'Shadow calendar'.S26]&lt;=[$Settings.$D$11];[$'Shadow calendar'.S26];&quot;&quot;);&quot;&quot;)" office:value-type="date" office:date-value="2021-09-29" calcext:value-type="date">
            <text:p>29</text:p>
          </table:table-cell>
          <table:table-cell table:style-name="ce41" table:formula="of:=IF([$'Shadow calendar'.T26]&gt;=[$Settings.$C$11];IF( [$'Shadow calendar'.T26]&lt;=[$Settings.$D$11];[$'Shadow calendar'.T26];&quot;&quot;);&quot;&quot;)" office:value-type="date" office:date-value="2021-09-30" calcext:value-type="date">
            <text:p>30</text:p>
          </table:table-cell>
          <table:table-cell table:style-name="ce41" table:formula="of:=IF([$'Shadow calendar'.U26]&gt;=[$Settings.$C$11];IF( [$'Shadow calendar'.U26]&lt;=[$Settings.$D$11];[$'Shadow calendar'.U26];&quot;&quot;);&quot;&quot;)">
            <text:p/>
          </table:table-cell>
          <table:table-cell table:style-name="ce41" table:formula="of:=IF([$'Shadow calendar'.V26]&gt;=[$Settings.$C$11];IF( [$'Shadow calendar'.V26]&lt;=[$Settings.$D$11];[$'Shadow calendar'.V26];&quot;&quot;);&quot;&quot;)">
            <text:p/>
          </table:table-cell>
          <table:table-cell table:style-name="ce26" table:formula="of:=IF([$'Shadow calendar'.W26]&gt;=[$Settings.$C$11];IF( [$'Shadow calendar'.W26]&lt;=[$Settings.$D$11];[$'Shadow calendar'.W26];&quot;&quot;);&quot;&quot;)">
            <text:p/>
          </table:table-cell>
          <table:table-cell table:number-columns-repeated="990"/>
        </table:table-row>
        <table:table-row table:style-name="ro3">
          <table:table-cell table:style-name="ce15" table:formula="of:=IF([$'Shadow calendar'.A27]&gt;=[$Settings.$C$9];IF( [$'Shadow calendar'.A27]&lt;=[$Settings.$D$9];[$'Shadow calendar'.A27];&quot;&quot;);&quot;&quot;)">
            <text:p/>
          </table:table-cell>
          <table:table-cell table:style-name="ce22" table:formula="of:=IF([$'Shadow calendar'.B27]&gt;=[$Settings.$C$9];IF( [$'Shadow calendar'.B27]&lt;=[$Settings.$D$9];[$'Shadow calendar'.B27];&quot;&quot;);&quot;&quot;)">
            <text:p/>
          </table:table-cell>
          <table:table-cell table:style-name="ce22" table:formula="of:=IF([$'Shadow calendar'.C27]&gt;=[$Settings.$C$9];IF( [$'Shadow calendar'.C27]&lt;=[$Settings.$D$9];[$'Shadow calendar'.C27];&quot;&quot;);&quot;&quot;)">
            <text:p/>
          </table:table-cell>
          <table:table-cell table:style-name="ce22" table:formula="of:=IF([$'Shadow calendar'.D27]&gt;=[$Settings.$C$9];IF( [$'Shadow calendar'.D27]&lt;=[$Settings.$D$9];[$'Shadow calendar'.D27];&quot;&quot;);&quot;&quot;)">
            <text:p/>
          </table:table-cell>
          <table:table-cell table:style-name="ce22" table:formula="of:=IF([$'Shadow calendar'.E27]&gt;=[$Settings.$C$9];IF( [$'Shadow calendar'.E27]&lt;=[$Settings.$D$9];[$'Shadow calendar'.E27];&quot;&quot;);&quot;&quot;)">
            <text:p/>
          </table:table-cell>
          <table:table-cell table:style-name="ce22" table:formula="of:=IF([$'Shadow calendar'.F27]&gt;=[$Settings.$C$9];IF( [$'Shadow calendar'.F27]&lt;=[$Settings.$D$9];[$'Shadow calendar'.F27];&quot;&quot;);&quot;&quot;)">
            <text:p/>
          </table:table-cell>
          <table:table-cell table:style-name="ce28" table:formula="of:=IF([$'Shadow calendar'.G27]&gt;=[$Settings.$C$9];IF( [$'Shadow calendar'.G27]&lt;=[$Settings.$D$9];[$'Shadow calendar'.G27];&quot;&quot;);&quot;&quot;)">
            <text:p/>
          </table:table-cell>
          <table:table-cell/>
          <table:table-cell table:style-name="ce15" table:formula="of:=IF([$'Shadow calendar'.I27]&gt;=[$Settings.$C$10];IF( [$'Shadow calendar'.I27]&lt;=[$Settings.$D$10];[$'Shadow calendar'.I27];&quot;&quot;);&quot;&quot;)">
            <text:p/>
          </table:table-cell>
          <table:table-cell table:style-name="ce22" table:formula="of:=IF([$'Shadow calendar'.J27]&gt;=[$Settings.$C$10];IF( [$'Shadow calendar'.J27]&lt;=[$Settings.$D$10];[$'Shadow calendar'.J27];&quot;&quot;);&quot;&quot;)">
            <text:p/>
          </table:table-cell>
          <table:table-cell table:style-name="ce22" table:formula="of:=IF([$'Shadow calendar'.K27]&gt;=[$Settings.$C$10];IF( [$'Shadow calendar'.K27]&lt;=[$Settings.$D$10];[$'Shadow calendar'.K27];&quot;&quot;);&quot;&quot;)">
            <text:p/>
          </table:table-cell>
          <table:table-cell table:style-name="ce22" table:formula="of:=IF([$'Shadow calendar'.L27]&gt;=[$Settings.$C$10];IF( [$'Shadow calendar'.L27]&lt;=[$Settings.$D$10];[$'Shadow calendar'.L27];&quot;&quot;);&quot;&quot;)">
            <text:p/>
          </table:table-cell>
          <table:table-cell table:style-name="ce22" table:formula="of:=IF([$'Shadow calendar'.M27]&gt;=[$Settings.$C$10];IF( [$'Shadow calendar'.M27]&lt;=[$Settings.$D$10];[$'Shadow calendar'.M27];&quot;&quot;);&quot;&quot;)">
            <text:p/>
          </table:table-cell>
          <table:table-cell table:style-name="ce22" table:formula="of:=IF([$'Shadow calendar'.N27]&gt;=[$Settings.$C$10];IF( [$'Shadow calendar'.N27]&lt;=[$Settings.$D$10];[$'Shadow calendar'.N27];&quot;&quot;);&quot;&quot;)">
            <text:p/>
          </table:table-cell>
          <table:table-cell table:style-name="ce28" table:formula="of:=IF([$'Shadow calendar'.O27]&gt;=[$Settings.$C$10];IF( [$'Shadow calendar'.O27]&lt;=[$Settings.$D$10];[$'Shadow calendar'.O27];&quot;&quot;);&quot;&quot;)">
            <text:p/>
          </table:table-cell>
          <table:table-cell/>
          <table:table-cell table:style-name="ce15" table:formula="of:=IF([$'Shadow calendar'.Q27]&gt;=[$Settings.$C$11];IF( [$'Shadow calendar'.Q27]&lt;=[$Settings.$D$11];[$'Shadow calendar'.Q27];&quot;&quot;);&quot;&quot;)">
            <text:p/>
          </table:table-cell>
          <table:table-cell table:style-name="ce22" table:formula="of:=IF([$'Shadow calendar'.R27]&gt;=[$Settings.$C$11];IF( [$'Shadow calendar'.R27]&lt;=[$Settings.$D$11];[$'Shadow calendar'.R27];&quot;&quot;);&quot;&quot;)">
            <text:p/>
          </table:table-cell>
          <table:table-cell table:style-name="ce22" table:formula="of:=IF([$'Shadow calendar'.S27]&gt;=[$Settings.$C$11];IF( [$'Shadow calendar'.S27]&lt;=[$Settings.$D$11];[$'Shadow calendar'.S27];&quot;&quot;);&quot;&quot;)">
            <text:p/>
          </table:table-cell>
          <table:table-cell table:style-name="ce22" table:formula="of:=IF([$'Shadow calendar'.T27]&gt;=[$Settings.$C$11];IF( [$'Shadow calendar'.T27]&lt;=[$Settings.$D$11];[$'Shadow calendar'.T27];&quot;&quot;);&quot;&quot;)">
            <text:p/>
          </table:table-cell>
          <table:table-cell table:style-name="ce22" table:formula="of:=IF([$'Shadow calendar'.U27]&gt;=[$Settings.$C$11];IF( [$'Shadow calendar'.U27]&lt;=[$Settings.$D$11];[$'Shadow calendar'.U27];&quot;&quot;);&quot;&quot;)">
            <text:p/>
          </table:table-cell>
          <table:table-cell table:style-name="ce22" table:formula="of:=IF([$'Shadow calendar'.V27]&gt;=[$Settings.$C$11];IF( [$'Shadow calendar'.V27]&lt;=[$Settings.$D$11];[$'Shadow calendar'.V27];&quot;&quot;);&quot;&quot;)">
            <text:p/>
          </table:table-cell>
          <table:table-cell table:style-name="ce28" table:formula="of:=IF([$'Shadow calendar'.W27]&gt;=[$Settings.$C$11];IF( [$'Shadow calendar'.W27]&lt;=[$Settings.$D$11];[$'Shadow calendar'.W27];&quot;&quot;);&quot;&quot;)">
            <text:p/>
          </table:table-cell>
          <table:table-cell table:number-columns-repeated="990"/>
        </table:table-row>
        <table:table-row table:style-name="ro3">
          <table:table-cell table:number-columns-repeated="1013"/>
        </table:table-row>
        <table:table-row table:style-name="ro3">
          <table:table-cell table:style-name="ce29" table:formula="of:=[$Settings.C12]" office:value-type="date" office:date-value="2021-10-01" calcext:value-type="date" table:number-columns-spanned="7" table:number-rows-spanned="1">
            <text:p>October</text:p>
          </table:table-cell>
          <table:covered-table-cell table:number-columns-repeated="6"/>
          <table:table-cell/>
          <table:table-cell table:style-name="ce29" table:formula="of:=[$Settings.C13]" office:value-type="date" office:date-value="2021-11-01" calcext:value-type="date" table:number-columns-spanned="7" table:number-rows-spanned="1">
            <text:p>November</text:p>
          </table:table-cell>
          <table:covered-table-cell table:number-columns-repeated="6" table:style-name="ce9"/>
          <table:table-cell/>
          <table:table-cell table:style-name="ce29" table:formula="of:=[$Settings.C14]" office:value-type="date" office:date-value="2021-12-01" calcext:value-type="date" table:number-columns-spanned="7" table:number-rows-spanned="1">
            <text:p>December</text:p>
          </table:table-cell>
          <table:covered-table-cell table:number-columns-repeated="6" table:style-name="ce9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11" table:formula="of:=IF([$'Shadow calendar'.A30]&gt;=[$Settings.$C$12];IF( [$'Shadow calendar'.A30]&lt;=[$Settings.$D$12];[$'Shadow calendar'.A30];&quot;&quot;);&quot;&quot;)">
            <text:p/>
          </table:table-cell>
          <table:table-cell table:style-name="ce19" table:formula="of:=IF([$'Shadow calendar'.B30]&gt;=[$Settings.$C$12];IF( [$'Shadow calendar'.B30]&lt;=[$Settings.$D$12];[$'Shadow calendar'.B30];&quot;&quot;);&quot;&quot;)">
            <text:p/>
          </table:table-cell>
          <table:table-cell table:style-name="ce19" table:formula="of:=IF([$'Shadow calendar'.C30]&gt;=[$Settings.$C$12];IF( [$'Shadow calendar'.C30]&lt;=[$Settings.$D$12];[$'Shadow calendar'.C30];&quot;&quot;);&quot;&quot;)">
            <text:p/>
          </table:table-cell>
          <table:table-cell table:style-name="ce19" table:formula="of:=IF([$'Shadow calendar'.D30]&gt;=[$Settings.$C$12];IF( [$'Shadow calendar'.D30]&lt;=[$Settings.$D$12];[$'Shadow calendar'.D30];&quot;&quot;);&quot;&quot;)">
            <text:p/>
          </table:table-cell>
          <table:table-cell table:style-name="ce19" table:formula="of:=IF([$'Shadow calendar'.E30]&gt;=[$Settings.$C$12];IF( [$'Shadow calendar'.E30]&lt;=[$Settings.$D$12];[$'Shadow calendar'.E30];&quot;&quot;);&quot;&quot;)" office:value-type="date" office:date-value="2021-10-01" calcext:value-type="date">
            <text:p>1</text:p>
          </table:table-cell>
          <table:table-cell table:style-name="ce19" table:formula="of:=IF([$'Shadow calendar'.F30]&gt;=[$Settings.$C$12];IF( [$'Shadow calendar'.F30]&lt;=[$Settings.$D$12];[$'Shadow calendar'.F30];&quot;&quot;);&quot;&quot;)" office:value-type="date" office:date-value="2021-10-02" calcext:value-type="date">
            <text:p>2</text:p>
          </table:table-cell>
          <table:table-cell table:style-name="ce25" table:formula="of:=IF([$'Shadow calendar'.G30]&gt;=[$Settings.$C$12];IF( [$'Shadow calendar'.G30]&lt;=[$Settings.$D$12];[$'Shadow calendar'.G30];&quot;&quot;);&quot;&quot;)" office:value-type="date" office:date-value="2021-10-03" calcext:value-type="date">
            <text:p>3</text:p>
          </table:table-cell>
          <table:table-cell/>
          <table:table-cell table:style-name="ce42" table:formula="of:=IF([$'Shadow calendar'.I30]&gt;=[$Settings.$C$13];IF( [$'Shadow calendar'.I30]&lt;=[$Settings.$D$13];[$'Shadow calendar'.I30];&quot;&quot;);&quot;&quot;)" office:value-type="date" office:date-value="2021-11-01" calcext:value-type="date">
            <text:p>1</text:p>
          </table:table-cell>
          <table:table-cell table:style-name="ce19" table:formula="of:=IF([$'Shadow calendar'.J30]&gt;=[$Settings.$C$13];IF( [$'Shadow calendar'.J30]&lt;=[$Settings.$D$13];[$'Shadow calendar'.J30];&quot;&quot;);&quot;&quot;)" office:value-type="date" office:date-value="2021-11-02" calcext:value-type="date">
            <text:p>2</text:p>
          </table:table-cell>
          <table:table-cell table:style-name="ce19" table:formula="of:=IF([$'Shadow calendar'.K30]&gt;=[$Settings.$C$13];IF( [$'Shadow calendar'.K30]&lt;=[$Settings.$D$13];[$'Shadow calendar'.K30];&quot;&quot;);&quot;&quot;)" office:value-type="date" office:date-value="2021-11-03" calcext:value-type="date">
            <text:p>3</text:p>
          </table:table-cell>
          <table:table-cell table:style-name="ce19" table:formula="of:=IF([$'Shadow calendar'.L30]&gt;=[$Settings.$C$13];IF( [$'Shadow calendar'.L30]&lt;=[$Settings.$D$13];[$'Shadow calendar'.L30];&quot;&quot;);&quot;&quot;)" office:value-type="date" office:date-value="2021-11-04" calcext:value-type="date">
            <text:p>4</text:p>
          </table:table-cell>
          <table:table-cell table:style-name="ce19" table:formula="of:=IF([$'Shadow calendar'.M30]&gt;=[$Settings.$C$13];IF( [$'Shadow calendar'.M30]&lt;=[$Settings.$D$13];[$'Shadow calendar'.M30];&quot;&quot;);&quot;&quot;)" office:value-type="date" office:date-value="2021-11-05" calcext:value-type="date">
            <text:p>5</text:p>
          </table:table-cell>
          <table:table-cell table:style-name="ce19" table:formula="of:=IF([$'Shadow calendar'.N30]&gt;=[$Settings.$C$13];IF( [$'Shadow calendar'.N30]&lt;=[$Settings.$D$13];[$'Shadow calendar'.N30];&quot;&quot;);&quot;&quot;)" office:value-type="date" office:date-value="2021-11-06" calcext:value-type="date">
            <text:p>6</text:p>
          </table:table-cell>
          <table:table-cell table:style-name="ce25" table:formula="of:=IF([$'Shadow calendar'.O30]&gt;=[$Settings.$C$13];IF( [$'Shadow calendar'.O30]&lt;=[$Settings.$D$13];[$'Shadow calendar'.O30];&quot;&quot;);&quot;&quot;)" office:value-type="date" office:date-value="2021-11-07" calcext:value-type="date">
            <text:p>7</text:p>
          </table:table-cell>
          <table:table-cell/>
          <table:table-cell table:style-name="ce11" table:formula="of:=IF([$'Shadow calendar'.Q30]&gt;=[$Settings.$C$14];IF( [$'Shadow calendar'.Q30]&lt;=[$Settings.$D$14];[$'Shadow calendar'.Q30];&quot;&quot;);&quot;&quot;)">
            <text:p/>
          </table:table-cell>
          <table:table-cell table:style-name="ce19" table:formula="of:=IF([$'Shadow calendar'.R30]&gt;=[$Settings.$C$14];IF( [$'Shadow calendar'.R30]&lt;=[$Settings.$D$14];[$'Shadow calendar'.R30];&quot;&quot;);&quot;&quot;)">
            <text:p/>
          </table:table-cell>
          <table:table-cell table:style-name="ce19" table:formula="of:=IF([$'Shadow calendar'.S30]&gt;=[$Settings.$C$14];IF( [$'Shadow calendar'.S30]&lt;=[$Settings.$D$14];[$'Shadow calendar'.S30];&quot;&quot;);&quot;&quot;)" office:value-type="date" office:date-value="2021-12-01" calcext:value-type="date">
            <text:p>1</text:p>
          </table:table-cell>
          <table:table-cell table:style-name="ce19" table:formula="of:=IF([$'Shadow calendar'.T30]&gt;=[$Settings.$C$14];IF( [$'Shadow calendar'.T30]&lt;=[$Settings.$D$14];[$'Shadow calendar'.T30];&quot;&quot;);&quot;&quot;)" office:value-type="date" office:date-value="2021-12-02" calcext:value-type="date">
            <text:p>2</text:p>
          </table:table-cell>
          <table:table-cell table:style-name="ce19" table:formula="of:=IF([$'Shadow calendar'.U30]&gt;=[$Settings.$C$14];IF( [$'Shadow calendar'.U30]&lt;=[$Settings.$D$14];[$'Shadow calendar'.U30];&quot;&quot;);&quot;&quot;)" office:value-type="date" office:date-value="2021-12-03" calcext:value-type="date">
            <text:p>3</text:p>
          </table:table-cell>
          <table:table-cell table:style-name="ce19" table:formula="of:=IF([$'Shadow calendar'.V30]&gt;=[$Settings.$C$14];IF( [$'Shadow calendar'.V30]&lt;=[$Settings.$D$14];[$'Shadow calendar'.V30];&quot;&quot;);&quot;&quot;)" office:value-type="date" office:date-value="2021-12-04" calcext:value-type="date">
            <text:p>4</text:p>
          </table:table-cell>
          <table:table-cell table:style-name="ce25" table:formula="of:=IF([$'Shadow calendar'.W30]&gt;=[$Settings.$C$14];IF( [$'Shadow calendar'.W30]&lt;=[$Settings.$D$14];[$'Shadow calendar'.W30];&quot;&quot;);&quot;&quot;)" office:value-type="date" office:date-value="2021-12-05" calcext:value-type="date">
            <text:p>5</text:p>
          </table:table-cell>
          <table:table-cell table:number-columns-repeated="990"/>
        </table:table-row>
        <table:table-row table:style-name="ro3">
          <table:table-cell table:style-name="ce12" table:formula="of:=IF([$'Shadow calendar'.A31]&gt;=[$Settings.$C$12];IF( [$'Shadow calendar'.A31]&lt;=[$Settings.$D$12];[$'Shadow calendar'.A31];&quot;&quot;);&quot;&quot;)" office:value-type="date" office:date-value="2021-10-04" calcext:value-type="date">
            <text:p>4</text:p>
          </table:table-cell>
          <table:table-cell table:style-name="ce41" table:formula="of:=IF([$'Shadow calendar'.B31]&gt;=[$Settings.$C$12];IF( [$'Shadow calendar'.B31]&lt;=[$Settings.$D$12];[$'Shadow calendar'.B31];&quot;&quot;);&quot;&quot;)" office:value-type="date" office:date-value="2021-10-05" calcext:value-type="date">
            <text:p>5</text:p>
          </table:table-cell>
          <table:table-cell table:style-name="ce41" table:formula="of:=IF([$'Shadow calendar'.C31]&gt;=[$Settings.$C$12];IF( [$'Shadow calendar'.C31]&lt;=[$Settings.$D$12];[$'Shadow calendar'.C31];&quot;&quot;);&quot;&quot;)" office:value-type="date" office:date-value="2021-10-06" calcext:value-type="date">
            <text:p>6</text:p>
          </table:table-cell>
          <table:table-cell table:style-name="ce41" table:formula="of:=IF([$'Shadow calendar'.D31]&gt;=[$Settings.$C$12];IF( [$'Shadow calendar'.D31]&lt;=[$Settings.$D$12];[$'Shadow calendar'.D31];&quot;&quot;);&quot;&quot;)" office:value-type="date" office:date-value="2021-10-07" calcext:value-type="date">
            <text:p>7</text:p>
          </table:table-cell>
          <table:table-cell table:style-name="ce41" table:formula="of:=IF([$'Shadow calendar'.E31]&gt;=[$Settings.$C$12];IF( [$'Shadow calendar'.E31]&lt;=[$Settings.$D$12];[$'Shadow calendar'.E31];&quot;&quot;);&quot;&quot;)" office:value-type="date" office:date-value="2021-10-08" calcext:value-type="date">
            <text:p>8</text:p>
          </table:table-cell>
          <table:table-cell table:style-name="ce41" table:formula="of:=IF([$'Shadow calendar'.F31]&gt;=[$Settings.$C$12];IF( [$'Shadow calendar'.F31]&lt;=[$Settings.$D$12];[$'Shadow calendar'.F31];&quot;&quot;);&quot;&quot;)" office:value-type="date" office:date-value="2021-10-09" calcext:value-type="date">
            <text:p>9</text:p>
          </table:table-cell>
          <table:table-cell table:style-name="ce26" table:formula="of:=IF([$'Shadow calendar'.G31]&gt;=[$Settings.$C$12];IF( [$'Shadow calendar'.G31]&lt;=[$Settings.$D$12];[$'Shadow calendar'.G31];&quot;&quot;);&quot;&quot;)" office:value-type="date" office:date-value="2021-10-10" calcext:value-type="date">
            <text:p>10</text:p>
          </table:table-cell>
          <table:table-cell/>
          <table:table-cell table:style-name="ce12" table:formula="of:=IF([$'Shadow calendar'.I31]&gt;=[$Settings.$C$13];IF( [$'Shadow calendar'.I31]&lt;=[$Settings.$D$13];[$'Shadow calendar'.I31];&quot;&quot;);&quot;&quot;)" office:value-type="date" office:date-value="2021-11-08" calcext:value-type="date">
            <text:p>8</text:p>
          </table:table-cell>
          <table:table-cell table:style-name="ce41" table:formula="of:=IF([$'Shadow calendar'.J31]&gt;=[$Settings.$C$13];IF( [$'Shadow calendar'.J31]&lt;=[$Settings.$D$13];[$'Shadow calendar'.J31];&quot;&quot;);&quot;&quot;)" office:value-type="date" office:date-value="2021-11-09" calcext:value-type="date">
            <text:p>9</text:p>
          </table:table-cell>
          <table:table-cell table:style-name="ce41" table:formula="of:=IF([$'Shadow calendar'.K31]&gt;=[$Settings.$C$13];IF( [$'Shadow calendar'.K31]&lt;=[$Settings.$D$13];[$'Shadow calendar'.K31];&quot;&quot;);&quot;&quot;)" office:value-type="date" office:date-value="2021-11-10" calcext:value-type="date">
            <text:p>10</text:p>
          </table:table-cell>
          <table:table-cell table:style-name="ce41" table:formula="of:=IF([$'Shadow calendar'.L31]&gt;=[$Settings.$C$13];IF( [$'Shadow calendar'.L31]&lt;=[$Settings.$D$13];[$'Shadow calendar'.L31];&quot;&quot;);&quot;&quot;)" office:value-type="date" office:date-value="2021-11-11" calcext:value-type="date">
            <text:p>11</text:p>
          </table:table-cell>
          <table:table-cell table:style-name="ce41" table:formula="of:=IF([$'Shadow calendar'.M31]&gt;=[$Settings.$C$13];IF( [$'Shadow calendar'.M31]&lt;=[$Settings.$D$13];[$'Shadow calendar'.M31];&quot;&quot;);&quot;&quot;)" office:value-type="date" office:date-value="2021-11-12" calcext:value-type="date">
            <text:p>12</text:p>
          </table:table-cell>
          <table:table-cell table:style-name="ce41" table:formula="of:=IF([$'Shadow calendar'.N31]&gt;=[$Settings.$C$13];IF( [$'Shadow calendar'.N31]&lt;=[$Settings.$D$13];[$'Shadow calendar'.N31];&quot;&quot;);&quot;&quot;)" office:value-type="date" office:date-value="2021-11-13" calcext:value-type="date">
            <text:p>13</text:p>
          </table:table-cell>
          <table:table-cell table:style-name="ce26" table:formula="of:=IF([$'Shadow calendar'.O31]&gt;=[$Settings.$C$13];IF( [$'Shadow calendar'.O31]&lt;=[$Settings.$D$13];[$'Shadow calendar'.O31];&quot;&quot;);&quot;&quot;)" office:value-type="date" office:date-value="2021-11-14" calcext:value-type="date">
            <text:p>14</text:p>
          </table:table-cell>
          <table:table-cell/>
          <table:table-cell table:style-name="ce12" table:formula="of:=IF([$'Shadow calendar'.Q31]&gt;=[$Settings.$C$14];IF( [$'Shadow calendar'.Q31]&lt;=[$Settings.$D$14];[$'Shadow calendar'.Q31];&quot;&quot;);&quot;&quot;)" office:value-type="date" office:date-value="2021-12-06" calcext:value-type="date">
            <text:p>6</text:p>
          </table:table-cell>
          <table:table-cell table:style-name="ce41" table:formula="of:=IF([$'Shadow calendar'.R31]&gt;=[$Settings.$C$14];IF( [$'Shadow calendar'.R31]&lt;=[$Settings.$D$14];[$'Shadow calendar'.R31];&quot;&quot;);&quot;&quot;)" office:value-type="date" office:date-value="2021-12-07" calcext:value-type="date">
            <text:p>7</text:p>
          </table:table-cell>
          <table:table-cell table:style-name="ce41" table:formula="of:=IF([$'Shadow calendar'.S31]&gt;=[$Settings.$C$14];IF( [$'Shadow calendar'.S31]&lt;=[$Settings.$D$14];[$'Shadow calendar'.S31];&quot;&quot;);&quot;&quot;)" office:value-type="date" office:date-value="2021-12-08" calcext:value-type="date">
            <text:p>8</text:p>
          </table:table-cell>
          <table:table-cell table:style-name="ce41" table:formula="of:=IF([$'Shadow calendar'.T31]&gt;=[$Settings.$C$14];IF( [$'Shadow calendar'.T31]&lt;=[$Settings.$D$14];[$'Shadow calendar'.T31];&quot;&quot;);&quot;&quot;)" office:value-type="date" office:date-value="2021-12-09" calcext:value-type="date">
            <text:p>9</text:p>
          </table:table-cell>
          <table:table-cell table:style-name="ce41" table:formula="of:=IF([$'Shadow calendar'.U31]&gt;=[$Settings.$C$14];IF( [$'Shadow calendar'.U31]&lt;=[$Settings.$D$14];[$'Shadow calendar'.U31];&quot;&quot;);&quot;&quot;)" office:value-type="date" office:date-value="2021-12-10" calcext:value-type="date">
            <text:p>10</text:p>
          </table:table-cell>
          <table:table-cell table:style-name="ce41" table:formula="of:=IF([$'Shadow calendar'.V31]&gt;=[$Settings.$C$14];IF( [$'Shadow calendar'.V31]&lt;=[$Settings.$D$14];[$'Shadow calendar'.V31];&quot;&quot;);&quot;&quot;)" office:value-type="date" office:date-value="2021-12-11" calcext:value-type="date">
            <text:p>11</text:p>
          </table:table-cell>
          <table:table-cell table:style-name="ce26" table:formula="of:=IF([$'Shadow calendar'.W31]&gt;=[$Settings.$C$14];IF( [$'Shadow calendar'.W31]&lt;=[$Settings.$D$14];[$'Shadow calendar'.W31];&quot;&quot;);&quot;&quot;)" office:value-type="date" office:date-value="2021-12-12" calcext:value-type="date">
            <text:p>12</text:p>
          </table:table-cell>
          <table:table-cell table:number-columns-repeated="990"/>
        </table:table-row>
        <table:table-row table:style-name="ro3">
          <table:table-cell table:style-name="ce12" table:formula="of:=IF([$'Shadow calendar'.A32]&gt;=[$Settings.$C$12];IF( [$'Shadow calendar'.A32]&lt;=[$Settings.$D$12];[$'Shadow calendar'.A32];&quot;&quot;);&quot;&quot;)" office:value-type="date" office:date-value="2021-10-11" calcext:value-type="date">
            <text:p>11</text:p>
          </table:table-cell>
          <table:table-cell table:style-name="ce41" table:formula="of:=IF([$'Shadow calendar'.B32]&gt;=[$Settings.$C$12];IF( [$'Shadow calendar'.B32]&lt;=[$Settings.$D$12];[$'Shadow calendar'.B32];&quot;&quot;);&quot;&quot;)" office:value-type="date" office:date-value="2021-10-12" calcext:value-type="date">
            <text:p>12</text:p>
          </table:table-cell>
          <table:table-cell table:style-name="ce41" table:formula="of:=IF([$'Shadow calendar'.C32]&gt;=[$Settings.$C$12];IF( [$'Shadow calendar'.C32]&lt;=[$Settings.$D$12];[$'Shadow calendar'.C32];&quot;&quot;);&quot;&quot;)" office:value-type="date" office:date-value="2021-10-13" calcext:value-type="date">
            <text:p>13</text:p>
          </table:table-cell>
          <table:table-cell table:style-name="ce41" table:formula="of:=IF([$'Shadow calendar'.D32]&gt;=[$Settings.$C$12];IF( [$'Shadow calendar'.D32]&lt;=[$Settings.$D$12];[$'Shadow calendar'.D32];&quot;&quot;);&quot;&quot;)" office:value-type="date" office:date-value="2021-10-14" calcext:value-type="date">
            <text:p>14</text:p>
          </table:table-cell>
          <table:table-cell table:style-name="ce41" table:formula="of:=IF([$'Shadow calendar'.E32]&gt;=[$Settings.$C$12];IF( [$'Shadow calendar'.E32]&lt;=[$Settings.$D$12];[$'Shadow calendar'.E32];&quot;&quot;);&quot;&quot;)" office:value-type="date" office:date-value="2021-10-15" calcext:value-type="date">
            <text:p>15</text:p>
          </table:table-cell>
          <table:table-cell table:style-name="ce41" table:formula="of:=IF([$'Shadow calendar'.F32]&gt;=[$Settings.$C$12];IF( [$'Shadow calendar'.F32]&lt;=[$Settings.$D$12];[$'Shadow calendar'.F32];&quot;&quot;);&quot;&quot;)" office:value-type="date" office:date-value="2021-10-16" calcext:value-type="date">
            <text:p>16</text:p>
          </table:table-cell>
          <table:table-cell table:style-name="ce26" table:formula="of:=IF([$'Shadow calendar'.G32]&gt;=[$Settings.$C$12];IF( [$'Shadow calendar'.G32]&lt;=[$Settings.$D$12];[$'Shadow calendar'.G32];&quot;&quot;);&quot;&quot;)" office:value-type="date" office:date-value="2021-10-17" calcext:value-type="date">
            <text:p>17</text:p>
          </table:table-cell>
          <table:table-cell/>
          <table:table-cell table:style-name="ce12" table:formula="of:=IF([$'Shadow calendar'.I32]&gt;=[$Settings.$C$13];IF( [$'Shadow calendar'.I32]&lt;=[$Settings.$D$13];[$'Shadow calendar'.I32];&quot;&quot;);&quot;&quot;)" office:value-type="date" office:date-value="2021-11-15" calcext:value-type="date">
            <text:p>15</text:p>
          </table:table-cell>
          <table:table-cell table:style-name="ce41" table:formula="of:=IF([$'Shadow calendar'.J32]&gt;=[$Settings.$C$13];IF( [$'Shadow calendar'.J32]&lt;=[$Settings.$D$13];[$'Shadow calendar'.J32];&quot;&quot;);&quot;&quot;)" office:value-type="date" office:date-value="2021-11-16" calcext:value-type="date">
            <text:p>16</text:p>
          </table:table-cell>
          <table:table-cell table:style-name="ce41" table:formula="of:=IF([$'Shadow calendar'.K32]&gt;=[$Settings.$C$13];IF( [$'Shadow calendar'.K32]&lt;=[$Settings.$D$13];[$'Shadow calendar'.K32];&quot;&quot;);&quot;&quot;)" office:value-type="date" office:date-value="2021-11-17" calcext:value-type="date">
            <text:p>17</text:p>
          </table:table-cell>
          <table:table-cell table:style-name="ce41" table:formula="of:=IF([$'Shadow calendar'.L32]&gt;=[$Settings.$C$13];IF( [$'Shadow calendar'.L32]&lt;=[$Settings.$D$13];[$'Shadow calendar'.L32];&quot;&quot;);&quot;&quot;)" office:value-type="date" office:date-value="2021-11-18" calcext:value-type="date">
            <text:p>18</text:p>
          </table:table-cell>
          <table:table-cell table:style-name="ce41" table:formula="of:=IF([$'Shadow calendar'.M32]&gt;=[$Settings.$C$13];IF( [$'Shadow calendar'.M32]&lt;=[$Settings.$D$13];[$'Shadow calendar'.M32];&quot;&quot;);&quot;&quot;)" office:value-type="date" office:date-value="2021-11-19" calcext:value-type="date">
            <text:p>19</text:p>
          </table:table-cell>
          <table:table-cell table:style-name="ce41" table:formula="of:=IF([$'Shadow calendar'.N32]&gt;=[$Settings.$C$13];IF( [$'Shadow calendar'.N32]&lt;=[$Settings.$D$13];[$'Shadow calendar'.N32];&quot;&quot;);&quot;&quot;)" office:value-type="date" office:date-value="2021-11-20" calcext:value-type="date">
            <text:p>20</text:p>
          </table:table-cell>
          <table:table-cell table:style-name="ce26" table:formula="of:=IF([$'Shadow calendar'.O32]&gt;=[$Settings.$C$13];IF( [$'Shadow calendar'.O32]&lt;=[$Settings.$D$13];[$'Shadow calendar'.O32];&quot;&quot;);&quot;&quot;)" office:value-type="date" office:date-value="2021-11-21" calcext:value-type="date">
            <text:p>21</text:p>
          </table:table-cell>
          <table:table-cell/>
          <table:table-cell table:style-name="ce12" table:formula="of:=IF([$'Shadow calendar'.Q32]&gt;=[$Settings.$C$14];IF( [$'Shadow calendar'.Q32]&lt;=[$Settings.$D$14];[$'Shadow calendar'.Q32];&quot;&quot;);&quot;&quot;)" office:value-type="date" office:date-value="2021-12-13" calcext:value-type="date">
            <text:p>13</text:p>
          </table:table-cell>
          <table:table-cell table:style-name="ce41" table:formula="of:=IF([$'Shadow calendar'.R32]&gt;=[$Settings.$C$14];IF( [$'Shadow calendar'.R32]&lt;=[$Settings.$D$14];[$'Shadow calendar'.R32];&quot;&quot;);&quot;&quot;)" office:value-type="date" office:date-value="2021-12-14" calcext:value-type="date">
            <text:p>14</text:p>
          </table:table-cell>
          <table:table-cell table:style-name="ce41" table:formula="of:=IF([$'Shadow calendar'.S32]&gt;=[$Settings.$C$14];IF( [$'Shadow calendar'.S32]&lt;=[$Settings.$D$14];[$'Shadow calendar'.S32];&quot;&quot;);&quot;&quot;)" office:value-type="date" office:date-value="2021-12-15" calcext:value-type="date">
            <text:p>15</text:p>
          </table:table-cell>
          <table:table-cell table:style-name="ce41" table:formula="of:=IF([$'Shadow calendar'.T32]&gt;=[$Settings.$C$14];IF( [$'Shadow calendar'.T32]&lt;=[$Settings.$D$14];[$'Shadow calendar'.T32];&quot;&quot;);&quot;&quot;)" office:value-type="date" office:date-value="2021-12-16" calcext:value-type="date">
            <text:p>16</text:p>
          </table:table-cell>
          <table:table-cell table:style-name="ce41" table:formula="of:=IF([$'Shadow calendar'.U32]&gt;=[$Settings.$C$14];IF( [$'Shadow calendar'.U32]&lt;=[$Settings.$D$14];[$'Shadow calendar'.U32];&quot;&quot;);&quot;&quot;)" office:value-type="date" office:date-value="2021-12-17" calcext:value-type="date">
            <text:p>17</text:p>
          </table:table-cell>
          <table:table-cell table:style-name="ce41" table:formula="of:=IF([$'Shadow calendar'.V32]&gt;=[$Settings.$C$14];IF( [$'Shadow calendar'.V32]&lt;=[$Settings.$D$14];[$'Shadow calendar'.V32];&quot;&quot;);&quot;&quot;)" office:value-type="date" office:date-value="2021-12-18" calcext:value-type="date">
            <text:p>18</text:p>
          </table:table-cell>
          <table:table-cell table:style-name="ce26" table:formula="of:=IF([$'Shadow calendar'.W32]&gt;=[$Settings.$C$14];IF( [$'Shadow calendar'.W32]&lt;=[$Settings.$D$14];[$'Shadow calendar'.W32];&quot;&quot;);&quot;&quot;)" office:value-type="date" office:date-value="2021-12-19" calcext:value-type="date">
            <text:p>19</text:p>
          </table:table-cell>
          <table:table-cell table:number-columns-repeated="990"/>
        </table:table-row>
        <table:table-row table:style-name="ro3">
          <table:table-cell table:style-name="ce12" table:formula="of:=IF([$'Shadow calendar'.A33]&gt;=[$Settings.$C$12];IF( [$'Shadow calendar'.A33]&lt;=[$Settings.$D$12];[$'Shadow calendar'.A33];&quot;&quot;);&quot;&quot;)" office:value-type="date" office:date-value="2021-10-18" calcext:value-type="date">
            <text:p>18</text:p>
          </table:table-cell>
          <table:table-cell table:style-name="ce41" table:formula="of:=IF([$'Shadow calendar'.B33]&gt;=[$Settings.$C$12];IF( [$'Shadow calendar'.B33]&lt;=[$Settings.$D$12];[$'Shadow calendar'.B33];&quot;&quot;);&quot;&quot;)" office:value-type="date" office:date-value="2021-10-19" calcext:value-type="date">
            <text:p>19</text:p>
          </table:table-cell>
          <table:table-cell table:style-name="ce41" table:formula="of:=IF([$'Shadow calendar'.C33]&gt;=[$Settings.$C$12];IF( [$'Shadow calendar'.C33]&lt;=[$Settings.$D$12];[$'Shadow calendar'.C33];&quot;&quot;);&quot;&quot;)" office:value-type="date" office:date-value="2021-10-20" calcext:value-type="date">
            <text:p>20</text:p>
          </table:table-cell>
          <table:table-cell table:style-name="ce41" table:formula="of:=IF([$'Shadow calendar'.D33]&gt;=[$Settings.$C$12];IF( [$'Shadow calendar'.D33]&lt;=[$Settings.$D$12];[$'Shadow calendar'.D33];&quot;&quot;);&quot;&quot;)" office:value-type="date" office:date-value="2021-10-21" calcext:value-type="date">
            <text:p>21</text:p>
          </table:table-cell>
          <table:table-cell table:style-name="ce41" table:formula="of:=IF([$'Shadow calendar'.E33]&gt;=[$Settings.$C$12];IF( [$'Shadow calendar'.E33]&lt;=[$Settings.$D$12];[$'Shadow calendar'.E33];&quot;&quot;);&quot;&quot;)" office:value-type="date" office:date-value="2021-10-22" calcext:value-type="date">
            <text:p>22</text:p>
          </table:table-cell>
          <table:table-cell table:style-name="ce41" table:formula="of:=IF([$'Shadow calendar'.F33]&gt;=[$Settings.$C$12];IF( [$'Shadow calendar'.F33]&lt;=[$Settings.$D$12];[$'Shadow calendar'.F33];&quot;&quot;);&quot;&quot;)" office:value-type="date" office:date-value="2021-10-23" calcext:value-type="date">
            <text:p>23</text:p>
          </table:table-cell>
          <table:table-cell table:style-name="ce26" table:formula="of:=IF([$'Shadow calendar'.G33]&gt;=[$Settings.$C$12];IF( [$'Shadow calendar'.G33]&lt;=[$Settings.$D$12];[$'Shadow calendar'.G33];&quot;&quot;);&quot;&quot;)" office:value-type="date" office:date-value="2021-10-24" calcext:value-type="date">
            <text:p>24</text:p>
          </table:table-cell>
          <table:table-cell/>
          <table:table-cell table:style-name="ce12" table:formula="of:=IF([$'Shadow calendar'.I33]&gt;=[$Settings.$C$13];IF( [$'Shadow calendar'.I33]&lt;=[$Settings.$D$13];[$'Shadow calendar'.I33];&quot;&quot;);&quot;&quot;)" office:value-type="date" office:date-value="2021-11-22" calcext:value-type="date">
            <text:p>22</text:p>
          </table:table-cell>
          <table:table-cell table:style-name="ce41" table:formula="of:=IF([$'Shadow calendar'.J33]&gt;=[$Settings.$C$13];IF( [$'Shadow calendar'.J33]&lt;=[$Settings.$D$13];[$'Shadow calendar'.J33];&quot;&quot;);&quot;&quot;)" office:value-type="date" office:date-value="2021-11-23" calcext:value-type="date">
            <text:p>23</text:p>
          </table:table-cell>
          <table:table-cell table:style-name="ce41" table:formula="of:=IF([$'Shadow calendar'.K33]&gt;=[$Settings.$C$13];IF( [$'Shadow calendar'.K33]&lt;=[$Settings.$D$13];[$'Shadow calendar'.K33];&quot;&quot;);&quot;&quot;)" office:value-type="date" office:date-value="2021-11-24" calcext:value-type="date">
            <text:p>24</text:p>
          </table:table-cell>
          <table:table-cell table:style-name="ce41" table:formula="of:=IF([$'Shadow calendar'.L33]&gt;=[$Settings.$C$13];IF( [$'Shadow calendar'.L33]&lt;=[$Settings.$D$13];[$'Shadow calendar'.L33];&quot;&quot;);&quot;&quot;)" office:value-type="date" office:date-value="2021-11-25" calcext:value-type="date">
            <text:p>25</text:p>
          </table:table-cell>
          <table:table-cell table:style-name="ce41" table:formula="of:=IF([$'Shadow calendar'.M33]&gt;=[$Settings.$C$13];IF( [$'Shadow calendar'.M33]&lt;=[$Settings.$D$13];[$'Shadow calendar'.M33];&quot;&quot;);&quot;&quot;)" office:value-type="date" office:date-value="2021-11-26" calcext:value-type="date">
            <text:p>26</text:p>
          </table:table-cell>
          <table:table-cell table:style-name="ce41" table:formula="of:=IF([$'Shadow calendar'.N33]&gt;=[$Settings.$C$13];IF( [$'Shadow calendar'.N33]&lt;=[$Settings.$D$13];[$'Shadow calendar'.N33];&quot;&quot;);&quot;&quot;)" office:value-type="date" office:date-value="2021-11-27" calcext:value-type="date">
            <text:p>27</text:p>
          </table:table-cell>
          <table:table-cell table:style-name="ce26" table:formula="of:=IF([$'Shadow calendar'.O33]&gt;=[$Settings.$C$13];IF( [$'Shadow calendar'.O33]&lt;=[$Settings.$D$13];[$'Shadow calendar'.O33];&quot;&quot;);&quot;&quot;)" office:value-type="date" office:date-value="2021-11-28" calcext:value-type="date">
            <text:p>28</text:p>
          </table:table-cell>
          <table:table-cell/>
          <table:table-cell table:style-name="ce12" table:formula="of:=IF([$'Shadow calendar'.Q33]&gt;=[$Settings.$C$14];IF( [$'Shadow calendar'.Q33]&lt;=[$Settings.$D$14];[$'Shadow calendar'.Q33];&quot;&quot;);&quot;&quot;)" office:value-type="date" office:date-value="2021-12-20" calcext:value-type="date">
            <text:p>20</text:p>
          </table:table-cell>
          <table:table-cell table:style-name="ce41" table:formula="of:=IF([$'Shadow calendar'.R33]&gt;=[$Settings.$C$14];IF( [$'Shadow calendar'.R33]&lt;=[$Settings.$D$14];[$'Shadow calendar'.R33];&quot;&quot;);&quot;&quot;)" office:value-type="date" office:date-value="2021-12-21" calcext:value-type="date">
            <text:p>21</text:p>
          </table:table-cell>
          <table:table-cell table:style-name="ce41" table:formula="of:=IF([$'Shadow calendar'.S33]&gt;=[$Settings.$C$14];IF( [$'Shadow calendar'.S33]&lt;=[$Settings.$D$14];[$'Shadow calendar'.S33];&quot;&quot;);&quot;&quot;)" office:value-type="date" office:date-value="2021-12-22" calcext:value-type="date">
            <text:p>22</text:p>
          </table:table-cell>
          <table:table-cell table:style-name="ce41" table:formula="of:=IF([$'Shadow calendar'.T33]&gt;=[$Settings.$C$14];IF( [$'Shadow calendar'.T33]&lt;=[$Settings.$D$14];[$'Shadow calendar'.T33];&quot;&quot;);&quot;&quot;)" office:value-type="date" office:date-value="2021-12-23" calcext:value-type="date">
            <text:p>23</text:p>
          </table:table-cell>
          <table:table-cell table:style-name="ce41" table:formula="of:=IF([$'Shadow calendar'.U33]&gt;=[$Settings.$C$14];IF( [$'Shadow calendar'.U33]&lt;=[$Settings.$D$14];[$'Shadow calendar'.U33];&quot;&quot;);&quot;&quot;)" office:value-type="date" office:date-value="2021-12-24" calcext:value-type="date">
            <text:p>24</text:p>
          </table:table-cell>
          <table:table-cell table:style-name="ce41" table:formula="of:=IF([$'Shadow calendar'.V33]&gt;=[$Settings.$C$14];IF( [$'Shadow calendar'.V33]&lt;=[$Settings.$D$14];[$'Shadow calendar'.V33];&quot;&quot;);&quot;&quot;)" office:value-type="date" office:date-value="2021-12-25" calcext:value-type="date">
            <text:p>25</text:p>
          </table:table-cell>
          <table:table-cell table:style-name="ce26" table:formula="of:=IF([$'Shadow calendar'.W33]&gt;=[$Settings.$C$14];IF( [$'Shadow calendar'.W33]&lt;=[$Settings.$D$14];[$'Shadow calendar'.W33];&quot;&quot;);&quot;&quot;)" office:value-type="date" office:date-value="2021-12-26" calcext:value-type="date">
            <text:p>26</text:p>
          </table:table-cell>
          <table:table-cell table:number-columns-repeated="990"/>
        </table:table-row>
        <table:table-row table:style-name="ro3">
          <table:table-cell table:style-name="ce12" table:formula="of:=IF([$'Shadow calendar'.A34]&gt;=[$Settings.$C$12];IF( [$'Shadow calendar'.A34]&lt;=[$Settings.$D$12];[$'Shadow calendar'.A34];&quot;&quot;);&quot;&quot;)" office:value-type="date" office:date-value="2021-10-25" calcext:value-type="date">
            <text:p>25</text:p>
          </table:table-cell>
          <table:table-cell table:style-name="ce41" table:formula="of:=IF([$'Shadow calendar'.B34]&gt;=[$Settings.$C$12];IF( [$'Shadow calendar'.B34]&lt;=[$Settings.$D$12];[$'Shadow calendar'.B34];&quot;&quot;);&quot;&quot;)" office:value-type="date" office:date-value="2021-10-26" calcext:value-type="date">
            <text:p>26</text:p>
          </table:table-cell>
          <table:table-cell table:style-name="ce41" table:formula="of:=IF([$'Shadow calendar'.C34]&gt;=[$Settings.$C$12];IF( [$'Shadow calendar'.C34]&lt;=[$Settings.$D$12];[$'Shadow calendar'.C34];&quot;&quot;);&quot;&quot;)" office:value-type="date" office:date-value="2021-10-27" calcext:value-type="date">
            <text:p>27</text:p>
          </table:table-cell>
          <table:table-cell table:style-name="ce41" table:formula="of:=IF([$'Shadow calendar'.D34]&gt;=[$Settings.$C$12];IF( [$'Shadow calendar'.D34]&lt;=[$Settings.$D$12];[$'Shadow calendar'.D34];&quot;&quot;);&quot;&quot;)" office:value-type="date" office:date-value="2021-10-28" calcext:value-type="date">
            <text:p>28</text:p>
          </table:table-cell>
          <table:table-cell table:style-name="ce41" table:formula="of:=IF([$'Shadow calendar'.E34]&gt;=[$Settings.$C$12];IF( [$'Shadow calendar'.E34]&lt;=[$Settings.$D$12];[$'Shadow calendar'.E34];&quot;&quot;);&quot;&quot;)" office:value-type="date" office:date-value="2021-10-29" calcext:value-type="date">
            <text:p>29</text:p>
          </table:table-cell>
          <table:table-cell table:style-name="ce41" table:formula="of:=IF([$'Shadow calendar'.F34]&gt;=[$Settings.$C$12];IF( [$'Shadow calendar'.F34]&lt;=[$Settings.$D$12];[$'Shadow calendar'.F34];&quot;&quot;);&quot;&quot;)" office:value-type="date" office:date-value="2021-10-30" calcext:value-type="date">
            <text:p>30</text:p>
          </table:table-cell>
          <table:table-cell table:style-name="ce26" table:formula="of:=IF([$'Shadow calendar'.G34]&gt;=[$Settings.$C$12];IF( [$'Shadow calendar'.G34]&lt;=[$Settings.$D$12];[$'Shadow calendar'.G34];&quot;&quot;);&quot;&quot;)" office:value-type="date" office:date-value="2021-10-31" calcext:value-type="date">
            <text:p>31</text:p>
          </table:table-cell>
          <table:table-cell/>
          <table:table-cell table:style-name="ce12" table:formula="of:=IF([$'Shadow calendar'.I34]&gt;=[$Settings.$C$13];IF( [$'Shadow calendar'.I34]&lt;=[$Settings.$D$13];[$'Shadow calendar'.I34];&quot;&quot;);&quot;&quot;)" office:value-type="date" office:date-value="2021-11-29" calcext:value-type="date">
            <text:p>29</text:p>
          </table:table-cell>
          <table:table-cell table:style-name="ce41" table:formula="of:=IF([$'Shadow calendar'.J34]&gt;=[$Settings.$C$13];IF( [$'Shadow calendar'.J34]&lt;=[$Settings.$D$13];[$'Shadow calendar'.J34];&quot;&quot;);&quot;&quot;)" office:value-type="date" office:date-value="2021-11-30" calcext:value-type="date">
            <text:p>30</text:p>
          </table:table-cell>
          <table:table-cell table:style-name="ce41" table:formula="of:=IF([$'Shadow calendar'.K34]&gt;=[$Settings.$C$13];IF( [$'Shadow calendar'.K34]&lt;=[$Settings.$D$13];[$'Shadow calendar'.K34];&quot;&quot;);&quot;&quot;)">
            <text:p/>
          </table:table-cell>
          <table:table-cell table:style-name="ce41" table:formula="of:=IF([$'Shadow calendar'.L34]&gt;=[$Settings.$C$13];IF( [$'Shadow calendar'.L34]&lt;=[$Settings.$D$13];[$'Shadow calendar'.L34];&quot;&quot;);&quot;&quot;)">
            <text:p/>
          </table:table-cell>
          <table:table-cell table:style-name="ce41" table:formula="of:=IF([$'Shadow calendar'.M34]&gt;=[$Settings.$C$13];IF( [$'Shadow calendar'.M34]&lt;=[$Settings.$D$13];[$'Shadow calendar'.M34];&quot;&quot;);&quot;&quot;)">
            <text:p/>
          </table:table-cell>
          <table:table-cell table:style-name="ce41" table:formula="of:=IF([$'Shadow calendar'.N34]&gt;=[$Settings.$C$13];IF( [$'Shadow calendar'.N34]&lt;=[$Settings.$D$13];[$'Shadow calendar'.N34];&quot;&quot;);&quot;&quot;)">
            <text:p/>
          </table:table-cell>
          <table:table-cell table:style-name="ce26" table:formula="of:=IF([$'Shadow calendar'.O34]&gt;=[$Settings.$C$13];IF( [$'Shadow calendar'.O34]&lt;=[$Settings.$D$13];[$'Shadow calendar'.O34];&quot;&quot;);&quot;&quot;)">
            <text:p/>
          </table:table-cell>
          <table:table-cell/>
          <table:table-cell table:style-name="ce12" table:formula="of:=IF([$'Shadow calendar'.Q34]&gt;=[$Settings.$C$14];IF( [$'Shadow calendar'.Q34]&lt;=[$Settings.$D$14];[$'Shadow calendar'.Q34];&quot;&quot;);&quot;&quot;)" office:value-type="date" office:date-value="2021-12-27" calcext:value-type="date">
            <text:p>27</text:p>
          </table:table-cell>
          <table:table-cell table:style-name="ce41" table:formula="of:=IF([$'Shadow calendar'.R34]&gt;=[$Settings.$C$14];IF( [$'Shadow calendar'.R34]&lt;=[$Settings.$D$14];[$'Shadow calendar'.R34];&quot;&quot;);&quot;&quot;)" office:value-type="date" office:date-value="2021-12-28" calcext:value-type="date">
            <text:p>28</text:p>
          </table:table-cell>
          <table:table-cell table:style-name="ce41" table:formula="of:=IF([$'Shadow calendar'.S34]&gt;=[$Settings.$C$14];IF( [$'Shadow calendar'.S34]&lt;=[$Settings.$D$14];[$'Shadow calendar'.S34];&quot;&quot;);&quot;&quot;)" office:value-type="date" office:date-value="2021-12-29" calcext:value-type="date">
            <text:p>29</text:p>
          </table:table-cell>
          <table:table-cell table:style-name="ce41" table:formula="of:=IF([$'Shadow calendar'.T34]&gt;=[$Settings.$C$14];IF( [$'Shadow calendar'.T34]&lt;=[$Settings.$D$14];[$'Shadow calendar'.T34];&quot;&quot;);&quot;&quot;)" office:value-type="date" office:date-value="2021-12-30" calcext:value-type="date">
            <text:p>30</text:p>
          </table:table-cell>
          <table:table-cell table:style-name="ce41" table:formula="of:=IF([$'Shadow calendar'.U34]&gt;=[$Settings.$C$14];IF( [$'Shadow calendar'.U34]&lt;=[$Settings.$D$14];[$'Shadow calendar'.U34];&quot;&quot;);&quot;&quot;)" office:value-type="date" office:date-value="2021-12-31" calcext:value-type="date">
            <text:p>31</text:p>
          </table:table-cell>
          <table:table-cell table:style-name="ce41" table:formula="of:=IF([$'Shadow calendar'.V34]&gt;=[$Settings.$C$14];IF( [$'Shadow calendar'.V34]&lt;=[$Settings.$D$14];[$'Shadow calendar'.V34];&quot;&quot;);&quot;&quot;)">
            <text:p/>
          </table:table-cell>
          <table:table-cell table:style-name="ce26" table:formula="of:=IF([$'Shadow calendar'.W34]&gt;=[$Settings.$C$14];IF( [$'Shadow calendar'.W34]&lt;=[$Settings.$D$14];[$'Shadow calendar'.W34];&quot;&quot;);&quot;&quot;)">
            <text:p/>
          </table:table-cell>
          <table:table-cell table:number-columns-repeated="990"/>
        </table:table-row>
        <table:table-row table:style-name="ro3">
          <table:table-cell table:style-name="ce15" table:formula="of:=IF([$'Shadow calendar'.A35]&gt;=[$Settings.$C$12];IF( [$'Shadow calendar'.A35]&lt;=[$Settings.$D$12];[$'Shadow calendar'.A35];&quot;&quot;);&quot;&quot;)">
            <text:p/>
          </table:table-cell>
          <table:table-cell table:style-name="ce22" table:formula="of:=IF([$'Shadow calendar'.B35]&gt;=[$Settings.$C$12];IF( [$'Shadow calendar'.B35]&lt;=[$Settings.$D$12];[$'Shadow calendar'.B35];&quot;&quot;);&quot;&quot;)">
            <text:p/>
          </table:table-cell>
          <table:table-cell table:style-name="ce22" table:formula="of:=IF([$'Shadow calendar'.C35]&gt;=[$Settings.$C$12];IF( [$'Shadow calendar'.C35]&lt;=[$Settings.$D$12];[$'Shadow calendar'.C35];&quot;&quot;);&quot;&quot;)">
            <text:p/>
          </table:table-cell>
          <table:table-cell table:style-name="ce22" table:formula="of:=IF([$'Shadow calendar'.D35]&gt;=[$Settings.$C$12];IF( [$'Shadow calendar'.D35]&lt;=[$Settings.$D$12];[$'Shadow calendar'.D35];&quot;&quot;);&quot;&quot;)">
            <text:p/>
          </table:table-cell>
          <table:table-cell table:style-name="ce22" table:formula="of:=IF([$'Shadow calendar'.E35]&gt;=[$Settings.$C$12];IF( [$'Shadow calendar'.E35]&lt;=[$Settings.$D$12];[$'Shadow calendar'.E35];&quot;&quot;);&quot;&quot;)">
            <text:p/>
          </table:table-cell>
          <table:table-cell table:style-name="ce22" table:formula="of:=IF([$'Shadow calendar'.F35]&gt;=[$Settings.$C$12];IF( [$'Shadow calendar'.F35]&lt;=[$Settings.$D$12];[$'Shadow calendar'.F35];&quot;&quot;);&quot;&quot;)">
            <text:p/>
          </table:table-cell>
          <table:table-cell table:style-name="ce28" table:formula="of:=IF([$'Shadow calendar'.G35]&gt;=[$Settings.$C$12];IF( [$'Shadow calendar'.G35]&lt;=[$Settings.$D$12];[$'Shadow calendar'.G35];&quot;&quot;);&quot;&quot;)">
            <text:p/>
          </table:table-cell>
          <table:table-cell/>
          <table:table-cell table:style-name="ce15" table:formula="of:=IF([$'Shadow calendar'.I35]&gt;=[$Settings.$C$13];IF( [$'Shadow calendar'.I35]&lt;=[$Settings.$D$13];[$'Shadow calendar'.I35];&quot;&quot;);&quot;&quot;)">
            <text:p/>
          </table:table-cell>
          <table:table-cell table:style-name="ce22" table:formula="of:=IF([$'Shadow calendar'.J35]&gt;=[$Settings.$C$13];IF( [$'Shadow calendar'.J35]&lt;=[$Settings.$D$13];[$'Shadow calendar'.J35];&quot;&quot;);&quot;&quot;)">
            <text:p/>
          </table:table-cell>
          <table:table-cell table:style-name="ce22" table:formula="of:=IF([$'Shadow calendar'.K35]&gt;=[$Settings.$C$13];IF( [$'Shadow calendar'.K35]&lt;=[$Settings.$D$13];[$'Shadow calendar'.K35];&quot;&quot;);&quot;&quot;)">
            <text:p/>
          </table:table-cell>
          <table:table-cell table:style-name="ce22" table:formula="of:=IF([$'Shadow calendar'.L35]&gt;=[$Settings.$C$13];IF( [$'Shadow calendar'.L35]&lt;=[$Settings.$D$13];[$'Shadow calendar'.L35];&quot;&quot;);&quot;&quot;)">
            <text:p/>
          </table:table-cell>
          <table:table-cell table:style-name="ce22" table:formula="of:=IF([$'Shadow calendar'.M35]&gt;=[$Settings.$C$13];IF( [$'Shadow calendar'.M35]&lt;=[$Settings.$D$13];[$'Shadow calendar'.M35];&quot;&quot;);&quot;&quot;)">
            <text:p/>
          </table:table-cell>
          <table:table-cell table:style-name="ce22" table:formula="of:=IF([$'Shadow calendar'.N35]&gt;=[$Settings.$C$13];IF( [$'Shadow calendar'.N35]&lt;=[$Settings.$D$13];[$'Shadow calendar'.N35];&quot;&quot;);&quot;&quot;)">
            <text:p/>
          </table:table-cell>
          <table:table-cell table:style-name="ce28" table:formula="of:=IF([$'Shadow calendar'.O35]&gt;=[$Settings.$C$13];IF( [$'Shadow calendar'.O35]&lt;=[$Settings.$D$13];[$'Shadow calendar'.O35];&quot;&quot;);&quot;&quot;)">
            <text:p/>
          </table:table-cell>
          <table:table-cell/>
          <table:table-cell table:style-name="ce15" table:formula="of:=IF([$'Shadow calendar'.Q35]&gt;=[$Settings.$C$14];IF( [$'Shadow calendar'.Q35]&lt;=[$Settings.$D$14];[$'Shadow calendar'.Q35];&quot;&quot;);&quot;&quot;)">
            <text:p/>
          </table:table-cell>
          <table:table-cell table:style-name="ce22" table:formula="of:=IF([$'Shadow calendar'.R35]&gt;=[$Settings.$C$14];IF( [$'Shadow calendar'.R35]&lt;=[$Settings.$D$14];[$'Shadow calendar'.R35];&quot;&quot;);&quot;&quot;)">
            <text:p/>
          </table:table-cell>
          <table:table-cell table:style-name="ce22" table:formula="of:=IF([$'Shadow calendar'.S35]&gt;=[$Settings.$C$14];IF( [$'Shadow calendar'.S35]&lt;=[$Settings.$D$14];[$'Shadow calendar'.S35];&quot;&quot;);&quot;&quot;)">
            <text:p/>
          </table:table-cell>
          <table:table-cell table:style-name="ce22" table:formula="of:=IF([$'Shadow calendar'.T35]&gt;=[$Settings.$C$14];IF( [$'Shadow calendar'.T35]&lt;=[$Settings.$D$14];[$'Shadow calendar'.T35];&quot;&quot;);&quot;&quot;)">
            <text:p/>
          </table:table-cell>
          <table:table-cell table:style-name="ce22" table:formula="of:=IF([$'Shadow calendar'.U35]&gt;=[$Settings.$C$14];IF( [$'Shadow calendar'.U35]&lt;=[$Settings.$D$14];[$'Shadow calendar'.U35];&quot;&quot;);&quot;&quot;)">
            <text:p/>
          </table:table-cell>
          <table:table-cell table:style-name="ce22" table:formula="of:=IF([$'Shadow calendar'.V35]&gt;=[$Settings.$C$14];IF( [$'Shadow calendar'.V35]&lt;=[$Settings.$D$14];[$'Shadow calendar'.V35];&quot;&quot;);&quot;&quot;)">
            <text:p/>
          </table:table-cell>
          <table:table-cell table:style-name="ce28" table:formula="of:=IF([$'Shadow calendar'.W35]&gt;=[$Settings.$C$14];IF( [$'Shadow calendar'.W35]&lt;=[$Settings.$D$14];[$'Shadow calendar'.W35];&quot;&quot;);&quot;&quot;)">
            <text:p/>
          </table:table-cell>
          <table:table-cell table:number-columns-repeated="990"/>
        </table:table-row>
        <table:table-row table:style-name="ro3" table:number-rows-repeated="1048536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Shadow calendar" table:style-name="ta1">
        <table:table-column table:style-name="co5" table:number-columns-repeated="7" table:default-cell-style-name="ce9"/>
        <table:table-column table:style-name="co6" table:default-cell-style-name="ce57"/>
        <table:table-column table:style-name="co5" table:number-columns-repeated="7" table:default-cell-style-name="ce57"/>
        <table:table-column table:style-name="co6" table:default-cell-style-name="ce57"/>
        <table:table-column table:style-name="co5" table:number-columns-repeated="7" table:default-cell-style-name="ce57"/>
        <table:table-column table:style-name="co6" table:default-cell-style-name="ce57"/>
        <table:table-column table:style-name="co5" table:number-columns-repeated="7" table:default-cell-style-name="ce57"/>
        <table:table-column table:style-name="co3" table:number-columns-repeated="993" table:default-cell-style-name="ce57"/>
        <table:table-row table:style-name="ro5">
          <table:table-cell table:style-name="ce63" table:formula="of:=[$Settings.B1]" office:value-type="float" office:value="2021" calcext:value-type="float" table:number-columns-spanned="23" table:number-rows-spanned="1">
            <text:p>2021</text:p>
          </table:table-cell>
          <table:covered-table-cell table:number-columns-repeated="15"/>
          <table:covered-table-cell table:style-name="ce65"/>
          <table:covered-table-cell table:number-columns-repeated="6"/>
          <table:table-cell table:number-columns-repeated="1001"/>
        </table:table-row>
        <table:table-row table:style-name="ro3">
          <table:table-cell table:style-name="ce29" table:formula="of:=[$Settings.C3]" office:value-type="date" office:date-value="2021-01-01" calcext:value-type="date" table:number-columns-spanned="7" table:number-rows-spanned="1">
            <text:p>January</text:p>
          </table:table-cell>
          <table:covered-table-cell table:number-columns-repeated="6"/>
          <table:table-cell/>
          <table:table-cell table:style-name="ce29" table:formula="of:=[$Settings.C4]" office:value-type="date" office:date-value="2021-02-01" calcext:value-type="date" table:number-columns-spanned="7" table:number-rows-spanned="1">
            <text:p>February</text:p>
          </table:table-cell>
          <table:covered-table-cell table:number-columns-repeated="6" table:style-name="ce9"/>
          <table:table-cell/>
          <table:table-cell table:style-name="ce29" table:formula="of:=[$Settings.C5]" office:value-type="date" office:date-value="2021-03-01" calcext:value-type="date" table:number-columns-spanned="7" table:number-rows-spanned="1">
            <text:p>March</text:p>
          </table:table-cell>
          <table:covered-table-cell table:number-columns-repeated="6" table:style-name="ce9"/>
          <table:table-cell/>
          <table:table-cell table:style-name="ce29" table:number-columns-spanned="7" table:number-rows-spanned="1"/>
          <table:covered-table-cell table:number-columns-repeated="6" table:style-name="ce9"/>
          <table:table-cell table:number-columns-repeated="993"/>
        </table:table-row>
        <table:table-row table:style-name="ro3"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table:number-columns-repeated="7"/>
          <table:table-cell table:number-columns-repeated="993"/>
        </table:table-row>
        <table:table-row table:style-name="ro3">
          <table:table-cell table:style-name="ce41" table:formula="of:=[$Settings.E3]" office:value-type="date" office:date-value="2020-12-28" calcext:value-type="date">
            <text:p>28</text:p>
          </table:table-cell>
          <table:table-cell table:style-name="ce41" table:formula="of:=[.A4]+1" office:value-type="date" office:date-value="2020-12-29" calcext:value-type="date">
            <text:p>29</text:p>
          </table:table-cell>
          <table:table-cell table:style-name="ce41" table:formula="of:=[.B4]+1" office:value-type="date" office:date-value="2020-12-30" calcext:value-type="date">
            <text:p>30</text:p>
          </table:table-cell>
          <table:table-cell table:style-name="ce41" table:formula="of:=[.C4]+1" office:value-type="date" office:date-value="2020-12-31" calcext:value-type="date">
            <text:p>31</text:p>
          </table:table-cell>
          <table:table-cell table:style-name="ce41" table:formula="of:=[.D4]+1" office:value-type="date" office:date-value="2021-01-01" calcext:value-type="date">
            <text:p>1</text:p>
          </table:table-cell>
          <table:table-cell table:style-name="ce41" table:formula="of:=[.E4]+1" office:value-type="date" office:date-value="2021-01-02" calcext:value-type="date">
            <text:p>2</text:p>
          </table:table-cell>
          <table:table-cell table:style-name="ce41" table:formula="of:=[.F4]+1" office:value-type="date" office:date-value="2021-01-03" calcext:value-type="date">
            <text:p>3</text:p>
          </table:table-cell>
          <table:table-cell/>
          <table:table-cell table:style-name="ce41" table:formula="of:=[$Settings.E4]" office:value-type="date" office:date-value="2021-02-01" calcext:value-type="date">
            <text:p>1</text:p>
          </table:table-cell>
          <table:table-cell table:style-name="ce41" table:formula="of:=[.I4]+1" office:value-type="date" office:date-value="2021-02-02" calcext:value-type="date">
            <text:p>2</text:p>
          </table:table-cell>
          <table:table-cell table:style-name="ce41" table:formula="of:=[.J4]+1" office:value-type="date" office:date-value="2021-02-03" calcext:value-type="date">
            <text:p>3</text:p>
          </table:table-cell>
          <table:table-cell table:style-name="ce41" table:formula="of:=[.K4]+1" office:value-type="date" office:date-value="2021-02-04" calcext:value-type="date">
            <text:p>4</text:p>
          </table:table-cell>
          <table:table-cell table:style-name="ce41" table:formula="of:=[.L4]+1" office:value-type="date" office:date-value="2021-02-05" calcext:value-type="date">
            <text:p>5</text:p>
          </table:table-cell>
          <table:table-cell table:style-name="ce41" table:formula="of:=[.M4]+1" office:value-type="date" office:date-value="2021-02-06" calcext:value-type="date">
            <text:p>6</text:p>
          </table:table-cell>
          <table:table-cell table:style-name="ce41" table:formula="of:=[.N4]+1" office:value-type="date" office:date-value="2021-02-07" calcext:value-type="date">
            <text:p>7</text:p>
          </table:table-cell>
          <table:table-cell/>
          <table:table-cell table:style-name="ce41" table:formula="of:=[$Settings.E5]" office:value-type="date" office:date-value="2021-03-01" calcext:value-type="date">
            <text:p>1</text:p>
          </table:table-cell>
          <table:table-cell table:style-name="ce41" table:formula="of:=[.Q4]+1" office:value-type="date" office:date-value="2021-03-02" calcext:value-type="date">
            <text:p>2</text:p>
          </table:table-cell>
          <table:table-cell table:style-name="ce41" table:formula="of:=[.R4]+1" office:value-type="date" office:date-value="2021-03-03" calcext:value-type="date">
            <text:p>3</text:p>
          </table:table-cell>
          <table:table-cell table:style-name="ce41" table:formula="of:=[.S4]+1" office:value-type="date" office:date-value="2021-03-04" calcext:value-type="date">
            <text:p>4</text:p>
          </table:table-cell>
          <table:table-cell table:style-name="ce41" table:formula="of:=[.T4]+1" office:value-type="date" office:date-value="2021-03-05" calcext:value-type="date">
            <text:p>5</text:p>
          </table:table-cell>
          <table:table-cell table:style-name="ce41" table:formula="of:=[.U4]+1" office:value-type="date" office:date-value="2021-03-06" calcext:value-type="date">
            <text:p>6</text:p>
          </table:table-cell>
          <table:table-cell table:style-name="ce41" table:formula="of:=[.V4]+1" office:value-type="date" office:date-value="2021-03-07" calcext:value-type="date">
            <text:p>7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A4]+7" office:value-type="date" office:date-value="2021-01-04" calcext:value-type="date">
            <text:p>4</text:p>
          </table:table-cell>
          <table:table-cell table:style-name="ce41" table:formula="of:=[.A5]+1" office:value-type="date" office:date-value="2021-01-05" calcext:value-type="date">
            <text:p>5</text:p>
          </table:table-cell>
          <table:table-cell table:style-name="ce41" table:formula="of:=[.B5]+1" office:value-type="date" office:date-value="2021-01-06" calcext:value-type="date">
            <text:p>6</text:p>
          </table:table-cell>
          <table:table-cell table:style-name="ce41" table:formula="of:=[.C5]+1" office:value-type="date" office:date-value="2021-01-07" calcext:value-type="date">
            <text:p>7</text:p>
          </table:table-cell>
          <table:table-cell table:style-name="ce41" table:formula="of:=[.D5]+1" office:value-type="date" office:date-value="2021-01-08" calcext:value-type="date">
            <text:p>8</text:p>
          </table:table-cell>
          <table:table-cell table:style-name="ce41" table:formula="of:=[.E5]+1" office:value-type="date" office:date-value="2021-01-09" calcext:value-type="date">
            <text:p>9</text:p>
          </table:table-cell>
          <table:table-cell table:style-name="ce41" table:formula="of:=[.F5]+1" office:value-type="date" office:date-value="2021-01-10" calcext:value-type="date">
            <text:p>10</text:p>
          </table:table-cell>
          <table:table-cell/>
          <table:table-cell table:style-name="ce41" table:formula="of:=[.O4]+1" office:value-type="date" office:date-value="2021-02-08" calcext:value-type="date">
            <text:p>8</text:p>
          </table:table-cell>
          <table:table-cell table:style-name="ce41" table:formula="of:=[.I5]+1" office:value-type="date" office:date-value="2021-02-09" calcext:value-type="date">
            <text:p>9</text:p>
          </table:table-cell>
          <table:table-cell table:style-name="ce41" table:formula="of:=[.J5]+1" office:value-type="date" office:date-value="2021-02-10" calcext:value-type="date">
            <text:p>10</text:p>
          </table:table-cell>
          <table:table-cell table:style-name="ce41" table:formula="of:=[.K5]+1" office:value-type="date" office:date-value="2021-02-11" calcext:value-type="date">
            <text:p>11</text:p>
          </table:table-cell>
          <table:table-cell table:style-name="ce41" table:formula="of:=[.L5]+1" office:value-type="date" office:date-value="2021-02-12" calcext:value-type="date">
            <text:p>12</text:p>
          </table:table-cell>
          <table:table-cell table:style-name="ce41" table:formula="of:=[.M5]+1" office:value-type="date" office:date-value="2021-02-13" calcext:value-type="date">
            <text:p>13</text:p>
          </table:table-cell>
          <table:table-cell table:style-name="ce41" table:formula="of:=[.N5]+1" office:value-type="date" office:date-value="2021-02-14" calcext:value-type="date">
            <text:p>14</text:p>
          </table:table-cell>
          <table:table-cell/>
          <table:table-cell table:style-name="ce41" table:formula="of:=[.W4]+1" office:value-type="date" office:date-value="2021-03-08" calcext:value-type="date">
            <text:p>8</text:p>
          </table:table-cell>
          <table:table-cell table:style-name="ce41" table:formula="of:=[.Q5]+1" office:value-type="date" office:date-value="2021-03-09" calcext:value-type="date">
            <text:p>9</text:p>
          </table:table-cell>
          <table:table-cell table:style-name="ce41" table:formula="of:=[.R5]+1" office:value-type="date" office:date-value="2021-03-10" calcext:value-type="date">
            <text:p>10</text:p>
          </table:table-cell>
          <table:table-cell table:style-name="ce41" table:formula="of:=[.S5]+1" office:value-type="date" office:date-value="2021-03-11" calcext:value-type="date">
            <text:p>11</text:p>
          </table:table-cell>
          <table:table-cell table:style-name="ce41" table:formula="of:=[.T5]+1" office:value-type="date" office:date-value="2021-03-12" calcext:value-type="date">
            <text:p>12</text:p>
          </table:table-cell>
          <table:table-cell table:style-name="ce41" table:formula="of:=[.U5]+1" office:value-type="date" office:date-value="2021-03-13" calcext:value-type="date">
            <text:p>13</text:p>
          </table:table-cell>
          <table:table-cell table:style-name="ce41" table:formula="of:=[.V5]+1" office:value-type="date" office:date-value="2021-03-14" calcext:value-type="date">
            <text:p>14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5]+1" office:value-type="date" office:date-value="2021-01-11" calcext:value-type="date">
            <text:p>11</text:p>
          </table:table-cell>
          <table:table-cell table:style-name="ce41" table:formula="of:=[.A6]+1" office:value-type="date" office:date-value="2021-01-12" calcext:value-type="date">
            <text:p>12</text:p>
          </table:table-cell>
          <table:table-cell table:style-name="ce41" table:formula="of:=[.B6]+1" office:value-type="date" office:date-value="2021-01-13" calcext:value-type="date">
            <text:p>13</text:p>
          </table:table-cell>
          <table:table-cell table:style-name="ce41" table:formula="of:=[.C6]+1" office:value-type="date" office:date-value="2021-01-14" calcext:value-type="date">
            <text:p>14</text:p>
          </table:table-cell>
          <table:table-cell table:style-name="ce41" table:formula="of:=[.D6]+1" office:value-type="date" office:date-value="2021-01-15" calcext:value-type="date">
            <text:p>15</text:p>
          </table:table-cell>
          <table:table-cell table:style-name="ce41" table:formula="of:=[.E6]+1" office:value-type="date" office:date-value="2021-01-16" calcext:value-type="date">
            <text:p>16</text:p>
          </table:table-cell>
          <table:table-cell table:style-name="ce41" table:formula="of:=[.F6]+1" office:value-type="date" office:date-value="2021-01-17" calcext:value-type="date">
            <text:p>17</text:p>
          </table:table-cell>
          <table:table-cell/>
          <table:table-cell table:style-name="ce41" table:formula="of:=[.O5]+1" office:value-type="date" office:date-value="2021-02-15" calcext:value-type="date">
            <text:p>15</text:p>
          </table:table-cell>
          <table:table-cell table:style-name="ce41" table:formula="of:=[.I6]+1" office:value-type="date" office:date-value="2021-02-16" calcext:value-type="date">
            <text:p>16</text:p>
          </table:table-cell>
          <table:table-cell table:style-name="ce41" table:formula="of:=[.J6]+1" office:value-type="date" office:date-value="2021-02-17" calcext:value-type="date">
            <text:p>17</text:p>
          </table:table-cell>
          <table:table-cell table:style-name="ce41" table:formula="of:=[.K6]+1" office:value-type="date" office:date-value="2021-02-18" calcext:value-type="date">
            <text:p>18</text:p>
          </table:table-cell>
          <table:table-cell table:style-name="ce41" table:formula="of:=[.L6]+1" office:value-type="date" office:date-value="2021-02-19" calcext:value-type="date">
            <text:p>19</text:p>
          </table:table-cell>
          <table:table-cell table:style-name="ce41" table:formula="of:=[.M6]+1" office:value-type="date" office:date-value="2021-02-20" calcext:value-type="date">
            <text:p>20</text:p>
          </table:table-cell>
          <table:table-cell table:style-name="ce41" table:formula="of:=[.N6]+1" office:value-type="date" office:date-value="2021-02-21" calcext:value-type="date">
            <text:p>21</text:p>
          </table:table-cell>
          <table:table-cell/>
          <table:table-cell table:style-name="ce41" table:formula="of:=[.W5]+1" office:value-type="date" office:date-value="2021-03-15" calcext:value-type="date">
            <text:p>15</text:p>
          </table:table-cell>
          <table:table-cell table:style-name="ce41" table:formula="of:=[.Q6]+1" office:value-type="date" office:date-value="2021-03-16" calcext:value-type="date">
            <text:p>16</text:p>
          </table:table-cell>
          <table:table-cell table:style-name="ce41" table:formula="of:=[.R6]+1" office:value-type="date" office:date-value="2021-03-17" calcext:value-type="date">
            <text:p>17</text:p>
          </table:table-cell>
          <table:table-cell table:style-name="ce41" table:formula="of:=[.S6]+1" office:value-type="date" office:date-value="2021-03-18" calcext:value-type="date">
            <text:p>18</text:p>
          </table:table-cell>
          <table:table-cell table:style-name="ce41" table:formula="of:=[.T6]+1" office:value-type="date" office:date-value="2021-03-19" calcext:value-type="date">
            <text:p>19</text:p>
          </table:table-cell>
          <table:table-cell table:style-name="ce41" table:formula="of:=[.U6]+1" office:value-type="date" office:date-value="2021-03-20" calcext:value-type="date">
            <text:p>20</text:p>
          </table:table-cell>
          <table:table-cell table:style-name="ce41" table:formula="of:=[.V6]+1" office:value-type="date" office:date-value="2021-03-21" calcext:value-type="date">
            <text:p>21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6]+1" office:value-type="date" office:date-value="2021-01-18" calcext:value-type="date">
            <text:p>18</text:p>
          </table:table-cell>
          <table:table-cell table:style-name="ce41" table:formula="of:=[.A7]+1" office:value-type="date" office:date-value="2021-01-19" calcext:value-type="date">
            <text:p>19</text:p>
          </table:table-cell>
          <table:table-cell table:style-name="ce41" table:formula="of:=[.B7]+1" office:value-type="date" office:date-value="2021-01-20" calcext:value-type="date">
            <text:p>20</text:p>
          </table:table-cell>
          <table:table-cell table:style-name="ce41" table:formula="of:=[.C7]+1" office:value-type="date" office:date-value="2021-01-21" calcext:value-type="date">
            <text:p>21</text:p>
          </table:table-cell>
          <table:table-cell table:style-name="ce41" table:formula="of:=[.D7]+1" office:value-type="date" office:date-value="2021-01-22" calcext:value-type="date">
            <text:p>22</text:p>
          </table:table-cell>
          <table:table-cell table:style-name="ce41" table:formula="of:=[.E7]+1" office:value-type="date" office:date-value="2021-01-23" calcext:value-type="date">
            <text:p>23</text:p>
          </table:table-cell>
          <table:table-cell table:style-name="ce41" table:formula="of:=[.F7]+1" office:value-type="date" office:date-value="2021-01-24" calcext:value-type="date">
            <text:p>24</text:p>
          </table:table-cell>
          <table:table-cell/>
          <table:table-cell table:style-name="ce41" table:formula="of:=[.O6]+1" office:value-type="date" office:date-value="2021-02-22" calcext:value-type="date">
            <text:p>22</text:p>
          </table:table-cell>
          <table:table-cell table:style-name="ce41" table:formula="of:=[.I7]+1" office:value-type="date" office:date-value="2021-02-23" calcext:value-type="date">
            <text:p>23</text:p>
          </table:table-cell>
          <table:table-cell table:style-name="ce41" table:formula="of:=[.J7]+1" office:value-type="date" office:date-value="2021-02-24" calcext:value-type="date">
            <text:p>24</text:p>
          </table:table-cell>
          <table:table-cell table:style-name="ce41" table:formula="of:=[.K7]+1" office:value-type="date" office:date-value="2021-02-25" calcext:value-type="date">
            <text:p>25</text:p>
          </table:table-cell>
          <table:table-cell table:style-name="ce41" table:formula="of:=[.L7]+1" office:value-type="date" office:date-value="2021-02-26" calcext:value-type="date">
            <text:p>26</text:p>
          </table:table-cell>
          <table:table-cell table:style-name="ce41" table:formula="of:=[.M7]+1" office:value-type="date" office:date-value="2021-02-27" calcext:value-type="date">
            <text:p>27</text:p>
          </table:table-cell>
          <table:table-cell table:style-name="ce41" table:formula="of:=[.N7]+1" office:value-type="date" office:date-value="2021-02-28" calcext:value-type="date">
            <text:p>28</text:p>
          </table:table-cell>
          <table:table-cell/>
          <table:table-cell table:style-name="ce41" table:formula="of:=[.W6]+1" office:value-type="date" office:date-value="2021-03-22" calcext:value-type="date">
            <text:p>22</text:p>
          </table:table-cell>
          <table:table-cell table:style-name="ce41" table:formula="of:=[.Q7]+1" office:value-type="date" office:date-value="2021-03-23" calcext:value-type="date">
            <text:p>23</text:p>
          </table:table-cell>
          <table:table-cell table:style-name="ce41" table:formula="of:=[.R7]+1" office:value-type="date" office:date-value="2021-03-24" calcext:value-type="date">
            <text:p>24</text:p>
          </table:table-cell>
          <table:table-cell table:style-name="ce41" table:formula="of:=[.S7]+1" office:value-type="date" office:date-value="2021-03-25" calcext:value-type="date">
            <text:p>25</text:p>
          </table:table-cell>
          <table:table-cell table:style-name="ce41" table:formula="of:=[.T7]+1" office:value-type="date" office:date-value="2021-03-26" calcext:value-type="date">
            <text:p>26</text:p>
          </table:table-cell>
          <table:table-cell table:style-name="ce41" table:formula="of:=[.U7]+1" office:value-type="date" office:date-value="2021-03-27" calcext:value-type="date">
            <text:p>27</text:p>
          </table:table-cell>
          <table:table-cell table:style-name="ce41" table:formula="of:=[.V7]+1" office:value-type="date" office:date-value="2021-03-28" calcext:value-type="date">
            <text:p>28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7]+1" office:value-type="date" office:date-value="2021-01-25" calcext:value-type="date">
            <text:p>25</text:p>
          </table:table-cell>
          <table:table-cell table:style-name="ce41" table:formula="of:=[.A8]+1" office:value-type="date" office:date-value="2021-01-26" calcext:value-type="date">
            <text:p>26</text:p>
          </table:table-cell>
          <table:table-cell table:style-name="ce41" table:formula="of:=[.B8]+1" office:value-type="date" office:date-value="2021-01-27" calcext:value-type="date">
            <text:p>27</text:p>
          </table:table-cell>
          <table:table-cell table:style-name="ce41" table:formula="of:=[.C8]+1" office:value-type="date" office:date-value="2021-01-28" calcext:value-type="date">
            <text:p>28</text:p>
          </table:table-cell>
          <table:table-cell table:style-name="ce41" table:formula="of:=[.D8]+1" office:value-type="date" office:date-value="2021-01-29" calcext:value-type="date">
            <text:p>29</text:p>
          </table:table-cell>
          <table:table-cell table:style-name="ce41" table:formula="of:=[.E8]+1" office:value-type="date" office:date-value="2021-01-30" calcext:value-type="date">
            <text:p>30</text:p>
          </table:table-cell>
          <table:table-cell table:style-name="ce41" table:formula="of:=[.F8]+1" office:value-type="date" office:date-value="2021-01-31" calcext:value-type="date">
            <text:p>31</text:p>
          </table:table-cell>
          <table:table-cell/>
          <table:table-cell table:style-name="ce41" table:formula="of:=[.O7]+1" office:value-type="date" office:date-value="2021-03-01" calcext:value-type="date">
            <text:p>1</text:p>
          </table:table-cell>
          <table:table-cell table:style-name="ce41" table:formula="of:=[.I8]+1" office:value-type="date" office:date-value="2021-03-02" calcext:value-type="date">
            <text:p>2</text:p>
          </table:table-cell>
          <table:table-cell table:style-name="ce41" table:formula="of:=[.J8]+1" office:value-type="date" office:date-value="2021-03-03" calcext:value-type="date">
            <text:p>3</text:p>
          </table:table-cell>
          <table:table-cell table:style-name="ce41" table:formula="of:=[.K8]+1" office:value-type="date" office:date-value="2021-03-04" calcext:value-type="date">
            <text:p>4</text:p>
          </table:table-cell>
          <table:table-cell table:style-name="ce41" table:formula="of:=[.L8]+1" office:value-type="date" office:date-value="2021-03-05" calcext:value-type="date">
            <text:p>5</text:p>
          </table:table-cell>
          <table:table-cell table:style-name="ce41" table:formula="of:=[.M8]+1" office:value-type="date" office:date-value="2021-03-06" calcext:value-type="date">
            <text:p>6</text:p>
          </table:table-cell>
          <table:table-cell table:style-name="ce41" table:formula="of:=[.N8]+1" office:value-type="date" office:date-value="2021-03-07" calcext:value-type="date">
            <text:p>7</text:p>
          </table:table-cell>
          <table:table-cell/>
          <table:table-cell table:style-name="ce41" table:formula="of:=[.W7]+1" office:value-type="date" office:date-value="2021-03-29" calcext:value-type="date">
            <text:p>29</text:p>
          </table:table-cell>
          <table:table-cell table:style-name="ce41" table:formula="of:=[.Q8]+1" office:value-type="date" office:date-value="2021-03-30" calcext:value-type="date">
            <text:p>30</text:p>
          </table:table-cell>
          <table:table-cell table:style-name="ce41" table:formula="of:=[.R8]+1" office:value-type="date" office:date-value="2021-03-31" calcext:value-type="date">
            <text:p>31</text:p>
          </table:table-cell>
          <table:table-cell table:style-name="ce41" table:formula="of:=[.S8]+1" office:value-type="date" office:date-value="2021-04-01" calcext:value-type="date">
            <text:p>1</text:p>
          </table:table-cell>
          <table:table-cell table:style-name="ce41" table:formula="of:=[.T8]+1" office:value-type="date" office:date-value="2021-04-02" calcext:value-type="date">
            <text:p>2</text:p>
          </table:table-cell>
          <table:table-cell table:style-name="ce41" table:formula="of:=[.U8]+1" office:value-type="date" office:date-value="2021-04-03" calcext:value-type="date">
            <text:p>3</text:p>
          </table:table-cell>
          <table:table-cell table:style-name="ce41" table:formula="of:=[.V8]+1" office:value-type="date" office:date-value="2021-04-04" calcext:value-type="date">
            <text:p>4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8]+1" office:value-type="date" office:date-value="2021-02-01" calcext:value-type="date">
            <text:p>1</text:p>
          </table:table-cell>
          <table:table-cell table:style-name="ce41" table:formula="of:=[.A9]+1" office:value-type="date" office:date-value="2021-02-02" calcext:value-type="date">
            <text:p>2</text:p>
          </table:table-cell>
          <table:table-cell table:style-name="ce41" table:formula="of:=[.B9]+1" office:value-type="date" office:date-value="2021-02-03" calcext:value-type="date">
            <text:p>3</text:p>
          </table:table-cell>
          <table:table-cell table:style-name="ce41" table:formula="of:=[.C9]+1" office:value-type="date" office:date-value="2021-02-04" calcext:value-type="date">
            <text:p>4</text:p>
          </table:table-cell>
          <table:table-cell table:style-name="ce41" table:formula="of:=[.D9]+1" office:value-type="date" office:date-value="2021-02-05" calcext:value-type="date">
            <text:p>5</text:p>
          </table:table-cell>
          <table:table-cell table:style-name="ce41" table:formula="of:=[.E9]+1" office:value-type="date" office:date-value="2021-02-06" calcext:value-type="date">
            <text:p>6</text:p>
          </table:table-cell>
          <table:table-cell table:style-name="ce41" table:formula="of:=[.F9]+1" office:value-type="date" office:date-value="2021-02-07" calcext:value-type="date">
            <text:p>7</text:p>
          </table:table-cell>
          <table:table-cell/>
          <table:table-cell table:style-name="ce41" table:formula="of:=[.O8]+1" office:value-type="date" office:date-value="2021-03-08" calcext:value-type="date">
            <text:p>8</text:p>
          </table:table-cell>
          <table:table-cell table:style-name="ce41" table:formula="of:=[.I9]+1" office:value-type="date" office:date-value="2021-03-09" calcext:value-type="date">
            <text:p>9</text:p>
          </table:table-cell>
          <table:table-cell table:style-name="ce41" table:formula="of:=[.J9]+1" office:value-type="date" office:date-value="2021-03-10" calcext:value-type="date">
            <text:p>10</text:p>
          </table:table-cell>
          <table:table-cell table:style-name="ce41" table:formula="of:=[.K9]+1" office:value-type="date" office:date-value="2021-03-11" calcext:value-type="date">
            <text:p>11</text:p>
          </table:table-cell>
          <table:table-cell table:style-name="ce41" table:formula="of:=[.L9]+1" office:value-type="date" office:date-value="2021-03-12" calcext:value-type="date">
            <text:p>12</text:p>
          </table:table-cell>
          <table:table-cell table:style-name="ce41" table:formula="of:=[.M9]+1" office:value-type="date" office:date-value="2021-03-13" calcext:value-type="date">
            <text:p>13</text:p>
          </table:table-cell>
          <table:table-cell table:style-name="ce41" table:formula="of:=[.N9]+1" office:value-type="date" office:date-value="2021-03-14" calcext:value-type="date">
            <text:p>14</text:p>
          </table:table-cell>
          <table:table-cell/>
          <table:table-cell table:style-name="ce41" table:formula="of:=[.W8]+1" office:value-type="date" office:date-value="2021-04-05" calcext:value-type="date">
            <text:p>5</text:p>
          </table:table-cell>
          <table:table-cell table:style-name="ce41" table:formula="of:=[.Q9]+1" office:value-type="date" office:date-value="2021-04-06" calcext:value-type="date">
            <text:p>6</text:p>
          </table:table-cell>
          <table:table-cell table:style-name="ce41" table:formula="of:=[.R9]+1" office:value-type="date" office:date-value="2021-04-07" calcext:value-type="date">
            <text:p>7</text:p>
          </table:table-cell>
          <table:table-cell table:style-name="ce41" table:formula="of:=[.S9]+1" office:value-type="date" office:date-value="2021-04-08" calcext:value-type="date">
            <text:p>8</text:p>
          </table:table-cell>
          <table:table-cell table:style-name="ce41" table:formula="of:=[.T9]+1" office:value-type="date" office:date-value="2021-04-09" calcext:value-type="date">
            <text:p>9</text:p>
          </table:table-cell>
          <table:table-cell table:style-name="ce41" table:formula="of:=[.U9]+1" office:value-type="date" office:date-value="2021-04-10" calcext:value-type="date">
            <text:p>10</text:p>
          </table:table-cell>
          <table:table-cell table:style-name="ce41" table:formula="of:=[.V9]+1" office:value-type="date" office:date-value="2021-04-11" calcext:value-type="date">
            <text:p>11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number-columns-repeated="7"/>
          <table:table-cell/>
          <table:table-cell table:style-name="ce41" table:number-columns-repeated="7"/>
          <table:table-cell/>
          <table:table-cell table:style-name="ce41" table:number-columns-repeated="7"/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29" table:formula="of:=[$Settings.C6]" office:value-type="date" office:date-value="2021-04-01" calcext:value-type="date" table:number-columns-spanned="7" table:number-rows-spanned="1">
            <text:p>April</text:p>
          </table:table-cell>
          <table:covered-table-cell table:number-columns-repeated="6"/>
          <table:table-cell/>
          <table:table-cell table:style-name="ce29" table:formula="of:=[$Settings.C7]" office:value-type="date" office:date-value="2021-05-01" calcext:value-type="date" table:number-columns-spanned="7" table:number-rows-spanned="1">
            <text:p>May</text:p>
          </table:table-cell>
          <table:covered-table-cell table:number-columns-repeated="6" table:style-name="ce9"/>
          <table:table-cell/>
          <table:table-cell table:style-name="ce29" table:formula="of:=[$Settings.C8]" office:value-type="date" office:date-value="2021-06-01" calcext:value-type="date" table:number-columns-spanned="7" table:number-rows-spanned="1">
            <text:p>June</text:p>
          </table:table-cell>
          <table:covered-table-cell table:number-columns-repeated="6" table:style-name="ce9"/>
          <table:table-cell/>
          <table:table-cell table:style-name="ce29" table:number-columns-spanned="7" table:number-rows-spanned="1"/>
          <table:covered-table-cell table:number-columns-repeated="6" table:style-name="ce9"/>
          <table:table-cell table:number-columns-repeated="993"/>
        </table:table-row>
        <table:table-row table:style-name="ro3"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table:number-columns-repeated="7"/>
          <table:table-cell table:number-columns-repeated="993"/>
        </table:table-row>
        <table:table-row table:style-name="ro3">
          <table:table-cell table:style-name="ce41" table:formula="of:=[$Settings.E6]" office:value-type="date" office:date-value="2021-03-29" calcext:value-type="date">
            <text:p>29</text:p>
          </table:table-cell>
          <table:table-cell table:style-name="ce41" table:formula="of:=[.A13]+1" office:value-type="date" office:date-value="2021-03-30" calcext:value-type="date">
            <text:p>30</text:p>
          </table:table-cell>
          <table:table-cell table:style-name="ce41" table:formula="of:=[.B13]+1" office:value-type="date" office:date-value="2021-03-31" calcext:value-type="date">
            <text:p>31</text:p>
          </table:table-cell>
          <table:table-cell table:style-name="ce41" table:formula="of:=[.C13]+1" office:value-type="date" office:date-value="2021-04-01" calcext:value-type="date">
            <text:p>1</text:p>
          </table:table-cell>
          <table:table-cell table:style-name="ce41" table:formula="of:=[.D13]+1" office:value-type="date" office:date-value="2021-04-02" calcext:value-type="date">
            <text:p>2</text:p>
          </table:table-cell>
          <table:table-cell table:style-name="ce41" table:formula="of:=[.E13]+1" office:value-type="date" office:date-value="2021-04-03" calcext:value-type="date">
            <text:p>3</text:p>
          </table:table-cell>
          <table:table-cell table:style-name="ce41" table:formula="of:=[.F13]+1" office:value-type="date" office:date-value="2021-04-04" calcext:value-type="date">
            <text:p>4</text:p>
          </table:table-cell>
          <table:table-cell/>
          <table:table-cell table:style-name="ce41" table:formula="of:=[$Settings.E7]" office:value-type="date" office:date-value="2021-04-26" calcext:value-type="date">
            <text:p>26</text:p>
          </table:table-cell>
          <table:table-cell table:style-name="ce41" table:formula="of:=[.I13]+1" office:value-type="date" office:date-value="2021-04-27" calcext:value-type="date">
            <text:p>27</text:p>
          </table:table-cell>
          <table:table-cell table:style-name="ce41" table:formula="of:=[.J13]+1" office:value-type="date" office:date-value="2021-04-28" calcext:value-type="date">
            <text:p>28</text:p>
          </table:table-cell>
          <table:table-cell table:style-name="ce41" table:formula="of:=[.K13]+1" office:value-type="date" office:date-value="2021-04-29" calcext:value-type="date">
            <text:p>29</text:p>
          </table:table-cell>
          <table:table-cell table:style-name="ce41" table:formula="of:=[.L13]+1" office:value-type="date" office:date-value="2021-04-30" calcext:value-type="date">
            <text:p>30</text:p>
          </table:table-cell>
          <table:table-cell table:style-name="ce41" table:formula="of:=[.M13]+1" office:value-type="date" office:date-value="2021-05-01" calcext:value-type="date">
            <text:p>1</text:p>
          </table:table-cell>
          <table:table-cell table:style-name="ce41" table:formula="of:=[.N13]+1" office:value-type="date" office:date-value="2021-05-02" calcext:value-type="date">
            <text:p>2</text:p>
          </table:table-cell>
          <table:table-cell/>
          <table:table-cell table:style-name="ce41" table:formula="of:=[$Settings.E8]" office:value-type="date" office:date-value="2021-05-31" calcext:value-type="date">
            <text:p>31</text:p>
          </table:table-cell>
          <table:table-cell table:style-name="ce41" table:formula="of:=[.Q13]+1" office:value-type="date" office:date-value="2021-06-01" calcext:value-type="date">
            <text:p>1</text:p>
          </table:table-cell>
          <table:table-cell table:style-name="ce41" table:formula="of:=[.R13]+1" office:value-type="date" office:date-value="2021-06-02" calcext:value-type="date">
            <text:p>2</text:p>
          </table:table-cell>
          <table:table-cell table:style-name="ce41" table:formula="of:=[.S13]+1" office:value-type="date" office:date-value="2021-06-03" calcext:value-type="date">
            <text:p>3</text:p>
          </table:table-cell>
          <table:table-cell table:style-name="ce41" table:formula="of:=[.T13]+1" office:value-type="date" office:date-value="2021-06-04" calcext:value-type="date">
            <text:p>4</text:p>
          </table:table-cell>
          <table:table-cell table:style-name="ce41" table:formula="of:=[.U13]+1" office:value-type="date" office:date-value="2021-06-05" calcext:value-type="date">
            <text:p>5</text:p>
          </table:table-cell>
          <table:table-cell table:style-name="ce41" table:formula="of:=[.V13]+1" office:value-type="date" office:date-value="2021-06-06" calcext:value-type="date">
            <text:p>6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A13]+7" office:value-type="date" office:date-value="2021-04-05" calcext:value-type="date">
            <text:p>5</text:p>
          </table:table-cell>
          <table:table-cell table:style-name="ce41" table:formula="of:=[.A14]+1" office:value-type="date" office:date-value="2021-04-06" calcext:value-type="date">
            <text:p>6</text:p>
          </table:table-cell>
          <table:table-cell table:style-name="ce41" table:formula="of:=[.B14]+1" office:value-type="date" office:date-value="2021-04-07" calcext:value-type="date">
            <text:p>7</text:p>
          </table:table-cell>
          <table:table-cell table:style-name="ce41" table:formula="of:=[.C14]+1" office:value-type="date" office:date-value="2021-04-08" calcext:value-type="date">
            <text:p>8</text:p>
          </table:table-cell>
          <table:table-cell table:style-name="ce41" table:formula="of:=[.D14]+1" office:value-type="date" office:date-value="2021-04-09" calcext:value-type="date">
            <text:p>9</text:p>
          </table:table-cell>
          <table:table-cell table:style-name="ce41" table:formula="of:=[.E14]+1" office:value-type="date" office:date-value="2021-04-10" calcext:value-type="date">
            <text:p>10</text:p>
          </table:table-cell>
          <table:table-cell table:style-name="ce41" table:formula="of:=[.F14]+1" office:value-type="date" office:date-value="2021-04-11" calcext:value-type="date">
            <text:p>11</text:p>
          </table:table-cell>
          <table:table-cell/>
          <table:table-cell table:style-name="ce41" table:formula="of:=[.O13]+1" office:value-type="date" office:date-value="2021-05-03" calcext:value-type="date">
            <text:p>3</text:p>
          </table:table-cell>
          <table:table-cell table:style-name="ce41" table:formula="of:=[.I14]+1" office:value-type="date" office:date-value="2021-05-04" calcext:value-type="date">
            <text:p>4</text:p>
          </table:table-cell>
          <table:table-cell table:style-name="ce41" table:formula="of:=[.J14]+1" office:value-type="date" office:date-value="2021-05-05" calcext:value-type="date">
            <text:p>5</text:p>
          </table:table-cell>
          <table:table-cell table:style-name="ce41" table:formula="of:=[.K14]+1" office:value-type="date" office:date-value="2021-05-06" calcext:value-type="date">
            <text:p>6</text:p>
          </table:table-cell>
          <table:table-cell table:style-name="ce41" table:formula="of:=[.L14]+1" office:value-type="date" office:date-value="2021-05-07" calcext:value-type="date">
            <text:p>7</text:p>
          </table:table-cell>
          <table:table-cell table:style-name="ce41" table:formula="of:=[.M14]+1" office:value-type="date" office:date-value="2021-05-08" calcext:value-type="date">
            <text:p>8</text:p>
          </table:table-cell>
          <table:table-cell table:style-name="ce41" table:formula="of:=[.N14]+1" office:value-type="date" office:date-value="2021-05-09" calcext:value-type="date">
            <text:p>9</text:p>
          </table:table-cell>
          <table:table-cell/>
          <table:table-cell table:style-name="ce41" table:formula="of:=[.W13]+1" office:value-type="date" office:date-value="2021-06-07" calcext:value-type="date">
            <text:p>7</text:p>
          </table:table-cell>
          <table:table-cell table:style-name="ce41" table:formula="of:=[.Q14]+1" office:value-type="date" office:date-value="2021-06-08" calcext:value-type="date">
            <text:p>8</text:p>
          </table:table-cell>
          <table:table-cell table:style-name="ce41" table:formula="of:=[.R14]+1" office:value-type="date" office:date-value="2021-06-09" calcext:value-type="date">
            <text:p>9</text:p>
          </table:table-cell>
          <table:table-cell table:style-name="ce41" table:formula="of:=[.S14]+1" office:value-type="date" office:date-value="2021-06-10" calcext:value-type="date">
            <text:p>10</text:p>
          </table:table-cell>
          <table:table-cell table:style-name="ce41" table:formula="of:=[.T14]+1" office:value-type="date" office:date-value="2021-06-11" calcext:value-type="date">
            <text:p>11</text:p>
          </table:table-cell>
          <table:table-cell table:style-name="ce41" table:formula="of:=[.U14]+1" office:value-type="date" office:date-value="2021-06-12" calcext:value-type="date">
            <text:p>12</text:p>
          </table:table-cell>
          <table:table-cell table:style-name="ce41" table:formula="of:=[.V14]+1" office:value-type="date" office:date-value="2021-06-13" calcext:value-type="date">
            <text:p>13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14]+1" office:value-type="date" office:date-value="2021-04-12" calcext:value-type="date">
            <text:p>12</text:p>
          </table:table-cell>
          <table:table-cell table:style-name="ce41" table:formula="of:=[.A15]+1" office:value-type="date" office:date-value="2021-04-13" calcext:value-type="date">
            <text:p>13</text:p>
          </table:table-cell>
          <table:table-cell table:style-name="ce41" table:formula="of:=[.B15]+1" office:value-type="date" office:date-value="2021-04-14" calcext:value-type="date">
            <text:p>14</text:p>
          </table:table-cell>
          <table:table-cell table:style-name="ce41" table:formula="of:=[.C15]+1" office:value-type="date" office:date-value="2021-04-15" calcext:value-type="date">
            <text:p>15</text:p>
          </table:table-cell>
          <table:table-cell table:style-name="ce41" table:formula="of:=[.D15]+1" office:value-type="date" office:date-value="2021-04-16" calcext:value-type="date">
            <text:p>16</text:p>
          </table:table-cell>
          <table:table-cell table:style-name="ce41" table:formula="of:=[.E15]+1" office:value-type="date" office:date-value="2021-04-17" calcext:value-type="date">
            <text:p>17</text:p>
          </table:table-cell>
          <table:table-cell table:style-name="ce41" table:formula="of:=[.F15]+1" office:value-type="date" office:date-value="2021-04-18" calcext:value-type="date">
            <text:p>18</text:p>
          </table:table-cell>
          <table:table-cell/>
          <table:table-cell table:style-name="ce41" table:formula="of:=[.O14]+1" office:value-type="date" office:date-value="2021-05-10" calcext:value-type="date">
            <text:p>10</text:p>
          </table:table-cell>
          <table:table-cell table:style-name="ce41" table:formula="of:=[.I15]+1" office:value-type="date" office:date-value="2021-05-11" calcext:value-type="date">
            <text:p>11</text:p>
          </table:table-cell>
          <table:table-cell table:style-name="ce41" table:formula="of:=[.J15]+1" office:value-type="date" office:date-value="2021-05-12" calcext:value-type="date">
            <text:p>12</text:p>
          </table:table-cell>
          <table:table-cell table:style-name="ce41" table:formula="of:=[.K15]+1" office:value-type="date" office:date-value="2021-05-13" calcext:value-type="date">
            <text:p>13</text:p>
          </table:table-cell>
          <table:table-cell table:style-name="ce41" table:formula="of:=[.L15]+1" office:value-type="date" office:date-value="2021-05-14" calcext:value-type="date">
            <text:p>14</text:p>
          </table:table-cell>
          <table:table-cell table:style-name="ce41" table:formula="of:=[.M15]+1" office:value-type="date" office:date-value="2021-05-15" calcext:value-type="date">
            <text:p>15</text:p>
          </table:table-cell>
          <table:table-cell table:style-name="ce41" table:formula="of:=[.N15]+1" office:value-type="date" office:date-value="2021-05-16" calcext:value-type="date">
            <text:p>16</text:p>
          </table:table-cell>
          <table:table-cell/>
          <table:table-cell table:style-name="ce41" table:formula="of:=[.W14]+1" office:value-type="date" office:date-value="2021-06-14" calcext:value-type="date">
            <text:p>14</text:p>
          </table:table-cell>
          <table:table-cell table:style-name="ce41" table:formula="of:=[.Q15]+1" office:value-type="date" office:date-value="2021-06-15" calcext:value-type="date">
            <text:p>15</text:p>
          </table:table-cell>
          <table:table-cell table:style-name="ce41" table:formula="of:=[.R15]+1" office:value-type="date" office:date-value="2021-06-16" calcext:value-type="date">
            <text:p>16</text:p>
          </table:table-cell>
          <table:table-cell table:style-name="ce41" table:formula="of:=[.S15]+1" office:value-type="date" office:date-value="2021-06-17" calcext:value-type="date">
            <text:p>17</text:p>
          </table:table-cell>
          <table:table-cell table:style-name="ce41" table:formula="of:=[.T15]+1" office:value-type="date" office:date-value="2021-06-18" calcext:value-type="date">
            <text:p>18</text:p>
          </table:table-cell>
          <table:table-cell table:style-name="ce41" table:formula="of:=[.U15]+1" office:value-type="date" office:date-value="2021-06-19" calcext:value-type="date">
            <text:p>19</text:p>
          </table:table-cell>
          <table:table-cell table:style-name="ce41" table:formula="of:=[.V15]+1" office:value-type="date" office:date-value="2021-06-20" calcext:value-type="date">
            <text:p>20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15]+1" office:value-type="date" office:date-value="2021-04-19" calcext:value-type="date">
            <text:p>19</text:p>
          </table:table-cell>
          <table:table-cell table:style-name="ce41" table:formula="of:=[.A16]+1" office:value-type="date" office:date-value="2021-04-20" calcext:value-type="date">
            <text:p>20</text:p>
          </table:table-cell>
          <table:table-cell table:style-name="ce41" table:formula="of:=[.B16]+1" office:value-type="date" office:date-value="2021-04-21" calcext:value-type="date">
            <text:p>21</text:p>
          </table:table-cell>
          <table:table-cell table:style-name="ce41" table:formula="of:=[.C16]+1" office:value-type="date" office:date-value="2021-04-22" calcext:value-type="date">
            <text:p>22</text:p>
          </table:table-cell>
          <table:table-cell table:style-name="ce41" table:formula="of:=[.D16]+1" office:value-type="date" office:date-value="2021-04-23" calcext:value-type="date">
            <text:p>23</text:p>
          </table:table-cell>
          <table:table-cell table:style-name="ce41" table:formula="of:=[.E16]+1" office:value-type="date" office:date-value="2021-04-24" calcext:value-type="date">
            <text:p>24</text:p>
          </table:table-cell>
          <table:table-cell table:style-name="ce41" table:formula="of:=[.F16]+1" office:value-type="date" office:date-value="2021-04-25" calcext:value-type="date">
            <text:p>25</text:p>
          </table:table-cell>
          <table:table-cell/>
          <table:table-cell table:style-name="ce41" table:formula="of:=[.O15]+1" office:value-type="date" office:date-value="2021-05-17" calcext:value-type="date">
            <text:p>17</text:p>
          </table:table-cell>
          <table:table-cell table:style-name="ce41" table:formula="of:=[.I16]+1" office:value-type="date" office:date-value="2021-05-18" calcext:value-type="date">
            <text:p>18</text:p>
          </table:table-cell>
          <table:table-cell table:style-name="ce41" table:formula="of:=[.J16]+1" office:value-type="date" office:date-value="2021-05-19" calcext:value-type="date">
            <text:p>19</text:p>
          </table:table-cell>
          <table:table-cell table:style-name="ce41" table:formula="of:=[.K16]+1" office:value-type="date" office:date-value="2021-05-20" calcext:value-type="date">
            <text:p>20</text:p>
          </table:table-cell>
          <table:table-cell table:style-name="ce41" table:formula="of:=[.L16]+1" office:value-type="date" office:date-value="2021-05-21" calcext:value-type="date">
            <text:p>21</text:p>
          </table:table-cell>
          <table:table-cell table:style-name="ce41" table:formula="of:=[.M16]+1" office:value-type="date" office:date-value="2021-05-22" calcext:value-type="date">
            <text:p>22</text:p>
          </table:table-cell>
          <table:table-cell table:style-name="ce41" table:formula="of:=[.N16]+1" office:value-type="date" office:date-value="2021-05-23" calcext:value-type="date">
            <text:p>23</text:p>
          </table:table-cell>
          <table:table-cell/>
          <table:table-cell table:style-name="ce41" table:formula="of:=[.W15]+1" office:value-type="date" office:date-value="2021-06-21" calcext:value-type="date">
            <text:p>21</text:p>
          </table:table-cell>
          <table:table-cell table:style-name="ce41" table:formula="of:=[.Q16]+1" office:value-type="date" office:date-value="2021-06-22" calcext:value-type="date">
            <text:p>22</text:p>
          </table:table-cell>
          <table:table-cell table:style-name="ce41" table:formula="of:=[.R16]+1" office:value-type="date" office:date-value="2021-06-23" calcext:value-type="date">
            <text:p>23</text:p>
          </table:table-cell>
          <table:table-cell table:style-name="ce41" table:formula="of:=[.S16]+1" office:value-type="date" office:date-value="2021-06-24" calcext:value-type="date">
            <text:p>24</text:p>
          </table:table-cell>
          <table:table-cell table:style-name="ce41" table:formula="of:=[.T16]+1" office:value-type="date" office:date-value="2021-06-25" calcext:value-type="date">
            <text:p>25</text:p>
          </table:table-cell>
          <table:table-cell table:style-name="ce41" table:formula="of:=[.U16]+1" office:value-type="date" office:date-value="2021-06-26" calcext:value-type="date">
            <text:p>26</text:p>
          </table:table-cell>
          <table:table-cell table:style-name="ce41" table:formula="of:=[.V16]+1" office:value-type="date" office:date-value="2021-06-27" calcext:value-type="date">
            <text:p>27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16]+1" office:value-type="date" office:date-value="2021-04-26" calcext:value-type="date">
            <text:p>26</text:p>
          </table:table-cell>
          <table:table-cell table:style-name="ce41" table:formula="of:=[.A17]+1" office:value-type="date" office:date-value="2021-04-27" calcext:value-type="date">
            <text:p>27</text:p>
          </table:table-cell>
          <table:table-cell table:style-name="ce41" table:formula="of:=[.B17]+1" office:value-type="date" office:date-value="2021-04-28" calcext:value-type="date">
            <text:p>28</text:p>
          </table:table-cell>
          <table:table-cell table:style-name="ce41" table:formula="of:=[.C17]+1" office:value-type="date" office:date-value="2021-04-29" calcext:value-type="date">
            <text:p>29</text:p>
          </table:table-cell>
          <table:table-cell table:style-name="ce41" table:formula="of:=[.D17]+1" office:value-type="date" office:date-value="2021-04-30" calcext:value-type="date">
            <text:p>30</text:p>
          </table:table-cell>
          <table:table-cell table:style-name="ce41" table:formula="of:=[.E17]+1" office:value-type="date" office:date-value="2021-05-01" calcext:value-type="date">
            <text:p>1</text:p>
          </table:table-cell>
          <table:table-cell table:style-name="ce41" table:formula="of:=[.F17]+1" office:value-type="date" office:date-value="2021-05-02" calcext:value-type="date">
            <text:p>2</text:p>
          </table:table-cell>
          <table:table-cell/>
          <table:table-cell table:style-name="ce41" table:formula="of:=[.O16]+1" office:value-type="date" office:date-value="2021-05-24" calcext:value-type="date">
            <text:p>24</text:p>
          </table:table-cell>
          <table:table-cell table:style-name="ce41" table:formula="of:=[.I17]+1" office:value-type="date" office:date-value="2021-05-25" calcext:value-type="date">
            <text:p>25</text:p>
          </table:table-cell>
          <table:table-cell table:style-name="ce41" table:formula="of:=[.J17]+1" office:value-type="date" office:date-value="2021-05-26" calcext:value-type="date">
            <text:p>26</text:p>
          </table:table-cell>
          <table:table-cell table:style-name="ce41" table:formula="of:=[.K17]+1" office:value-type="date" office:date-value="2021-05-27" calcext:value-type="date">
            <text:p>27</text:p>
          </table:table-cell>
          <table:table-cell table:style-name="ce41" table:formula="of:=[.L17]+1" office:value-type="date" office:date-value="2021-05-28" calcext:value-type="date">
            <text:p>28</text:p>
          </table:table-cell>
          <table:table-cell table:style-name="ce41" table:formula="of:=[.M17]+1" office:value-type="date" office:date-value="2021-05-29" calcext:value-type="date">
            <text:p>29</text:p>
          </table:table-cell>
          <table:table-cell table:style-name="ce41" table:formula="of:=[.N17]+1" office:value-type="date" office:date-value="2021-05-30" calcext:value-type="date">
            <text:p>30</text:p>
          </table:table-cell>
          <table:table-cell/>
          <table:table-cell table:style-name="ce41" table:formula="of:=[.W16]+1" office:value-type="date" office:date-value="2021-06-28" calcext:value-type="date">
            <text:p>28</text:p>
          </table:table-cell>
          <table:table-cell table:style-name="ce41" table:formula="of:=[.Q17]+1" office:value-type="date" office:date-value="2021-06-29" calcext:value-type="date">
            <text:p>29</text:p>
          </table:table-cell>
          <table:table-cell table:style-name="ce41" table:formula="of:=[.R17]+1" office:value-type="date" office:date-value="2021-06-30" calcext:value-type="date">
            <text:p>30</text:p>
          </table:table-cell>
          <table:table-cell table:style-name="ce41" table:formula="of:=[.S17]+1" office:value-type="date" office:date-value="2021-07-01" calcext:value-type="date">
            <text:p>1</text:p>
          </table:table-cell>
          <table:table-cell table:style-name="ce41" table:formula="of:=[.T17]+1" office:value-type="date" office:date-value="2021-07-02" calcext:value-type="date">
            <text:p>2</text:p>
          </table:table-cell>
          <table:table-cell table:style-name="ce41" table:formula="of:=[.U17]+1" office:value-type="date" office:date-value="2021-07-03" calcext:value-type="date">
            <text:p>3</text:p>
          </table:table-cell>
          <table:table-cell table:style-name="ce41" table:formula="of:=[.V17]+1" office:value-type="date" office:date-value="2021-07-04" calcext:value-type="date">
            <text:p>4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17]+1" office:value-type="date" office:date-value="2021-05-03" calcext:value-type="date">
            <text:p>3</text:p>
          </table:table-cell>
          <table:table-cell table:style-name="ce41" table:formula="of:=[.A18]+1" office:value-type="date" office:date-value="2021-05-04" calcext:value-type="date">
            <text:p>4</text:p>
          </table:table-cell>
          <table:table-cell table:style-name="ce41" table:formula="of:=[.B18]+1" office:value-type="date" office:date-value="2021-05-05" calcext:value-type="date">
            <text:p>5</text:p>
          </table:table-cell>
          <table:table-cell table:style-name="ce41" table:formula="of:=[.C18]+1" office:value-type="date" office:date-value="2021-05-06" calcext:value-type="date">
            <text:p>6</text:p>
          </table:table-cell>
          <table:table-cell table:style-name="ce41" table:formula="of:=[.D18]+1" office:value-type="date" office:date-value="2021-05-07" calcext:value-type="date">
            <text:p>7</text:p>
          </table:table-cell>
          <table:table-cell table:style-name="ce41" table:formula="of:=[.E18]+1" office:value-type="date" office:date-value="2021-05-08" calcext:value-type="date">
            <text:p>8</text:p>
          </table:table-cell>
          <table:table-cell table:style-name="ce41" table:formula="of:=[.F18]+1" office:value-type="date" office:date-value="2021-05-09" calcext:value-type="date">
            <text:p>9</text:p>
          </table:table-cell>
          <table:table-cell/>
          <table:table-cell table:style-name="ce41" table:formula="of:=[.O17]+1" office:value-type="date" office:date-value="2021-05-31" calcext:value-type="date">
            <text:p>31</text:p>
          </table:table-cell>
          <table:table-cell table:style-name="ce41" table:formula="of:=[.I18]+1" office:value-type="date" office:date-value="2021-06-01" calcext:value-type="date">
            <text:p>1</text:p>
          </table:table-cell>
          <table:table-cell table:style-name="ce41" table:formula="of:=[.J18]+1" office:value-type="date" office:date-value="2021-06-02" calcext:value-type="date">
            <text:p>2</text:p>
          </table:table-cell>
          <table:table-cell table:style-name="ce41" table:formula="of:=[.K18]+1" office:value-type="date" office:date-value="2021-06-03" calcext:value-type="date">
            <text:p>3</text:p>
          </table:table-cell>
          <table:table-cell table:style-name="ce41" table:formula="of:=[.L18]+1" office:value-type="date" office:date-value="2021-06-04" calcext:value-type="date">
            <text:p>4</text:p>
          </table:table-cell>
          <table:table-cell table:style-name="ce41" table:formula="of:=[.M18]+1" office:value-type="date" office:date-value="2021-06-05" calcext:value-type="date">
            <text:p>5</text:p>
          </table:table-cell>
          <table:table-cell table:style-name="ce41" table:formula="of:=[.N18]+1" office:value-type="date" office:date-value="2021-06-06" calcext:value-type="date">
            <text:p>6</text:p>
          </table:table-cell>
          <table:table-cell/>
          <table:table-cell table:style-name="ce41" table:formula="of:=[.W17]+1" office:value-type="date" office:date-value="2021-07-05" calcext:value-type="date">
            <text:p>5</text:p>
          </table:table-cell>
          <table:table-cell table:style-name="ce41" table:formula="of:=[.Q18]+1" office:value-type="date" office:date-value="2021-07-06" calcext:value-type="date">
            <text:p>6</text:p>
          </table:table-cell>
          <table:table-cell table:style-name="ce41" table:formula="of:=[.R18]+1" office:value-type="date" office:date-value="2021-07-07" calcext:value-type="date">
            <text:p>7</text:p>
          </table:table-cell>
          <table:table-cell table:style-name="ce41" table:formula="of:=[.S18]+1" office:value-type="date" office:date-value="2021-07-08" calcext:value-type="date">
            <text:p>8</text:p>
          </table:table-cell>
          <table:table-cell table:style-name="ce41" table:formula="of:=[.T18]+1" office:value-type="date" office:date-value="2021-07-09" calcext:value-type="date">
            <text:p>9</text:p>
          </table:table-cell>
          <table:table-cell table:style-name="ce41" table:formula="of:=[.U18]+1" office:value-type="date" office:date-value="2021-07-10" calcext:value-type="date">
            <text:p>10</text:p>
          </table:table-cell>
          <table:table-cell table:style-name="ce41" table:formula="of:=[.V18]+1" office:value-type="date" office:date-value="2021-07-11" calcext:value-type="date">
            <text:p>11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number-columns-repeated="7"/>
          <table:table-cell/>
          <table:table-cell table:style-name="ce41" table:number-columns-repeated="7"/>
          <table:table-cell/>
          <table:table-cell table:style-name="ce41" table:number-columns-repeated="7"/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29" table:formula="of:=[$Settings.C9]" office:value-type="date" office:date-value="2021-07-01" calcext:value-type="date" table:number-columns-spanned="7" table:number-rows-spanned="1">
            <text:p>July</text:p>
          </table:table-cell>
          <table:covered-table-cell table:number-columns-repeated="6"/>
          <table:table-cell/>
          <table:table-cell table:style-name="ce29" table:formula="of:=[$Settings.C10]" office:value-type="date" office:date-value="2021-08-01" calcext:value-type="date" table:number-columns-spanned="7" table:number-rows-spanned="1">
            <text:p>August</text:p>
          </table:table-cell>
          <table:covered-table-cell table:number-columns-repeated="6" table:style-name="ce9"/>
          <table:table-cell/>
          <table:table-cell table:style-name="ce29" table:formula="of:=[$Settings.C11]" office:value-type="date" office:date-value="2021-09-01" calcext:value-type="date" table:number-columns-spanned="7" table:number-rows-spanned="1">
            <text:p>September</text:p>
          </table:table-cell>
          <table:covered-table-cell table:number-columns-repeated="6" table:style-name="ce9"/>
          <table:table-cell/>
          <table:table-cell table:style-name="ce29" table:number-columns-spanned="7" table:number-rows-spanned="1"/>
          <table:covered-table-cell table:number-columns-repeated="6" table:style-name="ce9"/>
          <table:table-cell table:number-columns-repeated="993"/>
        </table:table-row>
        <table:table-row table:style-name="ro3"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table:number-columns-repeated="7"/>
          <table:table-cell table:number-columns-repeated="993"/>
        </table:table-row>
        <table:table-row table:style-name="ro3">
          <table:table-cell table:style-name="ce41" table:formula="of:=[$Settings.E9]" office:value-type="date" office:date-value="2021-06-28" calcext:value-type="date">
            <text:p>28</text:p>
          </table:table-cell>
          <table:table-cell table:style-name="ce41" table:formula="of:=[.A22]+1" office:value-type="date" office:date-value="2021-06-29" calcext:value-type="date">
            <text:p>29</text:p>
          </table:table-cell>
          <table:table-cell table:style-name="ce41" table:formula="of:=[.B22]+1" office:value-type="date" office:date-value="2021-06-30" calcext:value-type="date">
            <text:p>30</text:p>
          </table:table-cell>
          <table:table-cell table:style-name="ce41" table:formula="of:=[.C22]+1" office:value-type="date" office:date-value="2021-07-01" calcext:value-type="date">
            <text:p>1</text:p>
          </table:table-cell>
          <table:table-cell table:style-name="ce41" table:formula="of:=[.D22]+1" office:value-type="date" office:date-value="2021-07-02" calcext:value-type="date">
            <text:p>2</text:p>
          </table:table-cell>
          <table:table-cell table:style-name="ce41" table:formula="of:=[.E22]+1" office:value-type="date" office:date-value="2021-07-03" calcext:value-type="date">
            <text:p>3</text:p>
          </table:table-cell>
          <table:table-cell table:style-name="ce41" table:formula="of:=[.F22]+1" office:value-type="date" office:date-value="2021-07-04" calcext:value-type="date">
            <text:p>4</text:p>
          </table:table-cell>
          <table:table-cell/>
          <table:table-cell table:style-name="ce41" table:formula="of:=[$Settings.E10]" office:value-type="date" office:date-value="2021-07-26" calcext:value-type="date">
            <text:p>26</text:p>
          </table:table-cell>
          <table:table-cell table:style-name="ce41" table:formula="of:=[.I22]+1" office:value-type="date" office:date-value="2021-07-27" calcext:value-type="date">
            <text:p>27</text:p>
          </table:table-cell>
          <table:table-cell table:style-name="ce41" table:formula="of:=[.J22]+1" office:value-type="date" office:date-value="2021-07-28" calcext:value-type="date">
            <text:p>28</text:p>
          </table:table-cell>
          <table:table-cell table:style-name="ce41" table:formula="of:=[.K22]+1" office:value-type="date" office:date-value="2021-07-29" calcext:value-type="date">
            <text:p>29</text:p>
          </table:table-cell>
          <table:table-cell table:style-name="ce41" table:formula="of:=[.L22]+1" office:value-type="date" office:date-value="2021-07-30" calcext:value-type="date">
            <text:p>30</text:p>
          </table:table-cell>
          <table:table-cell table:style-name="ce41" table:formula="of:=[.M22]+1" office:value-type="date" office:date-value="2021-07-31" calcext:value-type="date">
            <text:p>31</text:p>
          </table:table-cell>
          <table:table-cell table:style-name="ce41" table:formula="of:=[.N22]+1" office:value-type="date" office:date-value="2021-08-01" calcext:value-type="date">
            <text:p>1</text:p>
          </table:table-cell>
          <table:table-cell/>
          <table:table-cell table:style-name="ce41" table:formula="of:=[$Settings.E11]" office:value-type="date" office:date-value="2021-08-30" calcext:value-type="date">
            <text:p>30</text:p>
          </table:table-cell>
          <table:table-cell table:style-name="ce41" table:formula="of:=[.Q22]+1" office:value-type="date" office:date-value="2021-08-31" calcext:value-type="date">
            <text:p>31</text:p>
          </table:table-cell>
          <table:table-cell table:style-name="ce41" table:formula="of:=[.R22]+1" office:value-type="date" office:date-value="2021-09-01" calcext:value-type="date">
            <text:p>1</text:p>
          </table:table-cell>
          <table:table-cell table:style-name="ce41" table:formula="of:=[.S22]+1" office:value-type="date" office:date-value="2021-09-02" calcext:value-type="date">
            <text:p>2</text:p>
          </table:table-cell>
          <table:table-cell table:style-name="ce41" table:formula="of:=[.T22]+1" office:value-type="date" office:date-value="2021-09-03" calcext:value-type="date">
            <text:p>3</text:p>
          </table:table-cell>
          <table:table-cell table:style-name="ce41" table:formula="of:=[.U22]+1" office:value-type="date" office:date-value="2021-09-04" calcext:value-type="date">
            <text:p>4</text:p>
          </table:table-cell>
          <table:table-cell table:style-name="ce41" table:formula="of:=[.V22]+1" office:value-type="date" office:date-value="2021-09-05" calcext:value-type="date">
            <text:p>5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A22]+7" office:value-type="date" office:date-value="2021-07-05" calcext:value-type="date">
            <text:p>5</text:p>
          </table:table-cell>
          <table:table-cell table:style-name="ce41" table:formula="of:=[.A23]+1" office:value-type="date" office:date-value="2021-07-06" calcext:value-type="date">
            <text:p>6</text:p>
          </table:table-cell>
          <table:table-cell table:style-name="ce41" table:formula="of:=[.B23]+1" office:value-type="date" office:date-value="2021-07-07" calcext:value-type="date">
            <text:p>7</text:p>
          </table:table-cell>
          <table:table-cell table:style-name="ce41" table:formula="of:=[.C23]+1" office:value-type="date" office:date-value="2021-07-08" calcext:value-type="date">
            <text:p>8</text:p>
          </table:table-cell>
          <table:table-cell table:style-name="ce41" table:formula="of:=[.D23]+1" office:value-type="date" office:date-value="2021-07-09" calcext:value-type="date">
            <text:p>9</text:p>
          </table:table-cell>
          <table:table-cell table:style-name="ce41" table:formula="of:=[.E23]+1" office:value-type="date" office:date-value="2021-07-10" calcext:value-type="date">
            <text:p>10</text:p>
          </table:table-cell>
          <table:table-cell table:style-name="ce41" table:formula="of:=[.F23]+1" office:value-type="date" office:date-value="2021-07-11" calcext:value-type="date">
            <text:p>11</text:p>
          </table:table-cell>
          <table:table-cell/>
          <table:table-cell table:style-name="ce41" table:formula="of:=[.O22]+1" office:value-type="date" office:date-value="2021-08-02" calcext:value-type="date">
            <text:p>2</text:p>
          </table:table-cell>
          <table:table-cell table:style-name="ce41" table:formula="of:=[.I23]+1" office:value-type="date" office:date-value="2021-08-03" calcext:value-type="date">
            <text:p>3</text:p>
          </table:table-cell>
          <table:table-cell table:style-name="ce41" table:formula="of:=[.J23]+1" office:value-type="date" office:date-value="2021-08-04" calcext:value-type="date">
            <text:p>4</text:p>
          </table:table-cell>
          <table:table-cell table:style-name="ce41" table:formula="of:=[.K23]+1" office:value-type="date" office:date-value="2021-08-05" calcext:value-type="date">
            <text:p>5</text:p>
          </table:table-cell>
          <table:table-cell table:style-name="ce41" table:formula="of:=[.L23]+1" office:value-type="date" office:date-value="2021-08-06" calcext:value-type="date">
            <text:p>6</text:p>
          </table:table-cell>
          <table:table-cell table:style-name="ce41" table:formula="of:=[.M23]+1" office:value-type="date" office:date-value="2021-08-07" calcext:value-type="date">
            <text:p>7</text:p>
          </table:table-cell>
          <table:table-cell table:style-name="ce41" table:formula="of:=[.N23]+1" office:value-type="date" office:date-value="2021-08-08" calcext:value-type="date">
            <text:p>8</text:p>
          </table:table-cell>
          <table:table-cell/>
          <table:table-cell table:style-name="ce41" table:formula="of:=[.W22]+1" office:value-type="date" office:date-value="2021-09-06" calcext:value-type="date">
            <text:p>6</text:p>
          </table:table-cell>
          <table:table-cell table:style-name="ce41" table:formula="of:=[.Q23]+1" office:value-type="date" office:date-value="2021-09-07" calcext:value-type="date">
            <text:p>7</text:p>
          </table:table-cell>
          <table:table-cell table:style-name="ce41" table:formula="of:=[.R23]+1" office:value-type="date" office:date-value="2021-09-08" calcext:value-type="date">
            <text:p>8</text:p>
          </table:table-cell>
          <table:table-cell table:style-name="ce41" table:formula="of:=[.S23]+1" office:value-type="date" office:date-value="2021-09-09" calcext:value-type="date">
            <text:p>9</text:p>
          </table:table-cell>
          <table:table-cell table:style-name="ce41" table:formula="of:=[.T23]+1" office:value-type="date" office:date-value="2021-09-10" calcext:value-type="date">
            <text:p>10</text:p>
          </table:table-cell>
          <table:table-cell table:style-name="ce41" table:formula="of:=[.U23]+1" office:value-type="date" office:date-value="2021-09-11" calcext:value-type="date">
            <text:p>11</text:p>
          </table:table-cell>
          <table:table-cell table:style-name="ce41" table:formula="of:=[.V23]+1" office:value-type="date" office:date-value="2021-09-12" calcext:value-type="date">
            <text:p>12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23]+1" office:value-type="date" office:date-value="2021-07-12" calcext:value-type="date">
            <text:p>12</text:p>
          </table:table-cell>
          <table:table-cell table:style-name="ce41" table:formula="of:=[.A24]+1" office:value-type="date" office:date-value="2021-07-13" calcext:value-type="date">
            <text:p>13</text:p>
          </table:table-cell>
          <table:table-cell table:style-name="ce41" table:formula="of:=[.B24]+1" office:value-type="date" office:date-value="2021-07-14" calcext:value-type="date">
            <text:p>14</text:p>
          </table:table-cell>
          <table:table-cell table:style-name="ce41" table:formula="of:=[.C24]+1" office:value-type="date" office:date-value="2021-07-15" calcext:value-type="date">
            <text:p>15</text:p>
          </table:table-cell>
          <table:table-cell table:style-name="ce41" table:formula="of:=[.D24]+1" office:value-type="date" office:date-value="2021-07-16" calcext:value-type="date">
            <text:p>16</text:p>
          </table:table-cell>
          <table:table-cell table:style-name="ce41" table:formula="of:=[.E24]+1" office:value-type="date" office:date-value="2021-07-17" calcext:value-type="date">
            <text:p>17</text:p>
          </table:table-cell>
          <table:table-cell table:style-name="ce41" table:formula="of:=[.F24]+1" office:value-type="date" office:date-value="2021-07-18" calcext:value-type="date">
            <text:p>18</text:p>
          </table:table-cell>
          <table:table-cell/>
          <table:table-cell table:style-name="ce41" table:formula="of:=[.O23]+1" office:value-type="date" office:date-value="2021-08-09" calcext:value-type="date">
            <text:p>9</text:p>
          </table:table-cell>
          <table:table-cell table:style-name="ce41" table:formula="of:=[.I24]+1" office:value-type="date" office:date-value="2021-08-10" calcext:value-type="date">
            <text:p>10</text:p>
          </table:table-cell>
          <table:table-cell table:style-name="ce41" table:formula="of:=[.J24]+1" office:value-type="date" office:date-value="2021-08-11" calcext:value-type="date">
            <text:p>11</text:p>
          </table:table-cell>
          <table:table-cell table:style-name="ce41" table:formula="of:=[.K24]+1" office:value-type="date" office:date-value="2021-08-12" calcext:value-type="date">
            <text:p>12</text:p>
          </table:table-cell>
          <table:table-cell table:style-name="ce41" table:formula="of:=[.L24]+1" office:value-type="date" office:date-value="2021-08-13" calcext:value-type="date">
            <text:p>13</text:p>
          </table:table-cell>
          <table:table-cell table:style-name="ce41" table:formula="of:=[.M24]+1" office:value-type="date" office:date-value="2021-08-14" calcext:value-type="date">
            <text:p>14</text:p>
          </table:table-cell>
          <table:table-cell table:style-name="ce41" table:formula="of:=[.N24]+1" office:value-type="date" office:date-value="2021-08-15" calcext:value-type="date">
            <text:p>15</text:p>
          </table:table-cell>
          <table:table-cell/>
          <table:table-cell table:style-name="ce41" table:formula="of:=[.W23]+1" office:value-type="date" office:date-value="2021-09-13" calcext:value-type="date">
            <text:p>13</text:p>
          </table:table-cell>
          <table:table-cell table:style-name="ce41" table:formula="of:=[.Q24]+1" office:value-type="date" office:date-value="2021-09-14" calcext:value-type="date">
            <text:p>14</text:p>
          </table:table-cell>
          <table:table-cell table:style-name="ce41" table:formula="of:=[.R24]+1" office:value-type="date" office:date-value="2021-09-15" calcext:value-type="date">
            <text:p>15</text:p>
          </table:table-cell>
          <table:table-cell table:style-name="ce41" table:formula="of:=[.S24]+1" office:value-type="date" office:date-value="2021-09-16" calcext:value-type="date">
            <text:p>16</text:p>
          </table:table-cell>
          <table:table-cell table:style-name="ce41" table:formula="of:=[.T24]+1" office:value-type="date" office:date-value="2021-09-17" calcext:value-type="date">
            <text:p>17</text:p>
          </table:table-cell>
          <table:table-cell table:style-name="ce41" table:formula="of:=[.U24]+1" office:value-type="date" office:date-value="2021-09-18" calcext:value-type="date">
            <text:p>18</text:p>
          </table:table-cell>
          <table:table-cell table:style-name="ce41" table:formula="of:=[.V24]+1" office:value-type="date" office:date-value="2021-09-19" calcext:value-type="date">
            <text:p>19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24]+1" office:value-type="date" office:date-value="2021-07-19" calcext:value-type="date">
            <text:p>19</text:p>
          </table:table-cell>
          <table:table-cell table:style-name="ce41" table:formula="of:=[.A25]+1" office:value-type="date" office:date-value="2021-07-20" calcext:value-type="date">
            <text:p>20</text:p>
          </table:table-cell>
          <table:table-cell table:style-name="ce41" table:formula="of:=[.B25]+1" office:value-type="date" office:date-value="2021-07-21" calcext:value-type="date">
            <text:p>21</text:p>
          </table:table-cell>
          <table:table-cell table:style-name="ce41" table:formula="of:=[.C25]+1" office:value-type="date" office:date-value="2021-07-22" calcext:value-type="date">
            <text:p>22</text:p>
          </table:table-cell>
          <table:table-cell table:style-name="ce41" table:formula="of:=[.D25]+1" office:value-type="date" office:date-value="2021-07-23" calcext:value-type="date">
            <text:p>23</text:p>
          </table:table-cell>
          <table:table-cell table:style-name="ce41" table:formula="of:=[.E25]+1" office:value-type="date" office:date-value="2021-07-24" calcext:value-type="date">
            <text:p>24</text:p>
          </table:table-cell>
          <table:table-cell table:style-name="ce41" table:formula="of:=[.F25]+1" office:value-type="date" office:date-value="2021-07-25" calcext:value-type="date">
            <text:p>25</text:p>
          </table:table-cell>
          <table:table-cell/>
          <table:table-cell table:style-name="ce41" table:formula="of:=[.O24]+1" office:value-type="date" office:date-value="2021-08-16" calcext:value-type="date">
            <text:p>16</text:p>
          </table:table-cell>
          <table:table-cell table:style-name="ce41" table:formula="of:=[.I25]+1" office:value-type="date" office:date-value="2021-08-17" calcext:value-type="date">
            <text:p>17</text:p>
          </table:table-cell>
          <table:table-cell table:style-name="ce41" table:formula="of:=[.J25]+1" office:value-type="date" office:date-value="2021-08-18" calcext:value-type="date">
            <text:p>18</text:p>
          </table:table-cell>
          <table:table-cell table:style-name="ce41" table:formula="of:=[.K25]+1" office:value-type="date" office:date-value="2021-08-19" calcext:value-type="date">
            <text:p>19</text:p>
          </table:table-cell>
          <table:table-cell table:style-name="ce41" table:formula="of:=[.L25]+1" office:value-type="date" office:date-value="2021-08-20" calcext:value-type="date">
            <text:p>20</text:p>
          </table:table-cell>
          <table:table-cell table:style-name="ce41" table:formula="of:=[.M25]+1" office:value-type="date" office:date-value="2021-08-21" calcext:value-type="date">
            <text:p>21</text:p>
          </table:table-cell>
          <table:table-cell table:style-name="ce41" table:formula="of:=[.N25]+1" office:value-type="date" office:date-value="2021-08-22" calcext:value-type="date">
            <text:p>22</text:p>
          </table:table-cell>
          <table:table-cell/>
          <table:table-cell table:style-name="ce41" table:formula="of:=[.W24]+1" office:value-type="date" office:date-value="2021-09-20" calcext:value-type="date">
            <text:p>20</text:p>
          </table:table-cell>
          <table:table-cell table:style-name="ce41" table:formula="of:=[.Q25]+1" office:value-type="date" office:date-value="2021-09-21" calcext:value-type="date">
            <text:p>21</text:p>
          </table:table-cell>
          <table:table-cell table:style-name="ce41" table:formula="of:=[.R25]+1" office:value-type="date" office:date-value="2021-09-22" calcext:value-type="date">
            <text:p>22</text:p>
          </table:table-cell>
          <table:table-cell table:style-name="ce41" table:formula="of:=[.S25]+1" office:value-type="date" office:date-value="2021-09-23" calcext:value-type="date">
            <text:p>23</text:p>
          </table:table-cell>
          <table:table-cell table:style-name="ce41" table:formula="of:=[.T25]+1" office:value-type="date" office:date-value="2021-09-24" calcext:value-type="date">
            <text:p>24</text:p>
          </table:table-cell>
          <table:table-cell table:style-name="ce41" table:formula="of:=[.U25]+1" office:value-type="date" office:date-value="2021-09-25" calcext:value-type="date">
            <text:p>25</text:p>
          </table:table-cell>
          <table:table-cell table:style-name="ce41" table:formula="of:=[.V25]+1" office:value-type="date" office:date-value="2021-09-26" calcext:value-type="date">
            <text:p>26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style-name="ce41" table:formula="of:=[.G25]+1" office:value-type="date" office:date-value="2021-07-26" calcext:value-type="date">
            <text:p>26</text:p>
          </table:table-cell>
          <table:table-cell table:style-name="ce41" table:formula="of:=[.A26]+1" office:value-type="date" office:date-value="2021-07-27" calcext:value-type="date">
            <text:p>27</text:p>
          </table:table-cell>
          <table:table-cell table:style-name="ce41" table:formula="of:=[.B26]+1" office:value-type="date" office:date-value="2021-07-28" calcext:value-type="date">
            <text:p>28</text:p>
          </table:table-cell>
          <table:table-cell table:style-name="ce41" table:formula="of:=[.C26]+1" office:value-type="date" office:date-value="2021-07-29" calcext:value-type="date">
            <text:p>29</text:p>
          </table:table-cell>
          <table:table-cell table:style-name="ce41" table:formula="of:=[.D26]+1" office:value-type="date" office:date-value="2021-07-30" calcext:value-type="date">
            <text:p>30</text:p>
          </table:table-cell>
          <table:table-cell table:style-name="ce41" table:formula="of:=[.E26]+1" office:value-type="date" office:date-value="2021-07-31" calcext:value-type="date">
            <text:p>31</text:p>
          </table:table-cell>
          <table:table-cell table:style-name="ce41" table:formula="of:=[.F26]+1" office:value-type="date" office:date-value="2021-08-01" calcext:value-type="date">
            <text:p>1</text:p>
          </table:table-cell>
          <table:table-cell/>
          <table:table-cell table:style-name="ce41" table:formula="of:=[.O25]+1" office:value-type="date" office:date-value="2021-08-23" calcext:value-type="date">
            <text:p>23</text:p>
          </table:table-cell>
          <table:table-cell table:style-name="ce41" table:formula="of:=[.I26]+1" office:value-type="date" office:date-value="2021-08-24" calcext:value-type="date">
            <text:p>24</text:p>
          </table:table-cell>
          <table:table-cell table:style-name="ce41" table:formula="of:=[.J26]+1" office:value-type="date" office:date-value="2021-08-25" calcext:value-type="date">
            <text:p>25</text:p>
          </table:table-cell>
          <table:table-cell table:style-name="ce41" table:formula="of:=[.K26]+1" office:value-type="date" office:date-value="2021-08-26" calcext:value-type="date">
            <text:p>26</text:p>
          </table:table-cell>
          <table:table-cell table:style-name="ce41" table:formula="of:=[.L26]+1" office:value-type="date" office:date-value="2021-08-27" calcext:value-type="date">
            <text:p>27</text:p>
          </table:table-cell>
          <table:table-cell table:style-name="ce41" table:formula="of:=[.M26]+1" office:value-type="date" office:date-value="2021-08-28" calcext:value-type="date">
            <text:p>28</text:p>
          </table:table-cell>
          <table:table-cell table:style-name="ce41" table:formula="of:=[.N26]+1" office:value-type="date" office:date-value="2021-08-29" calcext:value-type="date">
            <text:p>29</text:p>
          </table:table-cell>
          <table:table-cell/>
          <table:table-cell table:style-name="ce41" table:formula="of:=[.W25]+1" office:value-type="date" office:date-value="2021-09-27" calcext:value-type="date">
            <text:p>27</text:p>
          </table:table-cell>
          <table:table-cell table:style-name="ce41" table:formula="of:=[.Q26]+1" office:value-type="date" office:date-value="2021-09-28" calcext:value-type="date">
            <text:p>28</text:p>
          </table:table-cell>
          <table:table-cell table:style-name="ce41" table:formula="of:=[.R26]+1" office:value-type="date" office:date-value="2021-09-29" calcext:value-type="date">
            <text:p>29</text:p>
          </table:table-cell>
          <table:table-cell table:style-name="ce41" table:formula="of:=[.S26]+1" office:value-type="date" office:date-value="2021-09-30" calcext:value-type="date">
            <text:p>30</text:p>
          </table:table-cell>
          <table:table-cell table:style-name="ce41" table:formula="of:=[.T26]+1" office:value-type="date" office:date-value="2021-10-01" calcext:value-type="date">
            <text:p>1</text:p>
          </table:table-cell>
          <table:table-cell table:style-name="ce41" table:formula="of:=[.U26]+1" office:value-type="date" office:date-value="2021-10-02" calcext:value-type="date">
            <text:p>2</text:p>
          </table:table-cell>
          <table:table-cell table:style-name="ce41" table:formula="of:=[.V26]+1" office:value-type="date" office:date-value="2021-10-03" calcext:value-type="date">
            <text:p>3</text:p>
          </table:table-cell>
          <table:table-cell/>
          <table:table-cell table:style-name="ce41" table:number-columns-repeated="7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29" table:formula="of:=[$Settings.C12]" office:value-type="date" office:date-value="2021-10-01" calcext:value-type="date" table:number-columns-spanned="7" table:number-rows-spanned="1">
            <text:p>October</text:p>
          </table:table-cell>
          <table:covered-table-cell table:number-columns-repeated="6"/>
          <table:table-cell/>
          <table:table-cell table:style-name="ce29" table:formula="of:=[$Settings.C13]" office:value-type="date" office:date-value="2021-11-01" calcext:value-type="date" table:number-columns-spanned="7" table:number-rows-spanned="1">
            <text:p>November</text:p>
          </table:table-cell>
          <table:covered-table-cell table:number-columns-repeated="6" table:style-name="ce9"/>
          <table:table-cell/>
          <table:table-cell table:style-name="ce29" table:formula="of:=[$Settings.C14]" office:value-type="date" office:date-value="2021-12-01" calcext:value-type="date" table:number-columns-spanned="7" table:number-rows-spanned="1">
            <text:p>December</text:p>
          </table:table-cell>
          <table:covered-table-cell table:number-columns-repeated="6" table:style-name="ce9"/>
          <table:table-cell table:number-columns-repeated="1001"/>
        </table:table-row>
        <table:table-row table:style-name="ro3"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/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W</text:p>
          </table:table-cell>
          <table:table-cell table:style-name="ce64" office:value-type="string" calcext:value-type="string">
            <text:p>T</text:p>
          </table:table-cell>
          <table:table-cell table:style-name="ce64" office:value-type="string" calcext:value-type="string">
            <text:p>F</text:p>
          </table:table-cell>
          <table:table-cell table:number-columns-repeated="2" table:style-name="ce64" office:value-type="string" calcext:value-type="string">
            <text:p>S</text:p>
          </table:table-cell>
          <table:table-cell table:number-columns-repeated="1001"/>
        </table:table-row>
        <table:table-row table:style-name="ro3">
          <table:table-cell table:style-name="ce41" table:formula="of:=[$Settings.E12]" office:value-type="date" office:date-value="2021-09-27" calcext:value-type="date">
            <text:p>27</text:p>
          </table:table-cell>
          <table:table-cell table:style-name="ce41" table:formula="of:=[.A30]+1" office:value-type="date" office:date-value="2021-09-28" calcext:value-type="date">
            <text:p>28</text:p>
          </table:table-cell>
          <table:table-cell table:style-name="ce41" table:formula="of:=[.B30]+1" office:value-type="date" office:date-value="2021-09-29" calcext:value-type="date">
            <text:p>29</text:p>
          </table:table-cell>
          <table:table-cell table:style-name="ce41" table:formula="of:=[.C30]+1" office:value-type="date" office:date-value="2021-09-30" calcext:value-type="date">
            <text:p>30</text:p>
          </table:table-cell>
          <table:table-cell table:style-name="ce41" table:formula="of:=[.D30]+1" office:value-type="date" office:date-value="2021-10-01" calcext:value-type="date">
            <text:p>1</text:p>
          </table:table-cell>
          <table:table-cell table:style-name="ce41" table:formula="of:=[.E30]+1" office:value-type="date" office:date-value="2021-10-02" calcext:value-type="date">
            <text:p>2</text:p>
          </table:table-cell>
          <table:table-cell table:style-name="ce41" table:formula="of:=[.F30]+1" office:value-type="date" office:date-value="2021-10-03" calcext:value-type="date">
            <text:p>3</text:p>
          </table:table-cell>
          <table:table-cell/>
          <table:table-cell table:style-name="ce41" table:formula="of:=[$Settings.E13]" office:value-type="date" office:date-value="2021-11-01" calcext:value-type="date">
            <text:p>1</text:p>
          </table:table-cell>
          <table:table-cell table:style-name="ce41" table:formula="of:=[.I30]+1" office:value-type="date" office:date-value="2021-11-02" calcext:value-type="date">
            <text:p>2</text:p>
          </table:table-cell>
          <table:table-cell table:style-name="ce41" table:formula="of:=[.J30]+1" office:value-type="date" office:date-value="2021-11-03" calcext:value-type="date">
            <text:p>3</text:p>
          </table:table-cell>
          <table:table-cell table:style-name="ce41" table:formula="of:=[.K30]+1" office:value-type="date" office:date-value="2021-11-04" calcext:value-type="date">
            <text:p>4</text:p>
          </table:table-cell>
          <table:table-cell table:style-name="ce41" table:formula="of:=[.L30]+1" office:value-type="date" office:date-value="2021-11-05" calcext:value-type="date">
            <text:p>5</text:p>
          </table:table-cell>
          <table:table-cell table:style-name="ce41" table:formula="of:=[.M30]+1" office:value-type="date" office:date-value="2021-11-06" calcext:value-type="date">
            <text:p>6</text:p>
          </table:table-cell>
          <table:table-cell table:style-name="ce41" table:formula="of:=[.N30]+1" office:value-type="date" office:date-value="2021-11-07" calcext:value-type="date">
            <text:p>7</text:p>
          </table:table-cell>
          <table:table-cell/>
          <table:table-cell table:style-name="ce41" table:formula="of:=[$Settings.E14]" office:value-type="date" office:date-value="2021-11-29" calcext:value-type="date">
            <text:p>29</text:p>
          </table:table-cell>
          <table:table-cell table:style-name="ce41" table:formula="of:=[.Q30]+1" office:value-type="date" office:date-value="2021-11-30" calcext:value-type="date">
            <text:p>30</text:p>
          </table:table-cell>
          <table:table-cell table:style-name="ce41" table:formula="of:=[.R30]+1" office:value-type="date" office:date-value="2021-12-01" calcext:value-type="date">
            <text:p>1</text:p>
          </table:table-cell>
          <table:table-cell table:style-name="ce41" table:formula="of:=[.S30]+1" office:value-type="date" office:date-value="2021-12-02" calcext:value-type="date">
            <text:p>2</text:p>
          </table:table-cell>
          <table:table-cell table:style-name="ce41" table:formula="of:=[.T30]+1" office:value-type="date" office:date-value="2021-12-03" calcext:value-type="date">
            <text:p>3</text:p>
          </table:table-cell>
          <table:table-cell table:style-name="ce41" table:formula="of:=[.U30]+1" office:value-type="date" office:date-value="2021-12-04" calcext:value-type="date">
            <text:p>4</text:p>
          </table:table-cell>
          <table:table-cell table:style-name="ce41" table:formula="of:=[.V30]+1" office:value-type="date" office:date-value="2021-12-05" calcext:value-type="date">
            <text:p>5</text:p>
          </table:table-cell>
          <table:table-cell table:number-columns-repeated="1001"/>
        </table:table-row>
        <table:table-row table:style-name="ro3">
          <table:table-cell table:style-name="ce41" table:formula="of:=[.G30]+1" office:value-type="date" office:date-value="2021-10-04" calcext:value-type="date">
            <text:p>4</text:p>
          </table:table-cell>
          <table:table-cell table:style-name="ce41" table:formula="of:=[.A31]+1" office:value-type="date" office:date-value="2021-10-05" calcext:value-type="date">
            <text:p>5</text:p>
          </table:table-cell>
          <table:table-cell table:style-name="ce41" table:formula="of:=[.B31]+1" office:value-type="date" office:date-value="2021-10-06" calcext:value-type="date">
            <text:p>6</text:p>
          </table:table-cell>
          <table:table-cell table:style-name="ce41" table:formula="of:=[.C31]+1" office:value-type="date" office:date-value="2021-10-07" calcext:value-type="date">
            <text:p>7</text:p>
          </table:table-cell>
          <table:table-cell table:style-name="ce41" table:formula="of:=[.D31]+1" office:value-type="date" office:date-value="2021-10-08" calcext:value-type="date">
            <text:p>8</text:p>
          </table:table-cell>
          <table:table-cell table:style-name="ce41" table:formula="of:=[.E31]+1" office:value-type="date" office:date-value="2021-10-09" calcext:value-type="date">
            <text:p>9</text:p>
          </table:table-cell>
          <table:table-cell table:style-name="ce41" table:formula="of:=[.F31]+1" office:value-type="date" office:date-value="2021-10-10" calcext:value-type="date">
            <text:p>10</text:p>
          </table:table-cell>
          <table:table-cell/>
          <table:table-cell table:style-name="ce41" table:formula="of:=[.O30]+1" office:value-type="date" office:date-value="2021-11-08" calcext:value-type="date">
            <text:p>8</text:p>
          </table:table-cell>
          <table:table-cell table:style-name="ce41" table:formula="of:=[.I31]+1" office:value-type="date" office:date-value="2021-11-09" calcext:value-type="date">
            <text:p>9</text:p>
          </table:table-cell>
          <table:table-cell table:style-name="ce41" table:formula="of:=[.J31]+1" office:value-type="date" office:date-value="2021-11-10" calcext:value-type="date">
            <text:p>10</text:p>
          </table:table-cell>
          <table:table-cell table:style-name="ce41" table:formula="of:=[.K31]+1" office:value-type="date" office:date-value="2021-11-11" calcext:value-type="date">
            <text:p>11</text:p>
          </table:table-cell>
          <table:table-cell table:style-name="ce41" table:formula="of:=[.L31]+1" office:value-type="date" office:date-value="2021-11-12" calcext:value-type="date">
            <text:p>12</text:p>
          </table:table-cell>
          <table:table-cell table:style-name="ce41" table:formula="of:=[.M31]+1" office:value-type="date" office:date-value="2021-11-13" calcext:value-type="date">
            <text:p>13</text:p>
          </table:table-cell>
          <table:table-cell table:style-name="ce41" table:formula="of:=[.N31]+1" office:value-type="date" office:date-value="2021-11-14" calcext:value-type="date">
            <text:p>14</text:p>
          </table:table-cell>
          <table:table-cell/>
          <table:table-cell table:style-name="ce41" table:formula="of:=[.W30]+1" office:value-type="date" office:date-value="2021-12-06" calcext:value-type="date">
            <text:p>6</text:p>
          </table:table-cell>
          <table:table-cell table:style-name="ce41" table:formula="of:=[.Q31]+1" office:value-type="date" office:date-value="2021-12-07" calcext:value-type="date">
            <text:p>7</text:p>
          </table:table-cell>
          <table:table-cell table:style-name="ce41" table:formula="of:=[.R31]+1" office:value-type="date" office:date-value="2021-12-08" calcext:value-type="date">
            <text:p>8</text:p>
          </table:table-cell>
          <table:table-cell table:style-name="ce41" table:formula="of:=[.S31]+1" office:value-type="date" office:date-value="2021-12-09" calcext:value-type="date">
            <text:p>9</text:p>
          </table:table-cell>
          <table:table-cell table:style-name="ce41" table:formula="of:=[.T31]+1" office:value-type="date" office:date-value="2021-12-10" calcext:value-type="date">
            <text:p>10</text:p>
          </table:table-cell>
          <table:table-cell table:style-name="ce41" table:formula="of:=[.U31]+1" office:value-type="date" office:date-value="2021-12-11" calcext:value-type="date">
            <text:p>11</text:p>
          </table:table-cell>
          <table:table-cell table:style-name="ce41" table:formula="of:=[.V31]+1" office:value-type="date" office:date-value="2021-12-12" calcext:value-type="date">
            <text:p>12</text:p>
          </table:table-cell>
          <table:table-cell table:number-columns-repeated="1001"/>
        </table:table-row>
        <table:table-row table:style-name="ro3">
          <table:table-cell table:style-name="ce41" table:formula="of:=[.G31]+1" office:value-type="date" office:date-value="2021-10-11" calcext:value-type="date">
            <text:p>11</text:p>
          </table:table-cell>
          <table:table-cell table:style-name="ce41" table:formula="of:=[.A32]+1" office:value-type="date" office:date-value="2021-10-12" calcext:value-type="date">
            <text:p>12</text:p>
          </table:table-cell>
          <table:table-cell table:style-name="ce41" table:formula="of:=[.B32]+1" office:value-type="date" office:date-value="2021-10-13" calcext:value-type="date">
            <text:p>13</text:p>
          </table:table-cell>
          <table:table-cell table:style-name="ce41" table:formula="of:=[.C32]+1" office:value-type="date" office:date-value="2021-10-14" calcext:value-type="date">
            <text:p>14</text:p>
          </table:table-cell>
          <table:table-cell table:style-name="ce41" table:formula="of:=[.D32]+1" office:value-type="date" office:date-value="2021-10-15" calcext:value-type="date">
            <text:p>15</text:p>
          </table:table-cell>
          <table:table-cell table:style-name="ce41" table:formula="of:=[.E32]+1" office:value-type="date" office:date-value="2021-10-16" calcext:value-type="date">
            <text:p>16</text:p>
          </table:table-cell>
          <table:table-cell table:style-name="ce41" table:formula="of:=[.F32]+1" office:value-type="date" office:date-value="2021-10-17" calcext:value-type="date">
            <text:p>17</text:p>
          </table:table-cell>
          <table:table-cell/>
          <table:table-cell table:style-name="ce41" table:formula="of:=[.O31]+1" office:value-type="date" office:date-value="2021-11-15" calcext:value-type="date">
            <text:p>15</text:p>
          </table:table-cell>
          <table:table-cell table:style-name="ce41" table:formula="of:=[.I32]+1" office:value-type="date" office:date-value="2021-11-16" calcext:value-type="date">
            <text:p>16</text:p>
          </table:table-cell>
          <table:table-cell table:style-name="ce41" table:formula="of:=[.J32]+1" office:value-type="date" office:date-value="2021-11-17" calcext:value-type="date">
            <text:p>17</text:p>
          </table:table-cell>
          <table:table-cell table:style-name="ce41" table:formula="of:=[.K32]+1" office:value-type="date" office:date-value="2021-11-18" calcext:value-type="date">
            <text:p>18</text:p>
          </table:table-cell>
          <table:table-cell table:style-name="ce41" table:formula="of:=[.L32]+1" office:value-type="date" office:date-value="2021-11-19" calcext:value-type="date">
            <text:p>19</text:p>
          </table:table-cell>
          <table:table-cell table:style-name="ce41" table:formula="of:=[.M32]+1" office:value-type="date" office:date-value="2021-11-20" calcext:value-type="date">
            <text:p>20</text:p>
          </table:table-cell>
          <table:table-cell table:style-name="ce41" table:formula="of:=[.N32]+1" office:value-type="date" office:date-value="2021-11-21" calcext:value-type="date">
            <text:p>21</text:p>
          </table:table-cell>
          <table:table-cell/>
          <table:table-cell table:style-name="ce41" table:formula="of:=[.W31]+1" office:value-type="date" office:date-value="2021-12-13" calcext:value-type="date">
            <text:p>13</text:p>
          </table:table-cell>
          <table:table-cell table:style-name="ce41" table:formula="of:=[.Q32]+1" office:value-type="date" office:date-value="2021-12-14" calcext:value-type="date">
            <text:p>14</text:p>
          </table:table-cell>
          <table:table-cell table:style-name="ce41" table:formula="of:=[.R32]+1" office:value-type="date" office:date-value="2021-12-15" calcext:value-type="date">
            <text:p>15</text:p>
          </table:table-cell>
          <table:table-cell table:style-name="ce41" table:formula="of:=[.S32]+1" office:value-type="date" office:date-value="2021-12-16" calcext:value-type="date">
            <text:p>16</text:p>
          </table:table-cell>
          <table:table-cell table:style-name="ce41" table:formula="of:=[.T32]+1" office:value-type="date" office:date-value="2021-12-17" calcext:value-type="date">
            <text:p>17</text:p>
          </table:table-cell>
          <table:table-cell table:style-name="ce41" table:formula="of:=[.U32]+1" office:value-type="date" office:date-value="2021-12-18" calcext:value-type="date">
            <text:p>18</text:p>
          </table:table-cell>
          <table:table-cell table:style-name="ce41" table:formula="of:=[.V32]+1" office:value-type="date" office:date-value="2021-12-19" calcext:value-type="date">
            <text:p>19</text:p>
          </table:table-cell>
          <table:table-cell table:number-columns-repeated="1001"/>
        </table:table-row>
        <table:table-row table:style-name="ro3">
          <table:table-cell table:style-name="ce41" table:formula="of:=[.G32]+1" office:value-type="date" office:date-value="2021-10-18" calcext:value-type="date">
            <text:p>18</text:p>
          </table:table-cell>
          <table:table-cell table:style-name="ce41" table:formula="of:=[.A33]+1" office:value-type="date" office:date-value="2021-10-19" calcext:value-type="date">
            <text:p>19</text:p>
          </table:table-cell>
          <table:table-cell table:style-name="ce41" table:formula="of:=[.B33]+1" office:value-type="date" office:date-value="2021-10-20" calcext:value-type="date">
            <text:p>20</text:p>
          </table:table-cell>
          <table:table-cell table:style-name="ce41" table:formula="of:=[.C33]+1" office:value-type="date" office:date-value="2021-10-21" calcext:value-type="date">
            <text:p>21</text:p>
          </table:table-cell>
          <table:table-cell table:style-name="ce41" table:formula="of:=[.D33]+1" office:value-type="date" office:date-value="2021-10-22" calcext:value-type="date">
            <text:p>22</text:p>
          </table:table-cell>
          <table:table-cell table:style-name="ce41" table:formula="of:=[.E33]+1" office:value-type="date" office:date-value="2021-10-23" calcext:value-type="date">
            <text:p>23</text:p>
          </table:table-cell>
          <table:table-cell table:style-name="ce41" table:formula="of:=[.F33]+1" office:value-type="date" office:date-value="2021-10-24" calcext:value-type="date">
            <text:p>24</text:p>
          </table:table-cell>
          <table:table-cell/>
          <table:table-cell table:style-name="ce41" table:formula="of:=[.O32]+1" office:value-type="date" office:date-value="2021-11-22" calcext:value-type="date">
            <text:p>22</text:p>
          </table:table-cell>
          <table:table-cell table:style-name="ce41" table:formula="of:=[.I33]+1" office:value-type="date" office:date-value="2021-11-23" calcext:value-type="date">
            <text:p>23</text:p>
          </table:table-cell>
          <table:table-cell table:style-name="ce41" table:formula="of:=[.J33]+1" office:value-type="date" office:date-value="2021-11-24" calcext:value-type="date">
            <text:p>24</text:p>
          </table:table-cell>
          <table:table-cell table:style-name="ce41" table:formula="of:=[.K33]+1" office:value-type="date" office:date-value="2021-11-25" calcext:value-type="date">
            <text:p>25</text:p>
          </table:table-cell>
          <table:table-cell table:style-name="ce41" table:formula="of:=[.L33]+1" office:value-type="date" office:date-value="2021-11-26" calcext:value-type="date">
            <text:p>26</text:p>
          </table:table-cell>
          <table:table-cell table:style-name="ce41" table:formula="of:=[.M33]+1" office:value-type="date" office:date-value="2021-11-27" calcext:value-type="date">
            <text:p>27</text:p>
          </table:table-cell>
          <table:table-cell table:style-name="ce41" table:formula="of:=[.N33]+1" office:value-type="date" office:date-value="2021-11-28" calcext:value-type="date">
            <text:p>28</text:p>
          </table:table-cell>
          <table:table-cell/>
          <table:table-cell table:style-name="ce41" table:formula="of:=[.W32]+1" office:value-type="date" office:date-value="2021-12-20" calcext:value-type="date">
            <text:p>20</text:p>
          </table:table-cell>
          <table:table-cell table:style-name="ce41" table:formula="of:=[.Q33]+1" office:value-type="date" office:date-value="2021-12-21" calcext:value-type="date">
            <text:p>21</text:p>
          </table:table-cell>
          <table:table-cell table:style-name="ce41" table:formula="of:=[.R33]+1" office:value-type="date" office:date-value="2021-12-22" calcext:value-type="date">
            <text:p>22</text:p>
          </table:table-cell>
          <table:table-cell table:style-name="ce41" table:formula="of:=[.S33]+1" office:value-type="date" office:date-value="2021-12-23" calcext:value-type="date">
            <text:p>23</text:p>
          </table:table-cell>
          <table:table-cell table:style-name="ce41" table:formula="of:=[.T33]+1" office:value-type="date" office:date-value="2021-12-24" calcext:value-type="date">
            <text:p>24</text:p>
          </table:table-cell>
          <table:table-cell table:style-name="ce41" table:formula="of:=[.U33]+1" office:value-type="date" office:date-value="2021-12-25" calcext:value-type="date">
            <text:p>25</text:p>
          </table:table-cell>
          <table:table-cell table:style-name="ce41" table:formula="of:=[.V33]+1" office:value-type="date" office:date-value="2021-12-26" calcext:value-type="date">
            <text:p>26</text:p>
          </table:table-cell>
          <table:table-cell table:number-columns-repeated="1001"/>
        </table:table-row>
        <table:table-row table:style-name="ro3">
          <table:table-cell table:style-name="ce41" table:formula="of:=[.G33]+1" office:value-type="date" office:date-value="2021-10-25" calcext:value-type="date">
            <text:p>25</text:p>
          </table:table-cell>
          <table:table-cell table:style-name="ce41" table:formula="of:=[.A34]+1" office:value-type="date" office:date-value="2021-10-26" calcext:value-type="date">
            <text:p>26</text:p>
          </table:table-cell>
          <table:table-cell table:style-name="ce41" table:formula="of:=[.B34]+1" office:value-type="date" office:date-value="2021-10-27" calcext:value-type="date">
            <text:p>27</text:p>
          </table:table-cell>
          <table:table-cell table:style-name="ce41" table:formula="of:=[.C34]+1" office:value-type="date" office:date-value="2021-10-28" calcext:value-type="date">
            <text:p>28</text:p>
          </table:table-cell>
          <table:table-cell table:style-name="ce41" table:formula="of:=[.D34]+1" office:value-type="date" office:date-value="2021-10-29" calcext:value-type="date">
            <text:p>29</text:p>
          </table:table-cell>
          <table:table-cell table:style-name="ce41" table:formula="of:=[.E34]+1" office:value-type="date" office:date-value="2021-10-30" calcext:value-type="date">
            <text:p>30</text:p>
          </table:table-cell>
          <table:table-cell table:style-name="ce41" table:formula="of:=[.F34]+1" office:value-type="date" office:date-value="2021-10-31" calcext:value-type="date">
            <text:p>31</text:p>
          </table:table-cell>
          <table:table-cell/>
          <table:table-cell table:style-name="ce41" table:formula="of:=[.O33]+1" office:value-type="date" office:date-value="2021-11-29" calcext:value-type="date">
            <text:p>29</text:p>
          </table:table-cell>
          <table:table-cell table:style-name="ce41" table:formula="of:=[.I34]+1" office:value-type="date" office:date-value="2021-11-30" calcext:value-type="date">
            <text:p>30</text:p>
          </table:table-cell>
          <table:table-cell table:style-name="ce41" table:formula="of:=[.J34]+1" office:value-type="date" office:date-value="2021-12-01" calcext:value-type="date">
            <text:p>1</text:p>
          </table:table-cell>
          <table:table-cell table:style-name="ce41" table:formula="of:=[.K34]+1" office:value-type="date" office:date-value="2021-12-02" calcext:value-type="date">
            <text:p>2</text:p>
          </table:table-cell>
          <table:table-cell table:style-name="ce41" table:formula="of:=[.L34]+1" office:value-type="date" office:date-value="2021-12-03" calcext:value-type="date">
            <text:p>3</text:p>
          </table:table-cell>
          <table:table-cell table:style-name="ce41" table:formula="of:=[.M34]+1" office:value-type="date" office:date-value="2021-12-04" calcext:value-type="date">
            <text:p>4</text:p>
          </table:table-cell>
          <table:table-cell table:style-name="ce41" table:formula="of:=[.N34]+1" office:value-type="date" office:date-value="2021-12-05" calcext:value-type="date">
            <text:p>5</text:p>
          </table:table-cell>
          <table:table-cell/>
          <table:table-cell table:style-name="ce41" table:formula="of:=[.W33]+1" office:value-type="date" office:date-value="2021-12-27" calcext:value-type="date">
            <text:p>27</text:p>
          </table:table-cell>
          <table:table-cell table:style-name="ce41" table:formula="of:=[.Q34]+1" office:value-type="date" office:date-value="2021-12-28" calcext:value-type="date">
            <text:p>28</text:p>
          </table:table-cell>
          <table:table-cell table:style-name="ce41" table:formula="of:=[.R34]+1" office:value-type="date" office:date-value="2021-12-29" calcext:value-type="date">
            <text:p>29</text:p>
          </table:table-cell>
          <table:table-cell table:style-name="ce41" table:formula="of:=[.S34]+1" office:value-type="date" office:date-value="2021-12-30" calcext:value-type="date">
            <text:p>30</text:p>
          </table:table-cell>
          <table:table-cell table:style-name="ce41" table:formula="of:=[.T34]+1" office:value-type="date" office:date-value="2021-12-31" calcext:value-type="date">
            <text:p>31</text:p>
          </table:table-cell>
          <table:table-cell table:style-name="ce41" table:formula="of:=[.U34]+1" office:value-type="date" office:date-value="2022-01-01" calcext:value-type="date">
            <text:p>1</text:p>
          </table:table-cell>
          <table:table-cell table:style-name="ce41" table:formula="of:=[.V34]+1" office:value-type="date" office:date-value="2022-01-02" calcext:value-type="date">
            <text:p>2</text:p>
          </table:table-cell>
          <table:table-cell table:number-columns-repeated="1001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ttings" table:style-name="ta1"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7"/>
        <table:table-column table:style-name="co12" table:default-cell-style-name="ce67"/>
        <table:table-column table:style-name="co11" table:number-columns-repeated="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0" table:default-cell-style-name="Default"/>
        <table:table-column table:style-name="co17" table:number-columns-repeated="4" table:default-cell-style-name="Default"/>
        <table:table-row table:style-name="ro3">
          <table:table-cell office:value-type="string" calcext:value-type="string">
            <text:p>Year:</text:p>
          </table:table-cell>
          <table:table-cell office:value-type="float" office:value="2021" calcext:value-type="float">
            <text:p>2021</text:p>
          </table:table-cell>
          <table:table-cell table:number-columns-repeated="4"/>
          <table:table-cell table:style-name="ce66"/>
          <table:table-cell table:style-name="Default"/>
          <table:table-cell table:number-columns-repeated="36"/>
        </table:table-row>
        <table:table-row table:style-name="ro3">
          <table:table-cell/>
          <table:table-cell office:value-type="string" calcext:value-type="string">
            <text:p>Month Number</text:p>
          </table:table-cell>
          <table:table-cell office:value-type="string" calcext:value-type="string">
            <text:p>First Day of the Month</text:p>
          </table:table-cell>
          <table:table-cell office:value-type="string" calcext:value-type="string">
            <text:p>Last Day of the Month</text:p>
          </table:table-cell>
          <table:table-cell office:value-type="string" calcext:value-type="string">
            <text:p>Monday before</text:p>
          </table:table-cell>
          <table:table-cell/>
          <table:table-cell table:style-name="ce66" table:number-columns-repeated="12"/>
          <table:table-cell table:number-columns-repeated="26"/>
        </table:table-row>
        <table:table-row table:style-name="ro3">
          <table:table-cell office:value-type="string" calcext:value-type="string">
            <text:p>January</text:p>
          </table:table-cell>
          <table:table-cell table:formula="of:=MATCH([.A3];[$Settings.A$3:.A$14];0)" office:value-type="float" office:value="1" calcext:value-type="float">
            <text:p>1</text:p>
          </table:table-cell>
          <table:table-cell table:style-name="ce66" table:formula="of:=DATE([.B$1];[.B3];1)" office:value-type="date" office:date-value="2021-01-01" calcext:value-type="date">
            <text:p>01.01.21</text:p>
          </table:table-cell>
          <table:table-cell table:style-name="ce66" table:formula="of:=EDATE([.C3];1)-1" office:value-type="date" office:date-value="2021-01-31" calcext:value-type="date">
            <text:p>31.01.21</text:p>
          </table:table-cell>
          <table:table-cell table:style-name="ce66" table:formula="of:=[.C3] - (WEEKDAY([.C3];2)-1)" office:value-type="date" office:date-value="2020-12-28" calcext:value-type="date">
            <text:p>28.12.20</text:p>
          </table:table-cell>
          <table:table-cell table:style-name="ce66"/>
          <table:table-cell table:number-columns-repeated="2"/>
          <table:table-cell table:style-name="ce67" table:number-columns-repeated="36"/>
        </table:table-row>
        <table:table-row table:style-name="ro3">
          <table:table-cell office:value-type="string" calcext:value-type="string">
            <text:p>February</text:p>
          </table:table-cell>
          <table:table-cell table:formula="of:=MATCH([.A4];[$Settings.A$3:.A$14];0)" office:value-type="float" office:value="2" calcext:value-type="float">
            <text:p>2</text:p>
          </table:table-cell>
          <table:table-cell table:style-name="ce66" table:formula="of:=DATE([.B$1];[.B4];1)" office:value-type="date" office:date-value="2021-02-01" calcext:value-type="date">
            <text:p>01.02.21</text:p>
          </table:table-cell>
          <table:table-cell table:style-name="ce66" table:formula="of:=EDATE([.C4];1)-1" office:value-type="date" office:date-value="2021-02-28" calcext:value-type="date">
            <text:p>28.02.21</text:p>
          </table:table-cell>
          <table:table-cell table:style-name="ce66" table:formula="of:=[.C4] - (WEEKDAY([.C4];2)-1)" office:value-type="date" office:date-value="2021-02-01" calcext:value-type="date">
            <text:p>01.02.21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March</text:p>
          </table:table-cell>
          <table:table-cell table:formula="of:=MATCH([.A5];[$Settings.A$3:.A$14];0)" office:value-type="float" office:value="3" calcext:value-type="float">
            <text:p>3</text:p>
          </table:table-cell>
          <table:table-cell table:style-name="ce66" table:formula="of:=DATE([.B$1];[.B5];1)" office:value-type="date" office:date-value="2021-03-01" calcext:value-type="date">
            <text:p>01.03.21</text:p>
          </table:table-cell>
          <table:table-cell table:style-name="ce66" table:formula="of:=EDATE([.C5];1)-1" office:value-type="date" office:date-value="2021-03-31" calcext:value-type="date">
            <text:p>31.03.21</text:p>
          </table:table-cell>
          <table:table-cell table:style-name="ce66" table:formula="of:=[.C5] - (WEEKDAY([.C5];2)-1)" office:value-type="date" office:date-value="2021-03-01" calcext:value-type="date">
            <text:p>01.03.21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April</text:p>
          </table:table-cell>
          <table:table-cell table:formula="of:=MATCH([.A6];[$Settings.A$3:.A$14];0)" office:value-type="float" office:value="4" calcext:value-type="float">
            <text:p>4</text:p>
          </table:table-cell>
          <table:table-cell table:style-name="ce66" table:formula="of:=DATE([.B$1];[.B6];1)" office:value-type="date" office:date-value="2021-04-01" calcext:value-type="date">
            <text:p>01.04.21</text:p>
          </table:table-cell>
          <table:table-cell table:style-name="ce66" table:formula="of:=EDATE([.C6];1)-1" office:value-type="date" office:date-value="2021-04-30" calcext:value-type="date">
            <text:p>30.04.21</text:p>
          </table:table-cell>
          <table:table-cell table:style-name="ce66" table:formula="of:=[.C6] - (WEEKDAY([.C6];2)-1)" office:value-type="date" office:date-value="2021-03-29" calcext:value-type="date">
            <text:p>29.03.21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May</text:p>
          </table:table-cell>
          <table:table-cell table:formula="of:=MATCH([.A7];[$Settings.A$3:.A$14];0)" office:value-type="float" office:value="5" calcext:value-type="float">
            <text:p>5</text:p>
          </table:table-cell>
          <table:table-cell table:style-name="ce66" table:formula="of:=DATE([.B$1];[.B7];1)" office:value-type="date" office:date-value="2021-05-01" calcext:value-type="date">
            <text:p>01.05.21</text:p>
          </table:table-cell>
          <table:table-cell table:style-name="ce66" table:formula="of:=EDATE([.C7];1)-1" office:value-type="date" office:date-value="2021-05-31" calcext:value-type="date">
            <text:p>31.05.21</text:p>
          </table:table-cell>
          <table:table-cell table:style-name="ce66" table:formula="of:=[.C7] - (WEEKDAY([.C7];2)-1)" office:value-type="date" office:date-value="2021-04-26" calcext:value-type="date">
            <text:p>26.04.21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June</text:p>
          </table:table-cell>
          <table:table-cell table:formula="of:=MATCH([.A8];[$Settings.A$3:.A$14];0)" office:value-type="float" office:value="6" calcext:value-type="float">
            <text:p>6</text:p>
          </table:table-cell>
          <table:table-cell table:style-name="ce66" table:formula="of:=DATE([.B$1];[.B8];1)" office:value-type="date" office:date-value="2021-06-01" calcext:value-type="date">
            <text:p>01.06.21</text:p>
          </table:table-cell>
          <table:table-cell table:style-name="ce66" table:formula="of:=EDATE([.C8];1)-1" office:value-type="date" office:date-value="2021-06-30" calcext:value-type="date">
            <text:p>30.06.21</text:p>
          </table:table-cell>
          <table:table-cell table:style-name="ce66" table:formula="of:=[.C8] - (WEEKDAY([.C8];2)-1)" office:value-type="date" office:date-value="2021-05-31" calcext:value-type="date">
            <text:p>31.05.21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July</text:p>
          </table:table-cell>
          <table:table-cell table:formula="of:=MATCH([.A9];[$Settings.A$3:.A$14];0)" office:value-type="float" office:value="7" calcext:value-type="float">
            <text:p>7</text:p>
          </table:table-cell>
          <table:table-cell table:style-name="ce66" table:formula="of:=DATE([.B$1];[.B9];1)" office:value-type="date" office:date-value="2021-07-01" calcext:value-type="date">
            <text:p>01.07.21</text:p>
          </table:table-cell>
          <table:table-cell table:style-name="ce66" table:formula="of:=EDATE([.C9];1)-1" office:value-type="date" office:date-value="2021-07-31" calcext:value-type="date">
            <text:p>31.07.21</text:p>
          </table:table-cell>
          <table:table-cell table:style-name="ce66" table:formula="of:=[.C9] - (WEEKDAY([.C9];2)-1)" office:value-type="date" office:date-value="2021-06-28" calcext:value-type="date">
            <text:p>28.06.21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August</text:p>
          </table:table-cell>
          <table:table-cell table:formula="of:=MATCH([.A10];[$Settings.A$3:.A$14];0)" office:value-type="float" office:value="8" calcext:value-type="float">
            <text:p>8</text:p>
          </table:table-cell>
          <table:table-cell table:style-name="ce66" table:formula="of:=DATE([.B$1];[.B10];1)" office:value-type="date" office:date-value="2021-08-01" calcext:value-type="date">
            <text:p>01.08.21</text:p>
          </table:table-cell>
          <table:table-cell table:style-name="ce66" table:formula="of:=EDATE([.C10];1)-1" office:value-type="date" office:date-value="2021-08-31" calcext:value-type="date">
            <text:p>31.08.21</text:p>
          </table:table-cell>
          <table:table-cell table:style-name="ce66" table:formula="of:=[.C10] - (WEEKDAY([.C10];2)-1)" office:value-type="date" office:date-value="2021-07-26" calcext:value-type="date">
            <text:p>26.07.21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September</text:p>
          </table:table-cell>
          <table:table-cell table:formula="of:=MATCH([.A11];[$Settings.A$3:.A$14];0)" office:value-type="float" office:value="9" calcext:value-type="float">
            <text:p>9</text:p>
          </table:table-cell>
          <table:table-cell table:style-name="ce66" table:formula="of:=DATE([.B$1];[.B11];1)" office:value-type="date" office:date-value="2021-09-01" calcext:value-type="date">
            <text:p>01.09.21</text:p>
          </table:table-cell>
          <table:table-cell table:style-name="ce66" table:formula="of:=EDATE([.C11];1)-1" office:value-type="date" office:date-value="2021-09-30" calcext:value-type="date">
            <text:p>30.09.21</text:p>
          </table:table-cell>
          <table:table-cell table:style-name="ce66" table:formula="of:=[.C11] - (WEEKDAY([.C11];2)-1)" office:value-type="date" office:date-value="2021-08-30" calcext:value-type="date">
            <text:p>30.08.21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October</text:p>
          </table:table-cell>
          <table:table-cell table:formula="of:=MATCH([.A12];[$Settings.A$3:.A$14];0)" office:value-type="float" office:value="10" calcext:value-type="float">
            <text:p>10</text:p>
          </table:table-cell>
          <table:table-cell table:style-name="ce66" table:formula="of:=DATE([.B$1];[.B12];1)" office:value-type="date" office:date-value="2021-10-01" calcext:value-type="date">
            <text:p>01.10.21</text:p>
          </table:table-cell>
          <table:table-cell table:style-name="ce66" table:formula="of:=EDATE([.C12];1)-1" office:value-type="date" office:date-value="2021-10-31" calcext:value-type="date">
            <text:p>31.10.21</text:p>
          </table:table-cell>
          <table:table-cell table:style-name="ce66" table:formula="of:=[.C12] - (WEEKDAY([.C12];2)-1)" office:value-type="date" office:date-value="2021-09-27" calcext:value-type="date">
            <text:p>27.09.21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November</text:p>
          </table:table-cell>
          <table:table-cell table:formula="of:=MATCH([.A13];[$Settings.A$3:.A$14];0)" office:value-type="float" office:value="11" calcext:value-type="float">
            <text:p>11</text:p>
          </table:table-cell>
          <table:table-cell table:style-name="ce66" table:formula="of:=DATE([.B$1];[.B13];1)" office:value-type="date" office:date-value="2021-11-01" calcext:value-type="date">
            <text:p>01.11.21</text:p>
          </table:table-cell>
          <table:table-cell table:style-name="ce66" table:formula="of:=EDATE([.C13];1)-1" office:value-type="date" office:date-value="2021-11-30" calcext:value-type="date">
            <text:p>30.11.21</text:p>
          </table:table-cell>
          <table:table-cell table:style-name="ce66" table:formula="of:=[.C13] - (WEEKDAY([.C13];2)-1)" office:value-type="date" office:date-value="2021-11-01" calcext:value-type="date">
            <text:p>01.11.21</text:p>
          </table:table-cell>
          <table:table-cell table:style-name="ce66"/>
          <table:table-cell table:number-columns-repeated="38"/>
        </table:table-row>
        <table:table-row table:style-name="ro3">
          <table:table-cell office:value-type="string" calcext:value-type="string">
            <text:p>December</text:p>
          </table:table-cell>
          <table:table-cell table:formula="of:=MATCH([.A14];[$Settings.A$3:.A$14];0)" office:value-type="float" office:value="12" calcext:value-type="float">
            <text:p>12</text:p>
          </table:table-cell>
          <table:table-cell table:style-name="ce66" table:formula="of:=DATE([.B$1];[.B14];1)" office:value-type="date" office:date-value="2021-12-01" calcext:value-type="date">
            <text:p>01.12.21</text:p>
          </table:table-cell>
          <table:table-cell table:style-name="ce66" table:formula="of:=EDATE([.C14];1)-1" office:value-type="date" office:date-value="2021-12-31" calcext:value-type="date">
            <text:p>31.12.21</text:p>
          </table:table-cell>
          <table:table-cell table:style-name="ce66" table:formula="of:=[.C14] - (WEEKDAY([.C14];2)-1)" office:value-type="date" office:date-value="2021-11-29" calcext:value-type="date">
            <text:p>29.11.21</text:p>
          </table:table-cell>
          <table:table-cell table:style-name="ce66"/>
          <table:table-cell table:number-columns-repeated="38"/>
        </table:table-row>
        <table:table-row table:style-name="ro3" table:number-rows-repeated="2">
          <table:table-cell table:number-columns-repeated="44"/>
        </table:table-row>
        <table:table-row table:style-name="ro3">
          <table:table-cell table:number-columns-repeated="2"/>
          <table:table-cell table:style-name="ce66"/>
          <table:table-cell table:number-columns-repeated="41"/>
        </table:table-row>
        <table:table-row table:style-name="ro3" table:number-rows-repeated="19">
          <table:table-cell table:number-columns-repeated="44"/>
        </table:table-row>
        <table:table-row table:style-name="ro3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 number:title="Benutzerdefiniert">
      <number:day/>
    </number:date-style>
    <number:number-style style:name="N108">
      <number:number number:decimal-places="2" loext:min-decimal-places="2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aded" style:family="table-cell" style:parent-style-name="Default">
      <style:text-properties fo:color="#cccccc"/>
    </style:style>
  </office:styles>
  <office:automatic-styles>
    <style:page-layout style:name="Mpm1">
      <style:page-layout-properties fo:page-width="14.801cm" fo:page-height="21.001cm" fo:margin-top="1.199cm" fo:margin-bottom="1.199cm" fo:margin-left="1.199cm" fo:margin-right="1.1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.00.0000</text:date>, <text:time style:data-style-name="N2" text:time-value="13:12:49.37832102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13:32.404428697</meta:creation-date>
    <dc:date>2021-08-15T13:29:39.036837977</dc:date>
    <meta:editing-duration>PT26M23S</meta:editing-duration>
    <meta:editing-cycles>8</meta:editing-cycles>
    <meta:generator>LibreOffice/6.4.7.2$Linux_X86_64 LibreOffice_project/40$Build-2</meta:generator>
    <meta:print-date>2021-08-15T13:13:12.754002257</meta:print-date>
    <meta:document-statistic meta:table-count="3" meta:cell-count="1205" meta:object-count="0"/>
  </office:meta>
</office:document-meta>
</file>